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style>
    <style:style style:name="P39" style:family="paragraph" style:parent-style-name="Text_20_body" style:list-style-name="L34">
      <style:paragraph-properties fo:margin-top="0in" fo:margin-bottom="0in"/>
    </style:style>
    <style:style style:name="P40" style:family="paragraph" style:parent-style-name="Text_20_body" style:list-style-name="L35">
      <style:paragraph-properties fo:margin-top="0in" fo:margin-bottom="0in"/>
    </style:style>
    <style:style style:name="P41" style:family="paragraph" style:parent-style-name="Text_20_body" style:list-style-name="L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exploration-of-findings-in-relation-to-chat-conceptions-of-abstraction" office:name=""><text:span text:style-name="Definition">Exploration of findings in relation to CHAT conceptions of abstraction</text:span></text:a></text:p>
                </text:list-item>
                <text:list-item>
                  <text:p text:style-name="P3"><text:a xlink:type="simple" xlink:href="#exploration-of-gdps-as-mid-level-construct-in-relation-to-other-conceptions-of-abstraction-in-computing-education-research" office:name=""><text:span text:style-name="Definition">Exploration of GDPs as mid-level construct in relation to other conceptions of abstraction in computing education research</text:span></text:a></text:p>
                  <text:list text:style-name="L4">
                    <text:list-item>
                      <text:p text:style-name="P4"><text:a xlink:type="simple" xlink:href="#design-patterns-as-a-intermediate-level-pedagogical-framework---the-hypothesis" office:name=""><text:span text:style-name="Definition">Design patterns as a intermediate-level, pedagogical framework - THE HYPOTHESIS</text:span></text:a></text:p>
                    </text:list-item>
                    <text:list-item>
                      <text:p text:style-name="P4"><text:a xlink:type="simple" xlink:href="#purpose-of-the-frameworks-being-addressed-is-also-relevant." office:name=""><text:span text:style-name="Definition">Purpose of the frameworks being addressed is also relevant.</text:span></text:a></text:p>
                    </text:list-item>
                    <text:list-item>
                      <text:p text:style-name="P4"><text:a xlink:type="simple" xlink:href="#types-of-abstraction-in-frameworks---recalling-definitions-or-lack-of-clear-definitions" office:name=""><text:span text:style-name="Definition">Types of abstraction in frameworks - recalling definitions or lack of clear definitions</text:span></text:a></text:p>
                      <text:list text:style-name="L5">
                        <text:list-item>
                          <text:p text:style-name="P5"><text:a xlink:type="simple" xlink:href="#computational-thinking" office:name=""><text:span text:style-name="Definition">Computational thinking</text:span></text:a></text:p>
                        </text:list-item>
                        <text:list-item>
                          <text:p text:style-name="P5"><text:a xlink:type="simple" xlink:href="#levels-of-abstraction" office:name=""><text:span text:style-name="Definition">Levels of Abstraction</text:span></text:a></text:p>
                        </text:list-item>
                        <text:list-item>
                          <text:p text:style-name="P5"><text:a xlink:type="simple" xlink:href="#epistemological-pluralism-bricolage-microworlds" office:name=""><text:span text:style-name="Definition">Epistemological pluralism, bricolage &amp; Microworlds</text:span></text:a></text:p>
                        </text:list-item>
                      </text:list>
                    </text:list-item>
                  </text:list>
                </text:list-item>
                <text:list-item>
                  <text:p text:style-name="P3"><text:a xlink:type="simple" xlink:href="#observations-on-abstract-concrete-dimensions-in-my-data-related-to-gameplay-design-patterns." office:name=""><text:span text:style-name="Definition">Observations on abstract / concrete dimensions in my data related to gameplay design patterns.</text:span></text:a></text:p>
                  <text:list text:style-name="L6">
                    <text:list-item>
                      <text:p text:style-name="P6"><text:a xlink:type="simple" xlink:href="#addressing-utility-for-participants" office:name=""><text:span text:style-name="Definition">Addressing utility for participants</text:span></text:a></text:p>
                    </text:list-item>
                    <text:list-item>
                      <text:p text:style-name="P6"><text:a xlink:type="simple" xlink:href="#addressing-utility-for-designers-teachers" office:name=""><text:span text:style-name="Definition">Addressing utility for designers / teachers</text:span></text:a></text:p>
                    </text:list-item>
                  </text:list>
                </text:list-item>
                <text:list-item>
                  <text:p text:style-name="P3"><text:a xlink:type="simple" xlink:href="#how-my-research-contributes-in-this-area---particularly-in-the-conception-of-different-pedagogies." office:name=""><text:span text:style-name="Definition">How my research contributes in this area - particularly in the conception of different pedagogies.</text:span></text:a></text:p>
                  <text:list text:style-name="L7">
                    <text:list-item>
                      <text:p text:style-name="P7"><text:a xlink:type="simple" xlink:href="#comparing-my-pedagogical-framing-regarding-dimensions-of-abstract-concrete-with-existing-research" office:name=""><text:span text:style-name="Definition">Comparing my pedagogical framing regarding dimensions of abstract/ concrete with existing research</text:span></text:a></text:p>
                    </text:list-item>
                  </text:list>
                </text:list-item>
                <text:list-item>
                  <text:p text:style-name="P3"><text:a xlink:type="simple" xlink:href="#link-to-next-section-and-signposting-final-discussion-section" office:name=""><text:span text:style-name="Definition">Link to next section and signposting final discussion section</text:span></text:a></text:p>
                </text:list-item>
              </text:list>
            </text:list-item>
            <text:list-item>
              <text:p text:style-name="P2"><text:a xlink:type="simple" xlink:href="#part-two---agency" office:name=""><text:span text:style-name="Definition">Part Two - Agency</text:span></text:a></text:p>
              <text:list text:style-name="L8">
                <text:list-item>
                  <text:p text:style-name="P8"><text:a xlink:type="simple" xlink:href="#a-affordances-mediation-tads" office:name=""><text:span text:style-name="Definition">2.a Affordances, Mediation, TADS,</text:span></text:a></text:p>
                </text:list-item>
                <text:list-item>
                  <text:p text:style-name="P8"><text:a xlink:type="simple" xlink:href="#instrumental-agency" office:name=""><text:span text:style-name="Definition">Instrumental Agency</text:span></text:a></text:p>
                </text:list-item>
                <text:list-item>
                  <text:p text:style-name="P8"><text:a xlink:type="simple" xlink:href="#transformational-agency" office:name=""><text:span text:style-name="Definition">Transformational Agency</text:span></text:a></text:p>
                </text:list-item>
                <text:list-item>
                  <text:p text:style-name="P8"><text:a xlink:type="simple" xlink:href="#c---relational-agency-in-emergent-activities-in-emergent-cultural-context---3rd-spaces-idiocultures-and-repertoires" office:name=""><text:span text:style-name="Definition">2c - Relational Agency in emergent activities in emergent cultural context - 3rd Spaces, idiocultures, and repertoires</text:span></text:a></text:p>
                  <text:list text:style-name="L9">
                    <text:list-item>
                      <text:p text:style-name="P9"><text:a xlink:type="simple" xlink:href="#observations-on-repertoires" office:name=""><text:span text:style-name="Definition">Observations on repertoires</text:span></text:a></text:p>
                      <text:list text:style-name="L10">
                        <text:list-item>
                          <text:p text:style-name="P10"><text:a xlink:type="simple" xlink:href="#linking-repertoires-to-my-study-learning-design-designing-for-agency" office:name=""><text:span text:style-name="Definition">Linking repertoires to my study / learning design &amp; designing for agency</text:span></text:a></text:p>
                        </text:list-item>
                      </text:list>
                    </text:list-item>
                    <text:list-item>
                      <text:p text:style-name="P9"><text:a xlink:type="simple" xlink:href="#exploring-design-features-which-support-identity-development-in-the-emerging-game-making-community" office:name=""><text:span text:style-name="Definition">Exploring design features which support identity development in the emerging game making community</text:span></text:a></text:p>
                      <text:list text:style-name="L11">
                        <text:list-item>
                          <text:p text:style-name="P11"><text:a xlink:type="simple" xlink:href="#use-of-gdps-in-supporting-social-and-cultural-repertoires-of-practice" office:name=""><text:span text:style-name="Definition">Use of GDPs in supporting social and cultural repertoires of practice</text:span></text:a></text:p>
                        </text:list-item>
                        <text:list-item>
                          <text:p text:style-name="P11"><text:a xlink:type="simple" xlink:href="#playtesting-as-a-suitable-medium-for-emerging-activities-creating-third-spaces" office:name=""><text:span text:style-name="Definition">Playtesting as a suitable medium for emerging activities creating third spaces</text:span></text:a></text:p>
                        </text:list-item>
                        <text:list-item>
                          <text:p text:style-name="P11"><text:a xlink:type="simple" xlink:href="#the-introduction-of-maker-types-and-side-missions-as-affordances-of-my-pedagogy-to-legitimise-diversity" office:name=""><text:span text:style-name="Definition">The introduction of maker types and side missions as affordances of my pedagogy to legitimise diversity</text:span></text:a></text:p>
                        </text:list-item>
                      </text:list>
                    </text:list-item>
                    <text:list-item>
                      <text:p text:style-name="P9"><text:a xlink:type="simple" xlink:href="#examining-complexity-within-identity-formation-and-specialisation" office:name=""><text:span text:style-name="Definition">Examining complexity within identity formation and specialisation</text:span></text:a></text:p>
                    </text:list-item>
                  </text:list>
                </text:list-item>
                <text:list-item>
                  <text:p text:style-name="P8"><text:a xlink:type="simple" xlink:href="#metaphors-of-harbours-and-playgrounds-as-a-way-to-explore-conceptions-of-relational-agency" office:name=""><text:span text:style-name="Definition">Metaphors of harbours and playgrounds as a way to explore conceptions of (relational) agency</text:span></text:a></text:p>
                  <text:list text:style-name="L12">
                    <text:list-item>
                      <text:p text:style-name="P12"><text:a xlink:type="simple" xlink:href="#utility-of-metaphors-of-space" office:name=""><text:span text:style-name="Definition">Utility of metaphors of space</text:span></text:a></text:p>
                    </text:list-item>
                    <text:list-item>
                      <text:p text:style-name="P12"><text:a xlink:type="simple" xlink:href="#harbours---authentic-and-restrictive" office:name=""><text:span text:style-name="Definition">Harbours - authentic and restrictive</text:span></text:a></text:p>
                    </text:list-item>
                    <text:list-item>
                      <text:p text:style-name="P12"><text:a xlink:type="simple" xlink:href="#fluency-in-jam-session---was-playgrounds-sandboxes-and-play-spaces" office:name=""><text:span text:style-name="Definition">Fluency in Jam Session - was Playgrounds, sandboxes and play spaces</text:span></text:a></text:p>
                    </text:list-item>
                  </text:list>
                </text:list-item>
              </text:list>
            </text:list-item>
            <text:list-item>
              <text:p text:style-name="P2"><text:a xlink:type="simple" xlink:href="#part-three-synthesis-contributions-to-the-field" office:name=""><text:span text:style-name="Definition">Part Three : Synthesis &amp; contributions to the field</text:span></text:a></text:p>
              <text:list text:style-name="L13">
                <text:list-item>
                  <text:p text:style-name="P13"><text:a xlink:type="simple" xlink:href="#gaps-in-existing-research." office:name=""><text:span text:style-name="Definition">Gaps in existing research.</text:span></text:a></text:p>
                </text:list-item>
                <text:list-item>
                  <text:p text:style-name="P13"><text:a xlink:type="simple" xlink:href="#contribution-1---applied-pedagogy---structural-components" office:name=""><text:span text:style-name="Definition">Contribution 1 - Applied pedagogy - structural components</text:span></text:a></text:p>
                  <text:list text:style-name="L14">
                    <text:list-item>
                      <text:p text:style-name="P14"><text:a xlink:type="simple" xlink:href="#summary-of-observations-contributions-of-novel-aspect-of-the-learning-design-perhaps-merge-with-below" office:name=""><text:span text:style-name="Definition">Summary of observations contributions of novel aspect of the learning design (PERHAPS MERGE WITH BELOW)</text:span></text:a></text:p>
                    </text:list-item>
                  </text:list>
                </text:list-item>
                <text:list-item>
                  <text:p text:style-name="P13"><text:a xlink:type="simple" xlink:href="#contribution-2---the-focus-on-the-social-cultural-via-playtesting-etc" office:name=""><text:span text:style-name="Definition">Contribution 2 - The focus on the social/ cultural via playtesting, etc</text:span></text:a></text:p>
                </text:list-item>
                <text:list-item>
                  <text:p text:style-name="P13"><text:a xlink:type="simple" xlink:href="#contribution-3---the-impact-of-the-dbr-fi-methodology_chapter-put-first" office:name=""><text:span text:style-name="Definition">Contribution 3 - The impact of the DBR / FI methodology_chapter (PUT FIRST?)</text:span></text:a></text:p>
                </text:list-item>
                <text:list-item>
                  <text:p text:style-name="P13"><text:a xlink:type="simple" xlink:href="#contribution-4---the-interaction-of-flexible-deign-practices-the-collection-of-game-design-patterns-stepwise-scaffolding-of-learning-environments-on-participant-agency-framed-as-computational-fluency" office:name=""><text:span text:style-name="Definition">Contribution 4 - The interaction of flexible deign practices, the collection of Game Design Patterns, stepwise scaffolding of learning environments on participant agency framed as computational fluency</text:span></text:a></text:p>
                  <text:list text:style-name="L15">
                    <text:list-item>
                      <text:p text:style-name="P15"><text:a xlink:type="simple" xlink:href="#synthesis---a-complex-view-of-agency-and-repertoires-development-within-idiocultures-3rd-spaces---park-from-a-bit-and-come-back-to-this." office:name=""><text:span text:style-name="Definition">Synthesis - A complex view of agency and repertoires development within Idiocultures / 3rd spaces - PARK FROM A BIT AND COME BACK TO THIS.</text:span></text:a></text:p>
                    </text:list-item>
                    <text:list-item>
                      <text:p text:style-name="P15"><text:a xlink:type="simple" xlink:href="#returning-to-transformational-agency-here-and-how-it-different-from-conceptions-of-developing-repertoires-of-practice" office:name=""><text:span text:style-name="Definition">Returning to transformational agency here and how it different from conceptions of developing repertoires of practice</text:span></text:a></text:p>
                    </text:list-item>
                  </text:list>
                </text:list-item>
                <text:list-item>
                  <text:p text:style-name="P13"><text:a xlink:type="simple" xlink:href="#addressing-the-nature-of-my-contribution-to-research-landscape" office:name=""><text:span text:style-name="Definition">Addressing the nature of my contribution to research landscape</text:span></text:a></text:p>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6">
                <text:list-item>
                  <text:p text:style-name="P16"><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7">
                <text:list-item>
                  <text:p text:style-name="P17"><text:a xlink:type="simple" xlink:href="#on-fluency" office:name=""><text:span text:style-name="Definition">On Fluency</text:span></text:a></text:p>
                </text:list-item>
                <text:list-item>
                  <text:p text:style-name="P17"><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8">
                <text:list-item>
                  <text:p text:style-name="P18"><text:a xlink:type="simple" xlink:href="#community-concepts-and-norming-behaviour-emerging-during-playtesting" office:name=""><text:span text:style-name="Definition">Community concepts and norming behaviour emerging during playtesting</text:span></text:a></text:p>
                </text:list-item>
                <text:list-item>
                  <text:p text:style-name="P18"><text:a xlink:type="simple" xlink:href="#moe" office:name=""><text:span text:style-name="Definition">MoE</text:span></text:a></text:p>
                </text:list-item>
                <text:list-item>
                  <text:p text:style-name="P18"><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9">
                <text:list-item>
                  <text:p text:style-name="P19"><text:a xlink:type="simple" xlink:href="#questions-and-conceptual-challenges-to-dissemination---move-perhaps-to-next-chapter" office:name=""><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20">1. What contradictions arose in participation in this research’s game coding processes and how were they addressed?</text:p>
      <text:p text:style-name="P21">2. How does CHAT theory help us understand how game design patterns <text:s text:c="1"/>can be used in an evolving community of novice game makers?</text:p>
      <text:p text:style-name="P22">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e previous chapters have explored both designed and fortuitous changes to the learning design that become adopted by the community.</text:p>
      <text:p text:style-name="Text_20_body">This chapter deepens analysis and discussion on RQ2 on the potential uses of GDPs and concludes with analysis and discussion on RQ3 addressing reflections on partcipant agenc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20">
        <text:list-item>
          <text:p text:style-name="P23">Rising to concrete ; Conceptions of abstract and concrete present in computing and digital making research: ultimately, proposing design patterns as a intermediate-level, pedagogical framework compared to computational thinking.</text:p>
        </text:list-item>
      </text:list>
      <text:list text:style-name="L21">
        <text:list-item>
          <text:p text:style-name="P24">Socio cultural understandings of mediation and agency</text:p>
        </text:list-item>
      </text:list>
      <text:p text:style-name="First_20_paragraph">Socio cultural understandings of mediation and agency via TADS theory, particularly in relation to the abstract and concrete dimension (as a link )</text:p>
      <text:p text:style-name="Text_20_body">2.a via mediation and agency via TADS theory,</text:p>
      <text:p text:style-name="Text_20_body">2.b TAS, 3rd Spaces, Col, Fok, idiocultures etc.</text:p>
      <text:list text:style-name="L22">
        <text:list-item>
          <text:p text:style-name="P25">playtesting as a social process; play testing and embodied participation in the games of others - community concepts and norming behaviour emerging during playtesting</text:p>
        </text:list-item>
      </text:list>
      <text:p text:style-name="First_20_paragraph">DEVELOP CONCISE INTRO.</text:p>
      <text:list text:style-name="L23">
        <text:list-item>
          <text:p text:style-name="P26">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4">
        <text:list-item>
          <text:p text:style-name="P27">explore potential implications for facilitators and researchers on how to design for inclusion and agency - e.g. use of GDP collection as an intermediate pedagogical construct.</text:p>
        </text:list-item>
      </text:list>
      <text:p text:style-name="First_20_paragraph">The lens of inclusion and the alignment with UDL is relevant as a possible resolution to abstract / concrete tensions as a gateway to access diverse learner pathways and thus avoid an overly complex navigational framework thus reducing cogintive loa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text:span text:style-name="T1">more intro material</text:span></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5">
        <text:list-item>
          <text:p text:style-name="P28">Recap, GDPs as a Germ cell, Exploring CHAT concepts of abstraction<text:line-break/></text:p>
        </text:list-item>
        <text:list-item>
          <text:p text:style-name="P28">Locating TADS in this perspective, via 3GAT concept of expansion via double stimulation and TADS</text:p>
        </text:list-item>
        <text:list-item>
          <text:p text:style-name="P28">Papert - pluralism &amp; the concrete</text:p>
        </text:list-item>
        <text:list-item>
          <text:p text:style-name="P28">then Waite Levels of abstraction - &amp; observations</text:p>
        </text:list-item>
        <text:list-item>
          <text:p text:style-name="P28">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tems&quot;:[{&quot;prefix&quot;:&quot;&quot;,&quot;uri&quot;:[&quot;http://zotero.org/users/1913249/items/WKI57RGM&quot;],&quot;suppress-author&quot;:true,&quot;suffix&quot;:&quot;&quot;,&quot;id&quot;:3117,&quot;uris&quot;:[&quot;http://zotero.org/users/1913249/items/WKI57RGM&quot;],&quot;itemData&quot;:{&quot;container-title-short&quot;:&quot;Theory &amp; Psychology&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page&quot;:&quot;571-597&quot;,&quot;type&quot;:&quot;article-journal&quot;,&quot;issued&quot;:{&quot;date-parts&quot;:[[&quot;2011&quot;,10]]},&quot;source&quot;:&quot;DOI.org (Crossref)&quot;,&quot;issue&quot;:&quot;5&quot;,&quot;id&quot;:&quot;sannino_activity_2011&quot;,&quot;accessed&quot;:{&quot;date-parts&quot;:[[&quot;2020&quot;,2,28]]},&quot;author&quot;:[{&quot;given&quot;:&quot;Annalisa&quot;,&quot;family&quot;:&quot;Sannino&quot;}],&quot;volume&quot;:&quot;21&quot;,&quot;language&quot;:&quot;en&quot;,&quot;container-title&quot;:&quot;Theory &amp; Psychology&quot;,&quot;ISSN&quot;:&quot;0959-3543, 1461-7447&quot;,&quot;URL&quot;:&quot;http://journals.sagepub.com/doi/10.1177/0959354311417485&quot;,&quot;title&quot;:&quot;Activity theory as an activist and interventionist theory&quot;}}],&quot;properties&quot;:{&quot;noteIndex&quot;:0,&quot;formattedCitation&quot;:&quot;[-@sannino_activity_2011]&quot;},&quot;schema&quot;:&quot;https://github.com/citation-style-language/schema/raw/master/csl-citation.json&quot;,&quot;citationID&quot;:&quot;kuuxfith&quot;} RNDomqjnyxqsd"/>&lt;Do Zotero Refresh: [-@sannino_activity_2011]&gt;<text:reference-mark-end text:name="ZOTERO_ITEM CSL_CITATION {&quot;citationItems&quot;:[{&quot;prefix&quot;:&quot;&quot;,&quot;uri&quot;:[&quot;http://zotero.org/users/1913249/items/WKI57RGM&quot;],&quot;suppress-author&quot;:true,&quot;suffix&quot;:&quot;&quot;,&quot;id&quot;:3117,&quot;uris&quot;:[&quot;http://zotero.org/users/1913249/items/WKI57RGM&quot;],&quot;itemData&quot;:{&quot;container-title-short&quot;:&quot;Theory &amp; Psychology&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page&quot;:&quot;571-597&quot;,&quot;type&quot;:&quot;article-journal&quot;,&quot;issued&quot;:{&quot;date-parts&quot;:[[&quot;2011&quot;,10]]},&quot;source&quot;:&quot;DOI.org (Crossref)&quot;,&quot;issue&quot;:&quot;5&quot;,&quot;id&quot;:&quot;sannino_activity_2011&quot;,&quot;accessed&quot;:{&quot;date-parts&quot;:[[&quot;2020&quot;,2,28]]},&quot;author&quot;:[{&quot;given&quot;:&quot;Annalisa&quot;,&quot;family&quot;:&quot;Sannino&quot;}],&quot;volume&quot;:&quot;21&quot;,&quot;language&quot;:&quot;en&quot;,&quot;container-title&quot;:&quot;Theory &amp; Psychology&quot;,&quot;ISSN&quot;:&quot;0959-3543, 1461-7447&quot;,&quot;URL&quot;:&quot;http://journals.sagepub.com/doi/10.1177/0959354311417485&quot;,&quot;title&quot;:&quot;Activity theory as an activist and interventionist theory&quot;}}],&quot;properties&quot;:{&quot;noteIndex&quot;:0,&quot;formattedCitation&quot;:&quot;[-@sannino_activity_2011]&quot;},&quot;schema&quot;:&quot;https://github.com/citation-style-language/schema/raw/master/csl-citation.json&quot;,&quot;citationID&quot;:&quot;kuuxfith&quot;} RNDomqjnyxqsd"/> distinction between empirical and theoretical abstraction.</text:p>
      <text:p text:style-name="P29">"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tems&quot;:[{&quot;prefix&quot;:&quot;&quot;,&quot;uri&quot;:[&quot;http://zotero.org/users/1913249/items/WKI57RGM&quot;],&quot;suffix&quot;:&quot;&quot;,&quot;id&quot;:3117,&quot;uris&quot;:[&quot;http://zotero.org/users/1913249/items/WKI57RGM&quot;],&quot;itemData&quot;:{&quot;container-title-short&quot;:&quot;Theory &amp; Psychology&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page&quot;:&quot;571-597&quot;,&quot;type&quot;:&quot;article-journal&quot;,&quot;issued&quot;:{&quot;date-parts&quot;:[[&quot;2011&quot;,10]]},&quot;source&quot;:&quot;DOI.org (Crossref)&quot;,&quot;issue&quot;:&quot;5&quot;,&quot;id&quot;:&quot;sannino_activity_2011&quot;,&quot;accessed&quot;:{&quot;date-parts&quot;:[[&quot;2020&quot;,2,28]]},&quot;author&quot;:[{&quot;given&quot;:&quot;Annalisa&quot;,&quot;family&quot;:&quot;Sannino&quot;}],&quot;volume&quot;:&quot;21&quot;,&quot;language&quot;:&quot;en&quot;,&quot;container-title&quot;:&quot;Theory &amp; Psychology&quot;,&quot;ISSN&quot;:&quot;0959-3543, 1461-7447&quot;,&quot;URL&quot;:&quot;http://journals.sagepub.com/doi/10.1177/0959354311417485&quot;,&quot;title&quot;:&quot;Activity theory as an activist and interventionist theory&quot;}}],&quot;properties&quot;:{&quot;noteIndex&quot;:0,&quot;formattedCitation&quot;:&quot;[@sannino_activity_2011]&quot;},&quot;schema&quot;:&quot;https://github.com/citation-style-language/schema/raw/master/csl-citation.json&quot;,&quot;citationID&quot;:&quot;pagduekd&quot;} RNDczfnvphqnm"/>&lt;Do Zotero Refresh: [@sannino_activity_2011]&gt;<text:reference-mark-end text:name="ZOTERO_ITEM CSL_CITATION {&quot;citationItems&quot;:[{&quot;prefix&quot;:&quot;&quot;,&quot;uri&quot;:[&quot;http://zotero.org/users/1913249/items/WKI57RGM&quot;],&quot;suffix&quot;:&quot;&quot;,&quot;id&quot;:3117,&quot;uris&quot;:[&quot;http://zotero.org/users/1913249/items/WKI57RGM&quot;],&quot;itemData&quot;:{&quot;container-title-short&quot;:&quot;Theory &amp; Psychology&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page&quot;:&quot;571-597&quot;,&quot;type&quot;:&quot;article-journal&quot;,&quot;issued&quot;:{&quot;date-parts&quot;:[[&quot;2011&quot;,10]]},&quot;source&quot;:&quot;DOI.org (Crossref)&quot;,&quot;issue&quot;:&quot;5&quot;,&quot;id&quot;:&quot;sannino_activity_2011&quot;,&quot;accessed&quot;:{&quot;date-parts&quot;:[[&quot;2020&quot;,2,28]]},&quot;author&quot;:[{&quot;given&quot;:&quot;Annalisa&quot;,&quot;family&quot;:&quot;Sannino&quot;}],&quot;volume&quot;:&quot;21&quot;,&quot;language&quot;:&quot;en&quot;,&quot;container-title&quot;:&quot;Theory &amp; Psychology&quot;,&quot;ISSN&quot;:&quot;0959-3543, 1461-7447&quot;,&quot;URL&quot;:&quot;http://journals.sagepub.com/doi/10.1177/0959354311417485&quot;,&quot;title&quot;:&quot;Activity theory as an activist and interventionist theory&quot;}}],&quot;properties&quot;:{&quot;noteIndex&quot;:0,&quot;formattedCitation&quot;:&quot;[@sannino_activity_2011]&quot;},&quot;schema&quot;:&quot;https://github.com/citation-style-language/schema/raw/master/csl-citation.json&quot;,&quot;citationID&quot;:&quot;pagduekd&quot;} RNDczfnvphqnm"/>.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Rather than Germ Cell for learning designers the concept of strong concepts or intermediate concepts may be more relatable and applicable <text:reference-mark-start text:name="ZOTERO_ITEM CSL_CITATION {&quot;citationItems&quot;:[{&quot;prefix&quot;:&quot;&quot;,&quot;uri&quot;:[&quot;http://zotero.org/users/1913249/items/WULC8M4B&quot;],&quot;suffix&quot;:&quot;&quot;,&quot;id&quot;:3692,&quot;uris&quot;:[&quot;http://zotero.org/users/1913249/items/WULC8M4B&quot;],&quot;itemData&quot;:{&quot;container-title-short&quot;:&quot;ACM Trans. Comput.-Hum. Interact.&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DOI&quot;:&quot;10.1145/2362364.2362371&quot;,&quot;page&quot;:&quot;1-18&quot;,&quot;type&quot;:&quot;article-journal&quot;,&quot;issued&quot;:{&quot;date-parts&quot;:[[&quot;2012&quot;,10]]},&quot;source&quot;:&quot;DOI.org (Crossref)&quot;,&quot;issue&quot;:&quot;3&quot;,&quot;id&quot;:&quot;hook_strong_2012&quot;,&quot;ISSN&quot;:&quot;1073-0516, 1557-7325&quot;,&quot;author&quot;:[{&quot;given&quot;:&quot;Kristina&quot;,&quot;family&quot;:&quot;Höök&quot;},{&quot;given&quot;:&quot;Jonas&quot;,&quot;family&quot;:&quot;Löwgren&quot;}],&quot;volume&quot;:&quot;19&quot;,&quot;title&quot;:&quot;Strong concepts: Intermediate-level knowledge in interaction design research&quot;,&quot;title-short&quot;:&quot;Strong concepts&quot;,&quot;container-title&quot;:&quot;ACM Transactions on Computer-Human Interaction&quot;,&quot;language&quot;:&quot;en&quot;,&quot;URL&quot;:&quot;https://dl.acm.org/doi/10.1145/2362364.2362371&quot;,&quot;accessed&quot;:{&quot;date-parts&quot;:[[&quot;2023&quot;,3,14]]}}},{&quot;prefix&quot;:&quot;&quot;,&quot;uri&quot;:[&quot;http://zotero.org/users/1913249/items/MKIM9VHR&quot;],&quot;suffix&quot;:&quot;&quot;,&quot;id&quot;:3694,&quot;uris&quot;:[&quot;http://zotero.org/users/1913249/items/MKIM9VHR&quot;],&quot;itemData&quot;:{&quot;publisher&quot;:&quot;ACM&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DOI&quot;:&quot;10.1145/3202185.3205865&quot;,&quot;publisher-place&quot;:&quot;Trondheim Norway&quot;,&quot;page&quot;:&quot;699-704&quot;,&quot;type&quot;:&quot;paper-conference&quot;,&quot;ISBN&quot;:&quot;978-1-4503-5152-2&quot;,&quot;language&quot;:&quot;en&quot;,&quot;id&quot;:&quot;barendregt_intermediate-level_2018&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ccessed&quot;:{&quot;date-parts&quot;:[[&quot;2023&quot;,3,14]]},&quot;title&quot;:&quot;Intermediate-level knowledge in child-computer interaction&quot;,&quot;source&quot;:&quot;DOI.org (Crossref)&quot;,&quot;container-title&quot;:&quot;Proceedings of the 17th ACM Conference on Interaction Design and Children&quot;,&quot;event-place&quot;:&quot;Trondheim Norway&quot;,&quot;URL&quot;:&quot;https://dl.acm.org/doi/10.1145/3202185.3205865&quot;,&quot;issued&quot;:{&quot;date-parts&quot;:[[&quot;2018&quot;,6,19]]}}}],&quot;properties&quot;:{&quot;noteIndex&quot;:0,&quot;formattedCitation&quot;:&quot;[@hook_strong_2012; @barendregt_intermediate-level_2018]&quot;},&quot;schema&quot;:&quot;https://github.com/citation-style-language/schema/raw/master/csl-citation.json&quot;,&quot;citationID&quot;:&quot;zhunukxh&quot;} RNDjvxbyncerx"/>&lt;Do Zotero Refresh: [@hook_strong_2012; @barendregt_intermediate-level_2018]&gt;<text:reference-mark-end text:name="ZOTERO_ITEM CSL_CITATION {&quot;citationItems&quot;:[{&quot;prefix&quot;:&quot;&quot;,&quot;uri&quot;:[&quot;http://zotero.org/users/1913249/items/WULC8M4B&quot;],&quot;suffix&quot;:&quot;&quot;,&quot;id&quot;:3692,&quot;uris&quot;:[&quot;http://zotero.org/users/1913249/items/WULC8M4B&quot;],&quot;itemData&quot;:{&quot;container-title-short&quot;:&quot;ACM Trans. Comput.-Hum. Interact.&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DOI&quot;:&quot;10.1145/2362364.2362371&quot;,&quot;page&quot;:&quot;1-18&quot;,&quot;type&quot;:&quot;article-journal&quot;,&quot;issued&quot;:{&quot;date-parts&quot;:[[&quot;2012&quot;,10]]},&quot;source&quot;:&quot;DOI.org (Crossref)&quot;,&quot;issue&quot;:&quot;3&quot;,&quot;id&quot;:&quot;hook_strong_2012&quot;,&quot;ISSN&quot;:&quot;1073-0516, 1557-7325&quot;,&quot;author&quot;:[{&quot;given&quot;:&quot;Kristina&quot;,&quot;family&quot;:&quot;Höök&quot;},{&quot;given&quot;:&quot;Jonas&quot;,&quot;family&quot;:&quot;Löwgren&quot;}],&quot;volume&quot;:&quot;19&quot;,&quot;title&quot;:&quot;Strong concepts: Intermediate-level knowledge in interaction design research&quot;,&quot;title-short&quot;:&quot;Strong concepts&quot;,&quot;container-title&quot;:&quot;ACM Transactions on Computer-Human Interaction&quot;,&quot;language&quot;:&quot;en&quot;,&quot;URL&quot;:&quot;https://dl.acm.org/doi/10.1145/2362364.2362371&quot;,&quot;accessed&quot;:{&quot;date-parts&quot;:[[&quot;2023&quot;,3,14]]}}},{&quot;prefix&quot;:&quot;&quot;,&quot;uri&quot;:[&quot;http://zotero.org/users/1913249/items/MKIM9VHR&quot;],&quot;suffix&quot;:&quot;&quot;,&quot;id&quot;:3694,&quot;uris&quot;:[&quot;http://zotero.org/users/1913249/items/MKIM9VHR&quot;],&quot;itemData&quot;:{&quot;publisher&quot;:&quot;ACM&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DOI&quot;:&quot;10.1145/3202185.3205865&quot;,&quot;publisher-place&quot;:&quot;Trondheim Norway&quot;,&quot;page&quot;:&quot;699-704&quot;,&quot;type&quot;:&quot;paper-conference&quot;,&quot;ISBN&quot;:&quot;978-1-4503-5152-2&quot;,&quot;language&quot;:&quot;en&quot;,&quot;id&quot;:&quot;barendregt_intermediate-level_2018&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ccessed&quot;:{&quot;date-parts&quot;:[[&quot;2023&quot;,3,14]]},&quot;title&quot;:&quot;Intermediate-level knowledge in child-computer interaction&quot;,&quot;source&quot;:&quot;DOI.org (Crossref)&quot;,&quot;container-title&quot;:&quot;Proceedings of the 17th ACM Conference on Interaction Design and Children&quot;,&quot;event-place&quot;:&quot;Trondheim Norway&quot;,&quot;URL&quot;:&quot;https://dl.acm.org/doi/10.1145/3202185.3205865&quot;,&quot;issued&quot;:{&quot;date-parts&quot;:[[&quot;2018&quot;,6,19]]}}}],&quot;properties&quot;:{&quot;noteIndex&quot;:0,&quot;formattedCitation&quot;:&quot;[@hook_strong_2012; @barendregt_intermediate-level_2018]&quot;},&quot;schema&quot;:&quot;https://github.com/citation-style-language/schema/raw/master/csl-citation.json&quot;,&quot;citationID&quot;:&quot;zhunukxh&quot;} RNDjvxbyncerx"/></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the-hypothesis"/>Design patterns as a intermediate-level, pedagogical framework - THE HYPOTHESIS<text:bookmark-end text:name="design-patterns-as-a-intermediate-level-pedagogical-framework---the-hypothesis"/></text:h>
      <text:p text:style-name="First_20_paragraph">This direction of the findings of the last chapter, support findings on design patterns in other contexts as a middle ground between abstract CT concepts and more concrete techniques.</text:p>
      <text:p text:style-name="P30">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a grouping of HCI researchers exploring the value of “intermediate-level concepts” <text:reference-mark-start text:name="ZOTERO_ITEM CSL_CITATION {&quot;citationItems&quot;:[{&quot;prefix&quot;:&quot;&quot;,&quot;uri&quot;:[&quot;http://zotero.org/users/1913249/items/MKIM9VHR&quot;],&quot;suffix&quot;:&quot;&quot;,&quot;id&quot;:3694,&quot;uris&quot;:[&quot;http://zotero.org/users/1913249/items/MKIM9VHR&quot;],&quot;itemData&quot;:{&quot;publisher&quot;:&quot;ACM&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DOI&quot;:&quot;10.1145/3202185.3205865&quot;,&quot;publisher-place&quot;:&quot;Trondheim Norway&quot;,&quot;page&quot;:&quot;699-704&quot;,&quot;type&quot;:&quot;paper-conference&quot;,&quot;ISBN&quot;:&quot;978-1-4503-5152-2&quot;,&quot;language&quot;:&quot;en&quot;,&quot;id&quot;:&quot;barendregt_intermediate-level_2018&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ccessed&quot;:{&quot;date-parts&quot;:[[&quot;2023&quot;,3,14]]},&quot;title&quot;:&quot;Intermediate-level knowledge in child-computer interaction&quot;,&quot;source&quot;:&quot;DOI.org (Crossref)&quot;,&quot;container-title&quot;:&quot;Proceedings of the 17th ACM Conference on Interaction Design and Children&quot;,&quot;event-place&quot;:&quot;Trondheim Norway&quot;,&quot;URL&quot;:&quot;https://dl.acm.org/doi/10.1145/3202185.3205865&quot;,&quot;issued&quot;:{&quot;date-parts&quot;:[[&quot;2018&quot;,6,19]]}}},{&quot;prefix&quot;:&quot;&quot;,&quot;uri&quot;:[&quot;http://zotero.org/users/1913249/items/WULC8M4B&quot;],&quot;suffix&quot;:&quot;&quot;,&quot;id&quot;:3692,&quot;uris&quot;:[&quot;http://zotero.org/users/1913249/items/WULC8M4B&quot;],&quot;itemData&quot;:{&quot;container-title-short&quot;:&quot;ACM Trans. Comput.-Hum. Interact.&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DOI&quot;:&quot;10.1145/2362364.2362371&quot;,&quot;page&quot;:&quot;1-18&quot;,&quot;type&quot;:&quot;article-journal&quot;,&quot;issued&quot;:{&quot;date-parts&quot;:[[&quot;2012&quot;,10]]},&quot;source&quot;:&quot;DOI.org (Crossref)&quot;,&quot;issue&quot;:&quot;3&quot;,&quot;id&quot;:&quot;hook_strong_2012&quot;,&quot;ISSN&quot;:&quot;1073-0516, 1557-7325&quot;,&quot;author&quot;:[{&quot;given&quot;:&quot;Kristina&quot;,&quot;family&quot;:&quot;Höök&quot;},{&quot;given&quot;:&quot;Jonas&quot;,&quot;family&quot;:&quot;Löwgren&quot;}],&quot;volume&quot;:&quot;19&quot;,&quot;title&quot;:&quot;Strong concepts: Intermediate-level knowledge in interaction design research&quot;,&quot;title-short&quot;:&quot;Strong concepts&quot;,&quot;container-title&quot;:&quot;ACM Transactions on Computer-Human Interaction&quot;,&quot;language&quot;:&quot;en&quot;,&quot;URL&quot;:&quot;https://dl.acm.org/doi/10.1145/2362364.2362371&quot;,&quot;accessed&quot;:{&quot;date-parts&quot;:[[&quot;2023&quot;,3,14]]}}}],&quot;properties&quot;:{&quot;noteIndex&quot;:0,&quot;formattedCitation&quot;:&quot;[@barendregt_intermediate-level_2018; @hook_strong_2012]&quot;},&quot;schema&quot;:&quot;https://github.com/citation-style-language/schema/raw/master/csl-citation.json&quot;,&quot;citationID&quot;:&quot;jbalbgzx&quot;} RNDwgojtnrnbl"/>&lt;Do Zotero Refresh: [@barendregt_intermediate-level_2018; @hook_strong_2012]&gt;<text:reference-mark-end text:name="ZOTERO_ITEM CSL_CITATION {&quot;citationItems&quot;:[{&quot;prefix&quot;:&quot;&quot;,&quot;uri&quot;:[&quot;http://zotero.org/users/1913249/items/MKIM9VHR&quot;],&quot;suffix&quot;:&quot;&quot;,&quot;id&quot;:3694,&quot;uris&quot;:[&quot;http://zotero.org/users/1913249/items/MKIM9VHR&quot;],&quot;itemData&quot;:{&quot;publisher&quot;:&quot;ACM&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DOI&quot;:&quot;10.1145/3202185.3205865&quot;,&quot;publisher-place&quot;:&quot;Trondheim Norway&quot;,&quot;page&quot;:&quot;699-704&quot;,&quot;type&quot;:&quot;paper-conference&quot;,&quot;ISBN&quot;:&quot;978-1-4503-5152-2&quot;,&quot;language&quot;:&quot;en&quot;,&quot;id&quot;:&quot;barendregt_intermediate-level_2018&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ccessed&quot;:{&quot;date-parts&quot;:[[&quot;2023&quot;,3,14]]},&quot;title&quot;:&quot;Intermediate-level knowledge in child-computer interaction&quot;,&quot;source&quot;:&quot;DOI.org (Crossref)&quot;,&quot;container-title&quot;:&quot;Proceedings of the 17th ACM Conference on Interaction Design and Children&quot;,&quot;event-place&quot;:&quot;Trondheim Norway&quot;,&quot;URL&quot;:&quot;https://dl.acm.org/doi/10.1145/3202185.3205865&quot;,&quot;issued&quot;:{&quot;date-parts&quot;:[[&quot;2018&quot;,6,19]]}}},{&quot;prefix&quot;:&quot;&quot;,&quot;uri&quot;:[&quot;http://zotero.org/users/1913249/items/WULC8M4B&quot;],&quot;suffix&quot;:&quot;&quot;,&quot;id&quot;:3692,&quot;uris&quot;:[&quot;http://zotero.org/users/1913249/items/WULC8M4B&quot;],&quot;itemData&quot;:{&quot;container-title-short&quot;:&quot;ACM Trans. Comput.-Hum. Interact.&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DOI&quot;:&quot;10.1145/2362364.2362371&quot;,&quot;page&quot;:&quot;1-18&quot;,&quot;type&quot;:&quot;article-journal&quot;,&quot;issued&quot;:{&quot;date-parts&quot;:[[&quot;2012&quot;,10]]},&quot;source&quot;:&quot;DOI.org (Crossref)&quot;,&quot;issue&quot;:&quot;3&quot;,&quot;id&quot;:&quot;hook_strong_2012&quot;,&quot;ISSN&quot;:&quot;1073-0516, 1557-7325&quot;,&quot;author&quot;:[{&quot;given&quot;:&quot;Kristina&quot;,&quot;family&quot;:&quot;Höök&quot;},{&quot;given&quot;:&quot;Jonas&quot;,&quot;family&quot;:&quot;Löwgren&quot;}],&quot;volume&quot;:&quot;19&quot;,&quot;title&quot;:&quot;Strong concepts: Intermediate-level knowledge in interaction design research&quot;,&quot;title-short&quot;:&quot;Strong concepts&quot;,&quot;container-title&quot;:&quot;ACM Transactions on Computer-Human Interaction&quot;,&quot;language&quot;:&quot;en&quot;,&quot;URL&quot;:&quot;https://dl.acm.org/doi/10.1145/2362364.2362371&quot;,&quot;accessed&quot;:{&quot;date-parts&quot;:[[&quot;2023&quot;,3,14]]}}}],&quot;properties&quot;:{&quot;noteIndex&quot;:0,&quot;formattedCitation&quot;:&quot;[@barendregt_intermediate-level_2018; @hook_strong_2012]&quot;},&quot;schema&quot;:&quot;https://github.com/citation-style-language/schema/raw/master/csl-citation.json&quot;,&quot;citationID&quot;:&quot;jbalbgzx&quot;} RNDwgojtnrnbl"/>, as a form of “representation of knowledge in-between general theories and particular artefacts in terms of abstraction and generalizability” <text:reference-mark-start text:name="ZOTERO_ITEM CSL_CITATION {&quot;citationItems&quot;:[{&quot;locator&quot;:&quot;15&quot;,&quot;prefix&quot;:&quot;&quot;,&quot;uri&quot;:[&quot;http://zotero.org/users/1913249/items/YJKSC8LM&quot;],&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 p.15]&quot;},&quot;schema&quot;:&quot;https://github.com/citation-style-language/schema/raw/master/csl-citation.json&quot;,&quot;citationID&quot;:&quot;yyshtqjr&quot;} RNDelwvifxjry"/>&lt;Do Zotero Refresh: [@eriksson_using_2019, p.15]&gt;<text:reference-mark-end text:name="ZOTERO_ITEM CSL_CITATION {&quot;citationItems&quot;:[{&quot;locator&quot;:&quot;15&quot;,&quot;prefix&quot;:&quot;&quot;,&quot;uri&quot;:[&quot;http://zotero.org/users/1913249/items/YJKSC8LM&quot;],&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 p.15]&quot;},&quot;schema&quot;:&quot;https://github.com/citation-style-language/schema/raw/master/csl-citation.json&quot;,&quot;citationID&quot;:&quot;yyshtqjr&quot;} RNDelwvifxjry"/>. Höök and Löwgren <text:reference-mark-start text:name="ZOTERO_ITEM CSL_CITATION {&quot;citationItems&quot;:[{&quot;prefix&quot;:&quot;&quot;,&quot;uri&quot;:[&quot;http://zotero.org/users/1913249/items/WULC8M4B&quot;],&quot;suffix&quot;:&quot;&quot;,&quot;id&quot;:3692,&quot;uris&quot;:[&quot;http://zotero.org/users/1913249/items/WULC8M4B&quot;],&quot;itemData&quot;:{&quot;container-title-short&quot;:&quot;ACM Trans. Comput.-Hum. Interact.&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DOI&quot;:&quot;10.1145/2362364.2362371&quot;,&quot;page&quot;:&quot;1-18&quot;,&quot;type&quot;:&quot;article-journal&quot;,&quot;issued&quot;:{&quot;date-parts&quot;:[[&quot;2012&quot;,10]]},&quot;source&quot;:&quot;DOI.org (Crossref)&quot;,&quot;issue&quot;:&quot;3&quot;,&quot;id&quot;:&quot;hook_strong_2012&quot;,&quot;ISSN&quot;:&quot;1073-0516, 1557-7325&quot;,&quot;author&quot;:[{&quot;given&quot;:&quot;Kristina&quot;,&quot;family&quot;:&quot;Höök&quot;},{&quot;given&quot;:&quot;Jonas&quot;,&quot;family&quot;:&quot;Löwgren&quot;}],&quot;volume&quot;:&quot;19&quot;,&quot;title&quot;:&quot;Strong concepts: Intermediate-level knowledge in interaction design research&quot;,&quot;title-short&quot;:&quot;Strong concepts&quot;,&quot;container-title&quot;:&quot;ACM Transactions on Computer-Human Interaction&quot;,&quot;language&quot;:&quot;en&quot;,&quot;URL&quot;:&quot;https://dl.acm.org/doi/10.1145/2362364.2362371&quot;,&quot;accessed&quot;:{&quot;date-parts&quot;:[[&quot;2023&quot;,3,14]]}}}],&quot;properties&quot;:{&quot;noteIndex&quot;:0,&quot;formattedCitation&quot;:&quot;[@hook_strong_2012]&quot;},&quot;schema&quot;:&quot;https://github.com/citation-style-language/schema/raw/master/csl-citation.json&quot;,&quot;citationID&quot;:&quot;prwlykvr&quot;} RNDxmfyxdwqlq"/>&lt;Do Zotero Refresh: [@hook_strong_2012]&gt;<text:reference-mark-end text:name="ZOTERO_ITEM CSL_CITATION {&quot;citationItems&quot;:[{&quot;prefix&quot;:&quot;&quot;,&quot;uri&quot;:[&quot;http://zotero.org/users/1913249/items/WULC8M4B&quot;],&quot;suffix&quot;:&quot;&quot;,&quot;id&quot;:3692,&quot;uris&quot;:[&quot;http://zotero.org/users/1913249/items/WULC8M4B&quot;],&quot;itemData&quot;:{&quot;container-title-short&quot;:&quot;ACM Trans. Comput.-Hum. Interact.&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DOI&quot;:&quot;10.1145/2362364.2362371&quot;,&quot;page&quot;:&quot;1-18&quot;,&quot;type&quot;:&quot;article-journal&quot;,&quot;issued&quot;:{&quot;date-parts&quot;:[[&quot;2012&quot;,10]]},&quot;source&quot;:&quot;DOI.org (Crossref)&quot;,&quot;issue&quot;:&quot;3&quot;,&quot;id&quot;:&quot;hook_strong_2012&quot;,&quot;ISSN&quot;:&quot;1073-0516, 1557-7325&quot;,&quot;author&quot;:[{&quot;given&quot;:&quot;Kristina&quot;,&quot;family&quot;:&quot;Höök&quot;},{&quot;given&quot;:&quot;Jonas&quot;,&quot;family&quot;:&quot;Löwgren&quot;}],&quot;volume&quot;:&quot;19&quot;,&quot;title&quot;:&quot;Strong concepts: Intermediate-level knowledge in interaction design research&quot;,&quot;title-short&quot;:&quot;Strong concepts&quot;,&quot;container-title&quot;:&quot;ACM Transactions on Computer-Human Interaction&quot;,&quot;language&quot;:&quot;en&quot;,&quot;URL&quot;:&quot;https://dl.acm.org/doi/10.1145/2362364.2362371&quot;,&quot;accessed&quot;:{&quot;date-parts&quot;:[[&quot;2023&quot;,3,14]]}}}],&quot;properties&quot;:{&quot;noteIndex&quot;:0,&quot;formattedCitation&quot;:&quot;[@hook_strong_2012]&quot;},&quot;schema&quot;:&quot;https://github.com/citation-style-language/schema/raw/master/csl-citation.json&quot;,&quot;citationID&quot;:&quot;prwlykvr&quot;} RNDxmfyxdwqlq"/> illustrate this <text:span text:style-name="T2">midway</text:span> concepts as heuristics or design patterns between concrete instances of products and more general theories e.g. constructivism <text:reference-mark-start text:name="ZOTERO_ITEM CSL_CITATION {&quot;citationItems&quot;:[{&quot;prefix&quot;:&quot;&quot;,&quot;uri&quot;:[&quot;http://zotero.org/users/1913249/items/FDWWQBHX&quot;],&quot;suffix&quot;:&quot;&quot;,&quot;id&quot;:10140,&quot;uris&quot;:[&quot;http://zotero.org/users/1913249/items/FDWWQBHX&quot;],&quot;itemData&quot;:{&quot;container-title-short&quot;:&quot;Human–Computer Interaction&quot;,&quot;citation-key&quot;:&quot;stolterman_concept-driven_2010&quot;,&quot;DOI&quot;:&quot;10.1080/07370020903586696&quot;,&quot;page&quot;:&quot;95-118&quot;,&quot;type&quot;:&quot;article-journal&quot;,&quot;issued&quot;:{&quot;date-parts&quot;:[[&quot;2010&quot;,5,28]]},&quot;source&quot;:&quot;DOI.org (Crossref)&quot;,&quot;issue&quot;:&quot;2&quot;,&quot;id&quot;:&quot;stolterman_concept-driven_2010&quot;,&quot;ISSN&quot;:&quot;0737-0024, 1532-7051&quot;,&quot;author&quot;:[{&quot;given&quot;:&quot;Erik&quot;,&quot;family&quot;:&quot;Stolterman&quot;},{&quot;given&quot;:&quot;Mikael&quot;,&quot;family&quot;:&quot;Wiberg&quot;}],&quot;volume&quot;:&quot;25&quot;,&quot;title&quot;:&quot;Concept-Driven Interaction Design Research&quot;,&quot;container-title&quot;:&quot;Human–Computer Interaction&quot;,&quot;language&quot;:&quot;en&quot;,&quot;URL&quot;:&quot;https://www.tandfonline.com/doi/full/10.1080/07370020903586696&quot;,&quot;accessed&quot;:{&quot;date-parts&quot;:[[&quot;2025&quot;,3,5]]}}}],&quot;properties&quot;:{&quot;noteIndex&quot;:0,&quot;formattedCitation&quot;:&quot;[@stolterman_concept-driven_2010]&quot;},&quot;schema&quot;:&quot;https://github.com/citation-style-language/schema/raw/master/csl-citation.json&quot;,&quot;citationID&quot;:&quot;huhlfeho&quot;} RNDkexcdmtzyr"/>&lt;Do Zotero Refresh: [@stolterman_concept-driven_2010]&gt;<text:reference-mark-end text:name="ZOTERO_ITEM CSL_CITATION {&quot;citationItems&quot;:[{&quot;prefix&quot;:&quot;&quot;,&quot;uri&quot;:[&quot;http://zotero.org/users/1913249/items/FDWWQBHX&quot;],&quot;suffix&quot;:&quot;&quot;,&quot;id&quot;:10140,&quot;uris&quot;:[&quot;http://zotero.org/users/1913249/items/FDWWQBHX&quot;],&quot;itemData&quot;:{&quot;container-title-short&quot;:&quot;Human–Computer Interaction&quot;,&quot;citation-key&quot;:&quot;stolterman_concept-driven_2010&quot;,&quot;DOI&quot;:&quot;10.1080/07370020903586696&quot;,&quot;page&quot;:&quot;95-118&quot;,&quot;type&quot;:&quot;article-journal&quot;,&quot;issued&quot;:{&quot;date-parts&quot;:[[&quot;2010&quot;,5,28]]},&quot;source&quot;:&quot;DOI.org (Crossref)&quot;,&quot;issue&quot;:&quot;2&quot;,&quot;id&quot;:&quot;stolterman_concept-driven_2010&quot;,&quot;ISSN&quot;:&quot;0737-0024, 1532-7051&quot;,&quot;author&quot;:[{&quot;given&quot;:&quot;Erik&quot;,&quot;family&quot;:&quot;Stolterman&quot;},{&quot;given&quot;:&quot;Mikael&quot;,&quot;family&quot;:&quot;Wiberg&quot;}],&quot;volume&quot;:&quot;25&quot;,&quot;title&quot;:&quot;Concept-Driven Interaction Design Research&quot;,&quot;container-title&quot;:&quot;Human–Computer Interaction&quot;,&quot;language&quot;:&quot;en&quot;,&quot;URL&quot;:&quot;https://www.tandfonline.com/doi/full/10.1080/07370020903586696&quot;,&quot;accessed&quot;:{&quot;date-parts&quot;:[[&quot;2025&quot;,3,5]]}}}],&quot;properties&quot;:{&quot;noteIndex&quot;:0,&quot;formattedCitation&quot;:&quot;[@stolterman_concept-driven_2010]&quot;},&quot;schema&quot;:&quot;https://github.com/citation-style-language/schema/raw/master/csl-citation.json&quot;,&quot;citationID&quot;:&quot;huhlfeho&quot;} RNDkexcdmtzyr"/>.</text:p>
      <text:p text:style-name="Text_20_body">The work of Eriksson et al. <text:reference-mark-start text:name="ZOTERO_ITEM CSL_CITATION {&quot;citationItems&quot;:[{&quot;locator&quot;:&quot;15&quot;,&quot;uri&quot;:[&quot;http://zotero.org/users/1913249/items/YJKSC8LM&quot;],&quot;prefix&quot;:&quot;&quot;,&quot;suppress-author&quot;:true,&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 p.15]&quot;},&quot;schema&quot;:&quot;https://github.com/citation-style-language/schema/raw/master/csl-citation.json&quot;,&quot;citationID&quot;:&quot;jtjhgpgd&quot;} RNDtduetbybne"/>&lt;Do Zotero Refresh: [-@eriksson_using_2019, p.15]&gt;<text:reference-mark-end text:name="ZOTERO_ITEM CSL_CITATION {&quot;citationItems&quot;:[{&quot;locator&quot;:&quot;15&quot;,&quot;uri&quot;:[&quot;http://zotero.org/users/1913249/items/YJKSC8LM&quot;],&quot;prefix&quot;:&quot;&quot;,&quot;suppress-author&quot;:true,&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 p.15]&quot;},&quot;schema&quot;:&quot;https://github.com/citation-style-language/schema/raw/master/csl-citation.json&quot;,&quot;citationID&quot;:&quot;jtjhgpgd&quot;} RNDtduetbybne"/> using gameplay design patterns with young people draws inspiration from this research on value of design patterns.</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text:p>
      <text:p text:style-name="Text_20_body">Additionally, it is important to ask who these frameworks are aimed at.</text:p>
      <text:h text:style-name="Heading_20_4" text:outline-level="4"><text:bookmark-start text:name="purpose-of-the-frameworks-being-addressed-is-also-relevant."/>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6">
        <text:list-item>
          <text:p text:style-name="P31">As a research framework - Eriksson et al.</text:p>
        </text:list-item>
        <text:list-item>
          <text:p text:style-name="P31">A facilitator / design framework -</text:p>
        </text:list-item>
        <text:list-item>
          <text:p text:style-name="P31">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he term abstraction has varied interpretation even within the field of computer science education <text:reference-mark-start text:name="ZOTERO_ITEM CSL_CITATION {&quot;citationItems&quot;:[{&quot;prefix&quot;:&quot;&quot;,&quot;uri&quot;:[&quot;http://zotero.org/users/1913249/items/UENCJTPP&quot;],&quot;suffix&quot;:&quot;&quot;,&quot;id&quot;:3699,&quot;uris&quot;:[&quot;http://zotero.org/users/1913249/items/UENCJTPP&quot;],&quot;itemData&quot;:{&quot;container-title-short&quot;:&quot;SIGCSE Bull.&quot;,&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DOI&quot;:&quot;10.1145/637610.544461&quot;,&quot;page&quot;:&quot;156–160&quot;,&quot;type&quot;:&quot;article-journal&quot;,&quot;issued&quot;:{&quot;date-parts&quot;:[[&quot;2002&quot;,6,24]]},&quot;source&quot;:&quot;September 2002&quot;,&quot;issue&quot;:&quot;3&quot;,&quot;id&quot;:&quot;hazzan_reducing_2002&quot;,&quot;accessed&quot;:{&quot;date-parts&quot;:[[&quot;2023&quot;,3,14]]},&quot;author&quot;:[{&quot;given&quot;:&quot;Orit&quot;,&quot;family&quot;:&quot;Hazzan&quot;}],&quot;volume&quot;:&quot;34&quot;,&quot;container-title&quot;:&quot;ACM SIGCSE Bulletin&quot;,&quot;ISSN&quot;:&quot;0097-8418&quot;,&quot;URL&quot;:&quot;https://doi.org/10.1145/637610.544461&quot;,&quot;title&quot;:&quot;Reducing abstraction level when learning computability theory concepts&quot;}}],&quot;properties&quot;:{&quot;noteIndex&quot;:0,&quot;formattedCitation&quot;:&quot;[@hazzan_reducing_2002]&quot;},&quot;schema&quot;:&quot;https://github.com/citation-style-language/schema/raw/master/csl-citation.json&quot;,&quot;citationID&quot;:&quot;gutrzqtc&quot;} RNDdncbflvotb"/>&lt;Do Zotero Refresh: [@hazzan_reducing_2002]&gt;<text:reference-mark-end text:name="ZOTERO_ITEM CSL_CITATION {&quot;citationItems&quot;:[{&quot;prefix&quot;:&quot;&quot;,&quot;uri&quot;:[&quot;http://zotero.org/users/1913249/items/UENCJTPP&quot;],&quot;suffix&quot;:&quot;&quot;,&quot;id&quot;:3699,&quot;uris&quot;:[&quot;http://zotero.org/users/1913249/items/UENCJTPP&quot;],&quot;itemData&quot;:{&quot;container-title-short&quot;:&quot;SIGCSE Bull.&quot;,&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DOI&quot;:&quot;10.1145/637610.544461&quot;,&quot;page&quot;:&quot;156–160&quot;,&quot;type&quot;:&quot;article-journal&quot;,&quot;issued&quot;:{&quot;date-parts&quot;:[[&quot;2002&quot;,6,24]]},&quot;source&quot;:&quot;September 2002&quot;,&quot;issue&quot;:&quot;3&quot;,&quot;id&quot;:&quot;hazzan_reducing_2002&quot;,&quot;accessed&quot;:{&quot;date-parts&quot;:[[&quot;2023&quot;,3,14]]},&quot;author&quot;:[{&quot;given&quot;:&quot;Orit&quot;,&quot;family&quot;:&quot;Hazzan&quot;}],&quot;volume&quot;:&quot;34&quot;,&quot;container-title&quot;:&quot;ACM SIGCSE Bulletin&quot;,&quot;ISSN&quot;:&quot;0097-8418&quot;,&quot;URL&quot;:&quot;https://doi.org/10.1145/637610.544461&quot;,&quot;title&quot;:&quot;Reducing abstraction level when learning computability theory concepts&quot;}}],&quot;properties&quot;:{&quot;noteIndex&quot;:0,&quot;formattedCitation&quot;:&quot;[@hazzan_reducing_2002]&quot;},&quot;schema&quot;:&quot;https://github.com/citation-style-language/schema/raw/master/csl-citation.json&quot;,&quot;citationID&quot;:&quot;gutrzqtc&quot;} RNDdncbflvotb"/>.</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 Which as explored in Chapter 2 is a more abstract definition can be see as overarching computing principles with cross over to high level structural design approaches.</text:p>
      <text:p text:style-name="Text_20_body">While Wing’s emphasis on the importance of the explicit teaching of skills of decomposition, pattern recognition, abstraction, and algorithmic thinking, contribution on computational thinking is more theoretical than applied. Begs question how do you teach computation thinking in most abstract way via explicit teaching. Grover <text:reference-mark-start text:name="ZOTERO_ITEM CSL_CITATION {&quot;citationItems&quot;:[{&quot;prefix&quot;:&quot;&quot;,&quot;uri&quot;:[&quot;http://zotero.org/users/1913249/items/BKLS48TF&quot;],&quot;suffix&quot;:&quot;&quot;,&quot;id&quot;:2734,&quot;uris&quot;:[&quot;http://zotero.org/users/1913249/items/BKLS48TF&quot;],&quot;itemData&quot;:{&quot;citation-key&quot;:&quot;grover_computational_2017&quot;,&quot;author&quot;:[{&quot;given&quot;:&quot;Shuchi&quot;,&quot;family&quot;:&quot;Grover&quot;},{&quot;given&quot;:&quot;Roy&quot;,&quot;family&quot;:&quot;Pea&quot;}],&quot;source&quot;:&quot;ResearchGate&quot;,&quot;title-short&quot;:&quot;Computational Thinking&quot;,&quot;title&quot;:&quot;Computational Thinking: A Competency Whose Time Has Come&quot;,&quot;id&quot;:&quot;grover_computational_2017&quot;,&quot;type&quot;:&quot;chapter&quot;,&quot;issued&quot;:{&quot;date-parts&quot;:[[&quot;2017&quot;,12,28]]}}},{&quot;prefix&quot;:&quot;&quot;,&quot;uri&quot;:[&quot;http://zotero.org/users/1913249/items/NGLJHN2C&quot;],&quot;suffix&quot;:&quot;&quot;,&quot;id&quot;:236,&quot;uris&quot;:[&quot;http://zotero.org/users/1913249/items/NGLJHN2C&quot;],&quot;itemData&quot;:{&quot;citation-key&quot;:&quot;grover_computational_2013&quot;,&quot;DOI&quot;:&quot;10.3102/0013189X12463051&quot;,&quot;page&quot;:&quot;38-43&quot;,&quot;type&quot;:&quot;article-journal&quot;,&quot;issued&quot;:{&quot;date-parts&quot;:[[&quot;2013&quot;,1]]},&quot;source&quot;:&quot;Crossref&quot;,&quot;title-short&quot;:&quot;Computational Thinking in K–12&quot;,&quot;id&quot;:&quot;grover_computational_2013&quot;,&quot;ISSN&quot;:&quot;0013-189X, 1935-102X&quot;,&quot;author&quot;:[{&quot;given&quot;:&quot;Shuchi&quot;,&quot;family&quot;:&quot;Grover&quot;},{&quot;given&quot;:&quot;Roy&quot;,&quot;family&quot;:&quot;Pea&quot;}],&quot;volume&quot;:&quot;42&quot;,&quot;title&quot;:&quot;Computational Thinking in K–12: A Review of the State of the Field&quot;,&quot;language&quot;:&quot;en&quot;,&quot;container-title&quot;:&quot;Educational Researcher&quot;,&quot;issue&quot;:&quot;1&quot;,&quot;URL&quot;:&quot;http://journals.sagepub.com/doi/10.3102/0013189X12463051&quot;,&quot;accessed&quot;:{&quot;date-parts&quot;:[[&quot;2018&quot;,4,28]]}}}],&quot;properties&quot;:{&quot;noteIndex&quot;:0,&quot;formattedCitation&quot;:&quot;[@grover_computational_2017; @grover_computational_2013]&quot;},&quot;schema&quot;:&quot;https://github.com/citation-style-language/schema/raw/master/csl-citation.json&quot;,&quot;citationID&quot;:&quot;ezfxdzbw&quot;} RNDbaxpeekxvj"/>&lt;Do Zotero Refresh: [@grover_computational_2017; @grover_computational_2013]&gt;<text:reference-mark-end text:name="ZOTERO_ITEM CSL_CITATION {&quot;citationItems&quot;:[{&quot;prefix&quot;:&quot;&quot;,&quot;uri&quot;:[&quot;http://zotero.org/users/1913249/items/BKLS48TF&quot;],&quot;suffix&quot;:&quot;&quot;,&quot;id&quot;:2734,&quot;uris&quot;:[&quot;http://zotero.org/users/1913249/items/BKLS48TF&quot;],&quot;itemData&quot;:{&quot;citation-key&quot;:&quot;grover_computational_2017&quot;,&quot;author&quot;:[{&quot;given&quot;:&quot;Shuchi&quot;,&quot;family&quot;:&quot;Grover&quot;},{&quot;given&quot;:&quot;Roy&quot;,&quot;family&quot;:&quot;Pea&quot;}],&quot;source&quot;:&quot;ResearchGate&quot;,&quot;title-short&quot;:&quot;Computational Thinking&quot;,&quot;title&quot;:&quot;Computational Thinking: A Competency Whose Time Has Come&quot;,&quot;id&quot;:&quot;grover_computational_2017&quot;,&quot;type&quot;:&quot;chapter&quot;,&quot;issued&quot;:{&quot;date-parts&quot;:[[&quot;2017&quot;,12,28]]}}},{&quot;prefix&quot;:&quot;&quot;,&quot;uri&quot;:[&quot;http://zotero.org/users/1913249/items/NGLJHN2C&quot;],&quot;suffix&quot;:&quot;&quot;,&quot;id&quot;:236,&quot;uris&quot;:[&quot;http://zotero.org/users/1913249/items/NGLJHN2C&quot;],&quot;itemData&quot;:{&quot;citation-key&quot;:&quot;grover_computational_2013&quot;,&quot;DOI&quot;:&quot;10.3102/0013189X12463051&quot;,&quot;page&quot;:&quot;38-43&quot;,&quot;type&quot;:&quot;article-journal&quot;,&quot;issued&quot;:{&quot;date-parts&quot;:[[&quot;2013&quot;,1]]},&quot;source&quot;:&quot;Crossref&quot;,&quot;title-short&quot;:&quot;Computational Thinking in K–12&quot;,&quot;id&quot;:&quot;grover_computational_2013&quot;,&quot;ISSN&quot;:&quot;0013-189X, 1935-102X&quot;,&quot;author&quot;:[{&quot;given&quot;:&quot;Shuchi&quot;,&quot;family&quot;:&quot;Grover&quot;},{&quot;given&quot;:&quot;Roy&quot;,&quot;family&quot;:&quot;Pea&quot;}],&quot;volume&quot;:&quot;42&quot;,&quot;title&quot;:&quot;Computational Thinking in K–12: A Review of the State of the Field&quot;,&quot;language&quot;:&quot;en&quot;,&quot;container-title&quot;:&quot;Educational Researcher&quot;,&quot;issue&quot;:&quot;1&quot;,&quot;URL&quot;:&quot;http://journals.sagepub.com/doi/10.3102/0013189X12463051&quot;,&quot;accessed&quot;:{&quot;date-parts&quot;:[[&quot;2018&quot;,4,28]]}}}],&quot;properties&quot;:{&quot;noteIndex&quot;:0,&quot;formattedCitation&quot;:&quot;[@grover_computational_2017; @grover_computational_2013]&quot;},&quot;schema&quot;:&quot;https://github.com/citation-style-language/schema/raw/master/csl-citation.json&quot;,&quot;citationID&quot;:&quot;ezfxdzbw&quot;} RNDbaxpeekxvj"/>, Guzdial <text:reference-mark-start text:name="ZOTERO_ITEM CSL_CITATION {&quot;citationItems&quot;:[{&quot;prefix&quot;:&quot;&quot;,&quot;uri&quot;:[&quot;http://zotero.org/users/1913249/items/UFXUV9WB&quot;],&quot;suffix&quot;:&quot;&quot;,&quot;id&quot;:3475,&quot;uris&quot;:[&quot;http://zotero.org/users/1913249/items/UFXUV9WB&quot;],&quot;itemData&quot;:{&quot;container-title-short&quot;:&quot;Synthesis Lectures on Human-Centered Informatics&quot;,&quot;citation-key&quot;:&quot;guzdial_learner-centered_2015&quot;,&quot;DOI&quot;:&quot;10.2200/S00684ED1V01Y201511HCI033&quot;,&quot;page&quot;:&quot;1-165&quot;,&quot;type&quot;:&quot;article-journal&quot;,&quot;issued&quot;:{&quot;date-parts&quot;:[[&quot;2015&quot;,11,30]]},&quot;source&quot;:&quot;DOI.org (Crossref)&quot;,&quot;title-short&quot;:&quot;Learner-Centered Design of Computing Education&quot;,&quot;id&quot;:&quot;guzdial_learner-centered_2015&quot;,&quot;ISSN&quot;:&quot;1946-7680, 1946-7699&quot;,&quot;author&quot;:[{&quot;given&quot;:&quot;Mark&quot;,&quot;family&quot;:&quot;Guzdial&quot;}],&quot;volume&quot;:&quot;8&quot;,&quot;title&quot;:&quot;Learner-Centered Design of Computing Education: Research on Computing for Everyone&quot;,&quot;language&quot;:&quot;en&quot;,&quot;container-title&quot;:&quot;Synthesis Lectures on Human-Centered Informatics&quot;,&quot;issue&quot;:&quot;6&quot;,&quot;URL&quot;:&quot;http://www.morganclaypool.com/doi/10.2200/S00684ED1V01Y201511HCI033&quot;,&quot;accessed&quot;:{&quot;date-parts&quot;:[[&quot;2020&quot;,10,17]]}}}],&quot;properties&quot;:{&quot;noteIndex&quot;:0,&quot;formattedCitation&quot;:&quot;[@guzdial_learner-centered_2015]&quot;},&quot;schema&quot;:&quot;https://github.com/citation-style-language/schema/raw/master/csl-citation.json&quot;,&quot;citationID&quot;:&quot;oplrcnth&quot;} RNDzpwtqatvyw"/>&lt;Do Zotero Refresh: [@guzdial_learner-centered_2015]&gt;<text:reference-mark-end text:name="ZOTERO_ITEM CSL_CITATION {&quot;citationItems&quot;:[{&quot;prefix&quot;:&quot;&quot;,&quot;uri&quot;:[&quot;http://zotero.org/users/1913249/items/UFXUV9WB&quot;],&quot;suffix&quot;:&quot;&quot;,&quot;id&quot;:3475,&quot;uris&quot;:[&quot;http://zotero.org/users/1913249/items/UFXUV9WB&quot;],&quot;itemData&quot;:{&quot;container-title-short&quot;:&quot;Synthesis Lectures on Human-Centered Informatics&quot;,&quot;citation-key&quot;:&quot;guzdial_learner-centered_2015&quot;,&quot;DOI&quot;:&quot;10.2200/S00684ED1V01Y201511HCI033&quot;,&quot;page&quot;:&quot;1-165&quot;,&quot;type&quot;:&quot;article-journal&quot;,&quot;issued&quot;:{&quot;date-parts&quot;:[[&quot;2015&quot;,11,30]]},&quot;source&quot;:&quot;DOI.org (Crossref)&quot;,&quot;title-short&quot;:&quot;Learner-Centered Design of Computing Education&quot;,&quot;id&quot;:&quot;guzdial_learner-centered_2015&quot;,&quot;ISSN&quot;:&quot;1946-7680, 1946-7699&quot;,&quot;author&quot;:[{&quot;given&quot;:&quot;Mark&quot;,&quot;family&quot;:&quot;Guzdial&quot;}],&quot;volume&quot;:&quot;8&quot;,&quot;title&quot;:&quot;Learner-Centered Design of Computing Education: Research on Computing for Everyone&quot;,&quot;language&quot;:&quot;en&quot;,&quot;container-title&quot;:&quot;Synthesis Lectures on Human-Centered Informatics&quot;,&quot;issue&quot;:&quot;6&quot;,&quot;URL&quot;:&quot;http://www.morganclaypool.com/doi/10.2200/S00684ED1V01Y201511HCI033&quot;,&quot;accessed&quot;:{&quot;date-parts&quot;:[[&quot;2020&quot;,10,17]]}}}],&quot;properties&quot;:{&quot;noteIndex&quot;:0,&quot;formattedCitation&quot;:&quot;[@guzdial_learner-centered_2015]&quot;},&quot;schema&quot;:&quot;https://github.com/citation-style-language/schema/raw/master/csl-citation.json&quot;,&quot;citationID&quot;:&quot;oplrcnth&quot;} RNDzpwtqatvyw"/>- offer explicit techniques linked with computer coding. Bell and colleagues <text:reference-mark-start text:name="ZOTERO_ITEM CSL_CITATION {&quot;citationItems&quot;:[{&quot;prefix&quot;:&quot;&quot;,&quot;uri&quot;:[&quot;http://zotero.org/users/1913249/items/T3IDBBR3&quot;],&quot;suffix&quot;:&quot;&quot;,&quot;id&quot;:10137,&quot;uris&quot;:[&quot;http://zotero.org/users/1913249/items/T3IDBBR3&quot;],&quot;itemData&quot;:{&quot;issue&quot;:&quot;3&quot;,&quot;id&quot;:&quot;bell2019constructing&quot;,&quot;publisher&quot;:&quot;Alexander Riegler&quot;,&quot;title&quot;:&quot;Constructing computational thinking without using computers&quot;,&quot;author&quot;:[{&quot;given&quot;:&quot;Tim&quot;,&quot;family&quot;:&quot;Bell&quot;},{&quot;given&quot;:&quot;Michael&quot;,&quot;family&quot;:&quot;Lodi&quot;}],&quot;volume&quot;:&quot;14&quot;,&quot;citation-key&quot;:&quot;bell2019constructing&quot;,&quot;container-title&quot;:&quot;Constructivist foundations&quot;,&quot;page&quot;:&quot;342–351&quot;,&quot;type&quot;:&quot;article-journal&quot;,&quot;issued&quot;:{&quot;date-parts&quot;:[[&quot;2019&quot;]]}}}],&quot;properties&quot;:{&quot;noteIndex&quot;:0,&quot;formattedCitation&quot;:&quot;[@bell2019constructing]&quot;},&quot;schema&quot;:&quot;https://github.com/citation-style-language/schema/raw/master/csl-citation.json&quot;,&quot;citationID&quot;:&quot;vztxzrme&quot;} RNDvxcqgqfsii"/>&lt;Do Zotero Refresh: [@bell2019constructing]&gt;<text:reference-mark-end text:name="ZOTERO_ITEM CSL_CITATION {&quot;citationItems&quot;:[{&quot;prefix&quot;:&quot;&quot;,&quot;uri&quot;:[&quot;http://zotero.org/users/1913249/items/T3IDBBR3&quot;],&quot;suffix&quot;:&quot;&quot;,&quot;id&quot;:10137,&quot;uris&quot;:[&quot;http://zotero.org/users/1913249/items/T3IDBBR3&quot;],&quot;itemData&quot;:{&quot;issue&quot;:&quot;3&quot;,&quot;id&quot;:&quot;bell2019constructing&quot;,&quot;publisher&quot;:&quot;Alexander Riegler&quot;,&quot;title&quot;:&quot;Constructing computational thinking without using computers&quot;,&quot;author&quot;:[{&quot;given&quot;:&quot;Tim&quot;,&quot;family&quot;:&quot;Bell&quot;},{&quot;given&quot;:&quot;Michael&quot;,&quot;family&quot;:&quot;Lodi&quot;}],&quot;volume&quot;:&quot;14&quot;,&quot;citation-key&quot;:&quot;bell2019constructing&quot;,&quot;container-title&quot;:&quot;Constructivist foundations&quot;,&quot;page&quot;:&quot;342–351&quot;,&quot;type&quot;:&quot;article-journal&quot;,&quot;issued&quot;:{&quot;date-parts&quot;:[[&quot;2019&quot;]]}}}],&quot;properties&quot;:{&quot;noteIndex&quot;:0,&quot;formattedCitation&quot;:&quot;[@bell2019constructing]&quot;},&quot;schema&quot;:&quot;https://github.com/citation-style-language/schema/raw/master/csl-citation.json&quot;,&quot;citationID&quot;:&quot;vztxzrme&quot;} RNDvxcqgqfsii"/> explore the process of unplugged activities, exploring abstract CT concepts without using computers or coding.</text:p>
      <text:p text:style-name="Text_20_body">This learning design takes a fundamentally different approach. Abstract aspects of CT are strongly scaffolded, i.e. the process of code decomposition via the pre-existing functions in the code template, and abstraction again in template via the graphical design tool. The process of abstraction is also present, indeed it is present in the the last section addressing the process of moving from concrete exploration to an abstract germ cell of GDP use.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the RQ3. In this context, Wing’s CT framework describes some of the processes I have undertaken as a learning designer and researcher, but is less relevant to participants.</text:p>
      <text:p text:style-name="Text_20_body"><text:span text:style-name="T1">More concrete CT</text:span>: As explored in the appendix on learning map, the more concrete elements of CT definition <text:reference-mark-start text:name="ZOTERO_ITEM CSL_CITATION {&quot;citationItems&quot;:[{&quot;prefix&quot;:&quot;&quot;,&quot;uri&quot;:[&quot;http://zotero.org/users/1913249/items/7IHK4HWD&quot;],&quot;suffix&quot;:&quot;&quot;,&quot;id&quot;:271,&quot;uris&quot;:[&quot;http://zotero.org/users/1913249/items/7IHK4HWD&quot;],&quot;itemData&quot;:{&quot;source&quot;:&quot;Zotero&quot;,&quot;id&quot;:&quot;brennan_new_2012&quot;,&quot;title&quot;:&quot;New frameworks for studying and assessing the development of computational thinking&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citation-key&quot;:&quot;brennan_new_2012&quot;,&quot;page&quot;:&quot;25&quot;,&quot;type&quot;:&quot;article-journal&quot;,&quot;issued&quot;:{&quot;date-parts&quot;:[[&quot;2012&quot;]]}}}],&quot;properties&quot;:{&quot;noteIndex&quot;:0,&quot;formattedCitation&quot;:&quot;[@brennan_new_2012]&quot;},&quot;schema&quot;:&quot;https://github.com/citation-style-language/schema/raw/master/csl-citation.json&quot;,&quot;citationID&quot;:&quot;gbqfqnzh&quot;} RNDoscmpyliwl"/>&lt;Do Zotero Refresh: [@brennan_new_2012]&gt;<text:reference-mark-end text:name="ZOTERO_ITEM CSL_CITATION {&quot;citationItems&quot;:[{&quot;prefix&quot;:&quot;&quot;,&quot;uri&quot;:[&quot;http://zotero.org/users/1913249/items/7IHK4HWD&quot;],&quot;suffix&quot;:&quot;&quot;,&quot;id&quot;:271,&quot;uris&quot;:[&quot;http://zotero.org/users/1913249/items/7IHK4HWD&quot;],&quot;itemData&quot;:{&quot;source&quot;:&quot;Zotero&quot;,&quot;id&quot;:&quot;brennan_new_2012&quot;,&quot;title&quot;:&quot;New frameworks for studying and assessing the development of computational thinking&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citation-key&quot;:&quot;brennan_new_2012&quot;,&quot;page&quot;:&quot;25&quot;,&quot;type&quot;:&quot;article-journal&quot;,&quot;issued&quot;:{&quot;date-parts&quot;:[[&quot;2012&quot;]]}}}],&quot;properties&quot;:{&quot;noteIndex&quot;:0,&quot;formattedCitation&quot;:&quot;[@brennan_new_2012]&quot;},&quot;schema&quot;:&quot;https://github.com/citation-style-language/schema/raw/master/csl-citation.json&quot;,&quot;citationID&quot;:&quot;gbqfqnzh&quot;} RNDoscmpyliwl"/>, which exist on a more applied level, are readily observed in the data as explored in the following section.</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tems&quot;:[{&quot;prefix&quot;:&quot;&quot;,&quot;uri&quot;:[&quot;http://zotero.org/users/1913249/items/39JH9QJG&quot;],&quot;suffix&quot;:&quot;&quot;,&quot;id&quot;:3588,&quot;uris&quot;:[&quot;http://zotero.org/users/1913249/items/39JH9QJG&quot;],&quot;itemData&quot;:{&quot;publisher&quot;:&quot;ACM Press&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DOI&quot;:&quot;10.1145/2978249.2978272&quot;,&quot;publisher-place&quot;:&quot;M&amp;#252;nster, Germany&quot;,&quot;page&quot;:&quot;112-113&quot;,&quot;type&quot;:&quot;paper-conference&quot;,&quot;ISBN&quot;:&quot;978-1-4503-4223-0&quot;,&quot;language&quot;:&quot;en&quot;,&quot;id&quot;:&quot;waite_abstraction_2016&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accessed&quot;:{&quot;date-parts&quot;:[[&quot;2020&quot;,11,12]]},&quot;title&quot;:&quot;Abstraction and common classroom activities&quot;,&quot;source&quot;:&quot;DOI.org (Crossref)&quot;,&quot;container-title&quot;:&quot;Proceedings of the 11th Workshop in Primary and Secondary Computing Education on ZZZ - WiPSCE '16&quot;,&quot;event-place&quot;:&quot;M&amp;#252;nster, Germany&quot;,&quot;URL&quot;:&quot;http://dl.acm.org/citation.cfm?doid=2978249.2978272&quot;,&quot;issued&quot;:{&quot;date-parts&quot;:[[&quot;2016&quot;]]}}}],&quot;properties&quot;:{&quot;noteIndex&quot;:0,&quot;formattedCitation&quot;:&quot;[@waite_abstraction_2016]&quot;},&quot;schema&quot;:&quot;https://github.com/citation-style-language/schema/raw/master/csl-citation.json&quot;,&quot;citationID&quot;:&quot;aipvgrmm&quot;} RNDhseqbksrqj"/>&lt;Do Zotero Refresh: [@waite_abstraction_2016]&gt;<text:reference-mark-end text:name="ZOTERO_ITEM CSL_CITATION {&quot;citationItems&quot;:[{&quot;prefix&quot;:&quot;&quot;,&quot;uri&quot;:[&quot;http://zotero.org/users/1913249/items/39JH9QJG&quot;],&quot;suffix&quot;:&quot;&quot;,&quot;id&quot;:3588,&quot;uris&quot;:[&quot;http://zotero.org/users/1913249/items/39JH9QJG&quot;],&quot;itemData&quot;:{&quot;publisher&quot;:&quot;ACM Press&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DOI&quot;:&quot;10.1145/2978249.2978272&quot;,&quot;publisher-place&quot;:&quot;M&amp;#252;nster, Germany&quot;,&quot;page&quot;:&quot;112-113&quot;,&quot;type&quot;:&quot;paper-conference&quot;,&quot;ISBN&quot;:&quot;978-1-4503-4223-0&quot;,&quot;language&quot;:&quot;en&quot;,&quot;id&quot;:&quot;waite_abstraction_2016&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accessed&quot;:{&quot;date-parts&quot;:[[&quot;2020&quot;,11,12]]},&quot;title&quot;:&quot;Abstraction and common classroom activities&quot;,&quot;source&quot;:&quot;DOI.org (Crossref)&quot;,&quot;container-title&quot;:&quot;Proceedings of the 11th Workshop in Primary and Secondary Computing Education on ZZZ - WiPSCE '16&quot;,&quot;event-place&quot;:&quot;M&amp;#252;nster, Germany&quot;,&quot;URL&quot;:&quot;http://dl.acm.org/citation.cfm?doid=2978249.2978272&quot;,&quot;issued&quot;:{&quot;date-parts&quot;:[[&quot;2016&quot;]]}}}],&quot;properties&quot;:{&quot;noteIndex&quot;:0,&quot;formattedCitation&quot;:&quot;[@waite_abstraction_2016]&quot;},&quot;schema&quot;:&quot;https://github.com/citation-style-language/schema/raw/master/csl-citation.json&quot;,&quot;citationID&quot;:&quot;aipvgrmm&quot;} RNDhseqbksrqj"/>, their approach to abstraction <text:reference-mark-start text:name="ZOTERO_ITEM CSL_CITATION {&quot;citationItems&quot;:[{&quot;prefix&quot;:&quot;&quot;,&quot;uri&quot;:[&quot;http://zotero.org/users/1913249/items/8KSA6TV2&quot;],&quot;suffix&quot;:&quot;&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operties&quot;:{&quot;noteIndex&quot;:0,&quot;formattedCitation&quot;:&quot;[@waite_abstraction_2018-1]&quot;},&quot;schema&quot;:&quot;https://github.com/citation-style-language/schema/raw/master/csl-citation.json&quot;,&quot;citationID&quot;:&quot;epqsitfx&quot;} RNDrqgncgwrcc"/>&lt;Do Zotero Refresh: [@waite_abstraction_2018-1]&gt;<text:reference-mark-end text:name="ZOTERO_ITEM CSL_CITATION {&quot;citationItems&quot;:[{&quot;prefix&quot;:&quot;&quot;,&quot;uri&quot;:[&quot;http://zotero.org/users/1913249/items/8KSA6TV2&quot;],&quot;suffix&quot;:&quot;&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operties&quot;:{&quot;noteIndex&quot;:0,&quot;formattedCitation&quot;:&quot;[@waite_abstraction_2018-1]&quot;},&quot;schema&quot;:&quot;https://github.com/citation-style-language/schema/raw/master/csl-citation.json&quot;,&quot;citationID&quot;:&quot;epqsitfx&quot;} RNDrqgncgwrcc"/> is distinct from that just tackled in that it is grounded in an operationalised computational model distinguishing levels of abstract to concrete,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tems&quot;:[{&quot;prefix&quot;:&quot;&quot;,&quot;uri&quot;:[&quot;http://zotero.org/users/1913249/items/8KSA6TV2&quot;],&quot;suffix&quot;:&quot;&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operties&quot;:{&quot;noteIndex&quot;:0,&quot;formattedCitation&quot;:&quot;[@waite_abstraction_2018-1]&quot;},&quot;schema&quot;:&quot;https://github.com/citation-style-language/schema/raw/master/csl-citation.json&quot;,&quot;citationID&quot;:&quot;joprhuhi&quot;} RNDezavielyxt"/>&lt;Do Zotero Refresh: [@waite_abstraction_2018-1]&gt;<text:reference-mark-end text:name="ZOTERO_ITEM CSL_CITATION {&quot;citationItems&quot;:[{&quot;prefix&quot;:&quot;&quot;,&quot;uri&quot;:[&quot;http://zotero.org/users/1913249/items/8KSA6TV2&quot;],&quot;suffix&quot;:&quot;&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operties&quot;:{&quot;noteIndex&quot;:0,&quot;formattedCitation&quot;:&quot;[@waite_abstraction_2018-1]&quot;},&quot;schema&quot;:&quot;https://github.com/citation-style-language/schema/raw/master/csl-citation.json&quot;,&quot;citationID&quot;:&quot;joprhuhi&quot;} RNDezavielyxt"/>. Wing’s CT concepts within the LOA model would lie in the design level.</text:p>
      <text:p text:style-name="Text_20_body">Their advocacy for the utility of awareness of levels of abstraction, based on research indicating its efficacy to support learning programming <text:reference-mark-start text:name="ZOTERO_ITEM CSL_CITATION {&quot;citationItems&quot;:[{&quot;prefix&quot;:&quot;&quot;,&quot;uri&quot;:[&quot;http://zotero.org/users/1913249/items/7V536C2E&quot;],&quot;suffix&quot;:&quot;&quot;,&quot;id&quot;:10138,&quot;uris&quot;:[&quot;http://zotero.org/users/1913249/items/7V536C2E&quot;],&quot;itemData&quot;:{&quot;citation-key&quot;:&quot;cutts2012abstraction&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title&quot;:&quot;The abstraction transition taxonomy: Developing desired learning outcomes through the lens of situated cognition&quot;,&quot;page&quot;:&quot;63–70&quot;,&quot;container-title&quot;:&quot;Proceedings of the ninth annual international conference on International computing education research&quot;,&quot;id&quot;:&quot;cutts2012abstraction&quot;,&quot;type&quot;:&quot;paper-conference&quot;,&quot;issued&quot;:{&quot;date-parts&quot;:[[&quot;2012&quot;]]}}},{&quot;prefix&quot;:&quot;&quot;,&quot;uri&quot;:[&quot;http://zotero.org/users/1913249/items/94B8KBTT&quot;],&quot;suffix&quot;:&quot;&quot;,&quot;id&quot;:3583,&quot;uris&quot;:[&quot;http://zotero.org/users/1913249/items/94B8KBTT&quot;],&quot;itemData&quot;:{&quot;publisher&quot;:&quot;ACM Press&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DOI&quot;:&quot;10.1145/2978249.2978261&quot;,&quot;publisher-place&quot;:&quot;M&amp;#252;nster, Germany&quot;,&quot;page&quot;:&quot;80-83&quot;,&quot;type&quot;:&quot;paper-conference&quot;,&quot;ISBN&quot;:&quot;978-1-4503-4223-0&quot;,&quot;language&quot;:&quot;en&quot;,&quot;id&quot;:&quot;statter_teaching_2016&quot;,&quot;event-title&quot;:&quot;the 11th Workshop in Primary and Secondary Computing Education&quot;,&quot;author&quot;:[{&quot;given&quot;:&quot;David&quot;,&quot;family&quot;:&quot;Statter&quot;},{&quot;given&quot;:&quot;Michal&quot;,&quot;family&quot;:&quot;Armoni&quot;}],&quot;accessed&quot;:{&quot;date-parts&quot;:[[&quot;2020&quot;,11,12]]},&quot;title&quot;:&quot;Teaching Abstract Thinking in Introduction to Computer Science for 7th Graders&quot;,&quot;source&quot;:&quot;DOI.org (Crossref)&quot;,&quot;container-title&quot;:&quot;Proceedings of the 11th Workshop in Primary and Secondary Computing Education on ZZZ - WiPSCE '16&quot;,&quot;event-place&quot;:&quot;M&amp;#252;nster, Germany&quot;,&quot;URL&quot;:&quot;http://dl.acm.org/citation.cfm?doid=2978249.2978261&quot;,&quot;issued&quot;:{&quot;date-parts&quot;:[[&quot;2016&quot;]]}}}],&quot;properties&quot;:{&quot;noteIndex&quot;:0,&quot;formattedCitation&quot;:&quot;[@cutts2012abstraction; @statter_teaching_2016]&quot;},&quot;schema&quot;:&quot;https://github.com/citation-style-language/schema/raw/master/csl-citation.json&quot;,&quot;citationID&quot;:&quot;sdrjuyxw&quot;} RNDfuohxxwmoe"/>&lt;Do Zotero Refresh: [@cutts2012abstraction; @statter_teaching_2016]&gt;<text:reference-mark-end text:name="ZOTERO_ITEM CSL_CITATION {&quot;citationItems&quot;:[{&quot;prefix&quot;:&quot;&quot;,&quot;uri&quot;:[&quot;http://zotero.org/users/1913249/items/7V536C2E&quot;],&quot;suffix&quot;:&quot;&quot;,&quot;id&quot;:10138,&quot;uris&quot;:[&quot;http://zotero.org/users/1913249/items/7V536C2E&quot;],&quot;itemData&quot;:{&quot;citation-key&quot;:&quot;cutts2012abstraction&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title&quot;:&quot;The abstraction transition taxonomy: Developing desired learning outcomes through the lens of situated cognition&quot;,&quot;page&quot;:&quot;63–70&quot;,&quot;container-title&quot;:&quot;Proceedings of the ninth annual international conference on International computing education research&quot;,&quot;id&quot;:&quot;cutts2012abstraction&quot;,&quot;type&quot;:&quot;paper-conference&quot;,&quot;issued&quot;:{&quot;date-parts&quot;:[[&quot;2012&quot;]]}}},{&quot;prefix&quot;:&quot;&quot;,&quot;uri&quot;:[&quot;http://zotero.org/users/1913249/items/94B8KBTT&quot;],&quot;suffix&quot;:&quot;&quot;,&quot;id&quot;:3583,&quot;uris&quot;:[&quot;http://zotero.org/users/1913249/items/94B8KBTT&quot;],&quot;itemData&quot;:{&quot;publisher&quot;:&quot;ACM Press&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DOI&quot;:&quot;10.1145/2978249.2978261&quot;,&quot;publisher-place&quot;:&quot;M&amp;#252;nster, Germany&quot;,&quot;page&quot;:&quot;80-83&quot;,&quot;type&quot;:&quot;paper-conference&quot;,&quot;ISBN&quot;:&quot;978-1-4503-4223-0&quot;,&quot;language&quot;:&quot;en&quot;,&quot;id&quot;:&quot;statter_teaching_2016&quot;,&quot;event-title&quot;:&quot;the 11th Workshop in Primary and Secondary Computing Education&quot;,&quot;author&quot;:[{&quot;given&quot;:&quot;David&quot;,&quot;family&quot;:&quot;Statter&quot;},{&quot;given&quot;:&quot;Michal&quot;,&quot;family&quot;:&quot;Armoni&quot;}],&quot;accessed&quot;:{&quot;date-parts&quot;:[[&quot;2020&quot;,11,12]]},&quot;title&quot;:&quot;Teaching Abstract Thinking in Introduction to Computer Science for 7th Graders&quot;,&quot;source&quot;:&quot;DOI.org (Crossref)&quot;,&quot;container-title&quot;:&quot;Proceedings of the 11th Workshop in Primary and Secondary Computing Education on ZZZ - WiPSCE '16&quot;,&quot;event-place&quot;:&quot;M&amp;#252;nster, Germany&quot;,&quot;URL&quot;:&quot;http://dl.acm.org/citation.cfm?doid=2978249.2978261&quot;,&quot;issued&quot;:{&quot;date-parts&quot;:[[&quot;2016&quot;]]}}}],&quot;properties&quot;:{&quot;noteIndex&quot;:0,&quot;formattedCitation&quot;:&quot;[@cutts2012abstraction; @statter_teaching_2016]&quot;},&quot;schema&quot;:&quot;https://github.com/citation-style-language/schema/raw/master/csl-citation.json&quot;,&quot;citationID&quot;:&quot;sdrjuyxw&quot;} RNDfuohxxwmoe"/>, states the value of learners knowing at what level of abstraction they are operating and a fluency of movement between the levels. Waite and Sentence’s later work synthesised this approach with interpretation of levels of abstraction and semantic waves in a computing education aligned with a UK curricular context <text:reference-mark-start text:name="ZOTERO_ITEM CSL_CITATION {&quot;citationItems&quot;:[{&quot;prefix&quot;:&quot;&quot;,&quot;uri&quot;:[&quot;http://zotero.org/users/1913249/items/CPLQVKUI&quot;],&quot;suffix&quot;:&quot;&quot;,&quot;id&quot;:3665,&quot;uris&quot;:[&quot;http://zotero.org/users/1913249/items/CPLQVKUI&quot;],&quot;itemData&quot;:{&quot;publisher&quot;:&quot;ACM&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DOI&quot;:&quot;10.1145/3137065.3137084&quot;,&quot;publisher-place&quot;:&quot;Nijmegen Netherlands&quot;,&quot;page&quot;:&quot;113-114&quot;,&quot;type&quot;:&quot;paper-conference&quot;,&quot;ISBN&quot;:&quot;978-1-4503-5428-8&quot;,&quot;language&quot;:&quot;en&quot;,&quot;title-short&quot;:&quot;PRIMM&quot;,&quot;id&quot;:&quot;sentance_primm_2017&quot;,&quot;event-title&quot;:&quot;WiPSCE '17: 12th Workshop in Primary and Secondary Computing Education&quot;,&quot;author&quot;:[{&quot;given&quot;:&quot;Sue&quot;,&quot;family&quot;:&quot;Sentance&quot;},{&quot;given&quot;:&quot;Jane&quot;,&quot;family&quot;:&quot;Waite&quot;}],&quot;accessed&quot;:{&quot;date-parts&quot;:[[&quot;2020&quot;,10,17]]},&quot;title&quot;:&quot;PRIMM: Exploring pedagogical approaches for teaching text-based programming in school&quot;,&quot;source&quot;:&quot;DOI.org (Crossref)&quot;,&quot;container-title&quot;:&quot;Proceedings of the 12th Workshop on Primary and Secondary Computing Education&quot;,&quot;event-place&quot;:&quot;Nijmegen Netherlands&quot;,&quot;URL&quot;:&quot;https://dl.acm.org/doi/10.1145/3137065.3137084&quot;,&quot;issued&quot;:{&quot;date-parts&quot;:[[&quot;2017&quot;,11,8]]}}}],&quot;properties&quot;:{&quot;noteIndex&quot;:0,&quot;formattedCitation&quot;:&quot;[@sentance_primm_2017]&quot;},&quot;schema&quot;:&quot;https://github.com/citation-style-language/schema/raw/master/csl-citation.json&quot;,&quot;citationID&quot;:&quot;hwmmwmhe&quot;} RNDrsdpmvsefm"/>&lt;Do Zotero Refresh: [@sentance_primm_2017]&gt;<text:reference-mark-end text:name="ZOTERO_ITEM CSL_CITATION {&quot;citationItems&quot;:[{&quot;prefix&quot;:&quot;&quot;,&quot;uri&quot;:[&quot;http://zotero.org/users/1913249/items/CPLQVKUI&quot;],&quot;suffix&quot;:&quot;&quot;,&quot;id&quot;:3665,&quot;uris&quot;:[&quot;http://zotero.org/users/1913249/items/CPLQVKUI&quot;],&quot;itemData&quot;:{&quot;publisher&quot;:&quot;ACM&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DOI&quot;:&quot;10.1145/3137065.3137084&quot;,&quot;publisher-place&quot;:&quot;Nijmegen Netherlands&quot;,&quot;page&quot;:&quot;113-114&quot;,&quot;type&quot;:&quot;paper-conference&quot;,&quot;ISBN&quot;:&quot;978-1-4503-5428-8&quot;,&quot;language&quot;:&quot;en&quot;,&quot;title-short&quot;:&quot;PRIMM&quot;,&quot;id&quot;:&quot;sentance_primm_2017&quot;,&quot;event-title&quot;:&quot;WiPSCE '17: 12th Workshop in Primary and Secondary Computing Education&quot;,&quot;author&quot;:[{&quot;given&quot;:&quot;Sue&quot;,&quot;family&quot;:&quot;Sentance&quot;},{&quot;given&quot;:&quot;Jane&quot;,&quot;family&quot;:&quot;Waite&quot;}],&quot;accessed&quot;:{&quot;date-parts&quot;:[[&quot;2020&quot;,10,17]]},&quot;title&quot;:&quot;PRIMM: Exploring pedagogical approaches for teaching text-based programming in school&quot;,&quot;source&quot;:&quot;DOI.org (Crossref)&quot;,&quot;container-title&quot;:&quot;Proceedings of the 12th Workshop on Primary and Secondary Computing Education&quot;,&quot;event-place&quot;:&quot;Nijmegen Netherlands&quot;,&quot;URL&quot;:&quot;https://dl.acm.org/doi/10.1145/3137065.3137084&quot;,&quot;issued&quot;:{&quot;date-parts&quot;:[[&quot;2017&quot;,11,8]]}}}],&quot;properties&quot;:{&quot;noteIndex&quot;:0,&quot;formattedCitation&quot;:&quot;[@sentance_primm_2017]&quot;},&quot;schema&quot;:&quot;https://github.com/citation-style-language/schema/raw/master/csl-citation.json&quot;,&quot;citationID&quot;:&quot;hwmmwmhe&quot;} RNDrsdpmvsefm"/>. The focus of semantic waves aimed at teachers to help them design learning experiences which allow for participant shifts in LOA perspectives. </text:p>
      <text:p text:style-name="Text_20_body">Following Waite et al. interpretation, in the Use stage of the UMC model <text:reference-mark-start text:name="ZOTERO_ITEM CSL_CITATION {&quot;citationItems&quot;:[{&quot;prefix&quot;:&quot;&quot;,&quot;uri&quot;:[&quot;http://zotero.org/users/1913249/items/M2JH9UT3&quot;],&quot;suffix&quot;:&quot;&quot;,&quot;id&quot;:3872,&quot;uris&quot;:[&quot;http://zotero.org/users/1913249/items/M2JH9UT3&quot;],&quot;itemData&quot;:{&quot;volume&quot;:&quot;2&quot;,&quot;URL&quot;:&quot;http://doi.acm.org/10.1145/1929887.1929902&quot;,&quot;source&quot;:&quot;ACM Digital Library&quot;,&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title&quot;:&quot;Computational thinking for youth in practice&quot;,&quot;accessed&quot;:{&quot;date-parts&quot;:[[&quot;2018&quot;,9,15]]},&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ISSN&quot;:&quot;2153-2184&quot;,&quot;container-title&quot;:&quot;ACM Inroads&quot;,&quot;page&quot;:&quot;32–37&quot;,&quot;type&quot;:&quot;article-journal&quot;,&quot;issued&quot;:{&quot;date-parts&quot;:[[&quot;2011&quot;,2]]}}}],&quot;properties&quot;:{&quot;noteIndex&quot;:0,&quot;formattedCitation&quot;:&quot;[@lee_computational_2011]&quot;},&quot;schema&quot;:&quot;https://github.com/citation-style-language/schema/raw/master/csl-citation.json&quot;,&quot;citationID&quot;:&quot;ddjiyxqv&quot;} RNDvmikrpgdbc"/>&lt;Do Zotero Refresh: [@lee_computational_2011]&gt;<text:reference-mark-end text:name="ZOTERO_ITEM CSL_CITATION {&quot;citationItems&quot;:[{&quot;prefix&quot;:&quot;&quot;,&quot;uri&quot;:[&quot;http://zotero.org/users/1913249/items/M2JH9UT3&quot;],&quot;suffix&quot;:&quot;&quot;,&quot;id&quot;:3872,&quot;uris&quot;:[&quot;http://zotero.org/users/1913249/items/M2JH9UT3&quot;],&quot;itemData&quot;:{&quot;volume&quot;:&quot;2&quot;,&quot;URL&quot;:&quot;http://doi.acm.org/10.1145/1929887.1929902&quot;,&quot;source&quot;:&quot;ACM Digital Library&quot;,&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title&quot;:&quot;Computational thinking for youth in practice&quot;,&quot;accessed&quot;:{&quot;date-parts&quot;:[[&quot;2018&quot;,9,15]]},&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ISSN&quot;:&quot;2153-2184&quot;,&quot;container-title&quot;:&quot;ACM Inroads&quot;,&quot;page&quot;:&quot;32–37&quot;,&quot;type&quot;:&quot;article-journal&quot;,&quot;issued&quot;:{&quot;date-parts&quot;:[[&quot;2011&quot;,2]]}}}],&quot;properties&quot;:{&quot;noteIndex&quot;:0,&quot;formattedCitation&quot;:&quot;[@lee_computational_2011]&quot;},&quot;schema&quot;:&quot;https://github.com/citation-style-language/schema/raw/master/csl-citation.json&quot;,&quot;citationID&quot;:&quot;ddjiyxqv&quot;} RNDvmikrpgdbc"/> (explored in Chapter 5 in relation to this research’s learning design), participants would be aware of the goal of the program, and the results. Subsequently, in the Modify stage they would become familiar with the design and code levels. Further analysis of my learning design in relation to the concept of LOA follows, after an exploration of abstract and concrete learning approaches in the work of Papert and colleagues in the following section.</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tems&quot;:[{&quot;prefix&quot;:&quot;&quot;,&quot;uri&quot;:[&quot;http://zotero.org/users/1913249/items/5QGUDFAX&quot;],&quot;suffix&quot;:&quot;&quot;,&quot;id&quot;:3132,&quot;uris&quot;:[&quot;http://zotero.org/users/1913249/items/5QGUDFAX&quot;],&quot;itemData&quot;:{&quot;container-title-short&quot;:&quot;IJCSES&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DOI&quot;:&quot;10.21585/ijcses.v2i1.23&quot;,&quot;page&quot;:&quot;14&quot;,&quot;type&quot;:&quot;article-journal&quot;,&quot;issued&quot;:{&quot;date-parts&quot;:[[&quot;2018&quot;,1,31]]},&quot;source&quot;:&quot;DOI.org (Crossref)&quot;,&quot;issue&quot;:&quot;1&quot;,&quot;id&quot;:&quot;waite_abstraction_2018&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volume&quot;:&quot;2&quot;,&quot;title&quot;:&quot;Abstraction in action: K-5 teachers' uses of levels of abstraction, particularly the design level, in teaching programming.&quot;,&quot;title-short&quot;:&quot;Abstraction in action&quot;,&quot;container-title&quot;:&quot;International Journal of Computer Science Education in Schools&quot;,&quot;language&quot;:&quot;en&quot;,&quot;URL&quot;:&quot;http://ijcses.org/index.php/ijcses/article/view/23&quot;,&quot;accessed&quot;:{&quot;date-parts&quot;:[[&quot;2019&quot;,12,10]]}}}],&quot;properties&quot;:{&quot;noteIndex&quot;:0,&quot;formattedCitation&quot;:&quot;[@waite_abstraction_2018]&quot;},&quot;schema&quot;:&quot;https://github.com/citation-style-language/schema/raw/master/csl-citation.json&quot;,&quot;citationID&quot;:&quot;qjhiclyp&quot;} RNDgrtmewqnfo"/>&lt;Do Zotero Refresh: [@waite_abstraction_2018]&gt;<text:reference-mark-end text:name="ZOTERO_ITEM CSL_CITATION {&quot;citationItems&quot;:[{&quot;prefix&quot;:&quot;&quot;,&quot;uri&quot;:[&quot;http://zotero.org/users/1913249/items/5QGUDFAX&quot;],&quot;suffix&quot;:&quot;&quot;,&quot;id&quot;:3132,&quot;uris&quot;:[&quot;http://zotero.org/users/1913249/items/5QGUDFAX&quot;],&quot;itemData&quot;:{&quot;container-title-short&quot;:&quot;IJCSES&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DOI&quot;:&quot;10.21585/ijcses.v2i1.23&quot;,&quot;page&quot;:&quot;14&quot;,&quot;type&quot;:&quot;article-journal&quot;,&quot;issued&quot;:{&quot;date-parts&quot;:[[&quot;2018&quot;,1,31]]},&quot;source&quot;:&quot;DOI.org (Crossref)&quot;,&quot;issue&quot;:&quot;1&quot;,&quot;id&quot;:&quot;waite_abstraction_2018&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volume&quot;:&quot;2&quot;,&quot;title&quot;:&quot;Abstraction in action: K-5 teachers' uses of levels of abstraction, particularly the design level, in teaching programming.&quot;,&quot;title-short&quot;:&quot;Abstraction in action&quot;,&quot;container-title&quot;:&quot;International Journal of Computer Science Education in Schools&quot;,&quot;language&quot;:&quot;en&quot;,&quot;URL&quot;:&quot;http://ijcses.org/index.php/ijcses/article/view/23&quot;,&quot;accessed&quot;:{&quot;date-parts&quot;:[[&quot;2019&quot;,12,10]]}}}],&quot;properties&quot;:{&quot;noteIndex&quot;:0,&quot;formattedCitation&quot;:&quot;[@waite_abstraction_2018]&quot;},&quot;schema&quot;:&quot;https://github.com/citation-style-language/schema/raw/master/csl-citation.json&quot;,&quot;citationID&quot;:&quot;qjhiclyp&quot;} RNDgrtmewqnfo"/></text:p>
      <text:p text:style-name="Text_20_body">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tems&quot;:[{&quot;prefix&quot;:&quot;&quot;,&quot;uri&quot;:[&quot;http://zotero.org/users/1913249/items/PN46846P&quot;],&quot;suppress-author&quot;:true,&quot;suffix&quot;:&quot;&quot;,&quot;id&quot;:2017,&quot;uris&quot;:[&quot;http://zotero.org/users/1913249/items/PN46846P&quot;],&quot;itemData&quot;:{&quot;issue&quot;:&quot;1&quot;,&quot;id&quot;:&quot;papert_epistemological_1990&quot;,&quot;accessed&quot;:{&quot;date-parts&quot;:[[&quot;2017&quot;,11,1]]},&quot;author&quot;:[{&quot;given&quot;:&quot;Seymour&quot;,&quot;family&quot;:&quot;Papert&quot;},{&quot;given&quot;:&quot;Sherry&quot;,&quot;family&quot;:&quot;Turkle&quot;}],&quot;volume&quot;:&quot;16&quot;,&quot;URL&quot;:&quot;http://www.papert.org/articles/EpistemologicalPluralism.html&quot;,&quot;title&quot;:&quot;Epistemological Pluralism and the Revaluation of the Concrete&quot;,&quot;container-title&quot;:&quot;Signs&quot;,&quot;citation-key&quot;:&quot;papert_epistemological_1990&quot;,&quot;type&quot;:&quot;article-journal&quot;,&quot;issued&quot;:{&quot;date-parts&quot;:[[&quot;1990&quot;]]}}}],&quot;properties&quot;:{&quot;noteIndex&quot;:0,&quot;formattedCitation&quot;:&quot;[-@papert_epistemological_1990]&quot;},&quot;schema&quot;:&quot;https://github.com/citation-style-language/schema/raw/master/csl-citation.json&quot;,&quot;citationID&quot;:&quot;lvkgisqz&quot;} RNDixdkauuhcw"/>&lt;Do Zotero Refresh: [-@papert_epistemological_1990]&gt;<text:reference-mark-end text:name="ZOTERO_ITEM CSL_CITATION {&quot;citationItems&quot;:[{&quot;prefix&quot;:&quot;&quot;,&quot;uri&quot;:[&quot;http://zotero.org/users/1913249/items/PN46846P&quot;],&quot;suppress-author&quot;:true,&quot;suffix&quot;:&quot;&quot;,&quot;id&quot;:2017,&quot;uris&quot;:[&quot;http://zotero.org/users/1913249/items/PN46846P&quot;],&quot;itemData&quot;:{&quot;issue&quot;:&quot;1&quot;,&quot;id&quot;:&quot;papert_epistemological_1990&quot;,&quot;accessed&quot;:{&quot;date-parts&quot;:[[&quot;2017&quot;,11,1]]},&quot;author&quot;:[{&quot;given&quot;:&quot;Seymour&quot;,&quot;family&quot;:&quot;Papert&quot;},{&quot;given&quot;:&quot;Sherry&quot;,&quot;family&quot;:&quot;Turkle&quot;}],&quot;volume&quot;:&quot;16&quot;,&quot;URL&quot;:&quot;http://www.papert.org/articles/EpistemologicalPluralism.html&quot;,&quot;title&quot;:&quot;Epistemological Pluralism and the Revaluation of the Concrete&quot;,&quot;container-title&quot;:&quot;Signs&quot;,&quot;citation-key&quot;:&quot;papert_epistemological_1990&quot;,&quot;type&quot;:&quot;article-journal&quot;,&quot;issued&quot;:{&quot;date-parts&quot;:[[&quot;1990&quot;]]}}}],&quot;properties&quot;:{&quot;noteIndex&quot;:0,&quot;formattedCitation&quot;:&quot;[-@papert_epistemological_1990]&quot;},&quot;schema&quot;:&quot;https://github.com/citation-style-language/schema/raw/master/csl-citation.json&quot;,&quot;citationID&quot;:&quot;lvkgisqz&quot;} RNDixdkauuhcw"/> exploration of diversity in coding approaches which the call epistemological pluralism. The focus here is on their championing of approaches beyond the dominant formal/ abstract approach that “emphasizes control and through structure and planning” <text:reference-mark-start text:name="ZOTERO_ITEM CSL_CITATION {&quot;citationItems&quot;:[{&quot;locator&quot;:&quot;134&quot;,&quot;prefix&quot;:&quot;&quot;,&quot;uri&quot;:[&quot;http://zotero.org/users/1913249/items/PN46846P&quot;],&quot;id&quot;:2017,&quot;uris&quot;:[&quot;http://zotero.org/users/1913249/items/PN46846P&quot;],&quot;itemData&quot;:{&quot;issue&quot;:&quot;1&quot;,&quot;id&quot;:&quot;papert_epistemological_1990&quot;,&quot;accessed&quot;:{&quot;date-parts&quot;:[[&quot;2017&quot;,11,1]]},&quot;author&quot;:[{&quot;given&quot;:&quot;Seymour&quot;,&quot;family&quot;:&quot;Papert&quot;},{&quot;given&quot;:&quot;Sherry&quot;,&quot;family&quot;:&quot;Turkle&quot;}],&quot;volume&quot;:&quot;16&quot;,&quot;URL&quot;:&quot;http://www.papert.org/articles/EpistemologicalPluralism.html&quot;,&quot;title&quot;:&quot;Epistemological Pluralism and the Revaluation of the Concrete&quot;,&quot;container-title&quot;:&quot;Signs&quot;,&quot;citation-key&quot;:&quot;papert_epistemological_1990&quot;,&quot;type&quot;:&quot;article-journal&quot;,&quot;issued&quot;:{&quot;date-parts&quot;:[[&quot;1990&quot;]]}}}],&quot;properties&quot;:{&quot;noteIndex&quot;:0,&quot;formattedCitation&quot;:&quot;[@papert_epistemological_1990, p.134]&quot;},&quot;schema&quot;:&quot;https://github.com/citation-style-language/schema/raw/master/csl-citation.json&quot;,&quot;citationID&quot;:&quot;sblzsfmw&quot;} RNDccjhrvdbbl"/>&lt;Do Zotero Refresh: [@papert_epistemological_1990, p.134]&gt;<text:reference-mark-end text:name="ZOTERO_ITEM CSL_CITATION {&quot;citationItems&quot;:[{&quot;locator&quot;:&quot;134&quot;,&quot;prefix&quot;:&quot;&quot;,&quot;uri&quot;:[&quot;http://zotero.org/users/1913249/items/PN46846P&quot;],&quot;id&quot;:2017,&quot;uris&quot;:[&quot;http://zotero.org/users/1913249/items/PN46846P&quot;],&quot;itemData&quot;:{&quot;issue&quot;:&quot;1&quot;,&quot;id&quot;:&quot;papert_epistemological_1990&quot;,&quot;accessed&quot;:{&quot;date-parts&quot;:[[&quot;2017&quot;,11,1]]},&quot;author&quot;:[{&quot;given&quot;:&quot;Seymour&quot;,&quot;family&quot;:&quot;Papert&quot;},{&quot;given&quot;:&quot;Sherry&quot;,&quot;family&quot;:&quot;Turkle&quot;}],&quot;volume&quot;:&quot;16&quot;,&quot;URL&quot;:&quot;http://www.papert.org/articles/EpistemologicalPluralism.html&quot;,&quot;title&quot;:&quot;Epistemological Pluralism and the Revaluation of the Concrete&quot;,&quot;container-title&quot;:&quot;Signs&quot;,&quot;citation-key&quot;:&quot;papert_epistemological_1990&quot;,&quot;type&quot;:&quot;article-journal&quot;,&quot;issued&quot;:{&quot;date-parts&quot;:[[&quot;1990&quot;]]}}}],&quot;properties&quot;:{&quot;noteIndex&quot;:0,&quot;formattedCitation&quot;:&quot;[@papert_epistemological_1990, p.134]&quot;},&quot;schema&quot;:&quot;https://github.com/citation-style-language/schema/raw/master/csl-citation.json&quot;,&quot;citationID&quot;:&quot;sblzsfmw&quot;} RNDccjhrvdbbl"/>. This approach which can be characterised by the following: a top-down design processing involving extensively planning prior to coding, explicit teaching of language principles and syntax, coding from scratch rather than altering existing products. To counter this dominance, Papert and Turkle <text:reference-mark-start text:name="ZOTERO_ITEM CSL_CITATION {&quot;citationItems&quot;:[{&quot;prefix&quot;:&quot;&quot;,&quot;uri&quot;:[&quot;http://zotero.org/users/1913249/items/PN46846P&quot;],&quot;suppress-author&quot;:true,&quot;suffix&quot;:&quot;&quot;,&quot;id&quot;:2017,&quot;uris&quot;:[&quot;http://zotero.org/users/1913249/items/PN46846P&quot;],&quot;itemData&quot;:{&quot;issue&quot;:&quot;1&quot;,&quot;id&quot;:&quot;papert_epistemological_1990&quot;,&quot;accessed&quot;:{&quot;date-parts&quot;:[[&quot;2017&quot;,11,1]]},&quot;author&quot;:[{&quot;given&quot;:&quot;Seymour&quot;,&quot;family&quot;:&quot;Papert&quot;},{&quot;given&quot;:&quot;Sherry&quot;,&quot;family&quot;:&quot;Turkle&quot;}],&quot;volume&quot;:&quot;16&quot;,&quot;URL&quot;:&quot;http://www.papert.org/articles/EpistemologicalPluralism.html&quot;,&quot;title&quot;:&quot;Epistemological Pluralism and the Revaluation of the Concrete&quot;,&quot;container-title&quot;:&quot;Signs&quot;,&quot;citation-key&quot;:&quot;papert_epistemological_1990&quot;,&quot;type&quot;:&quot;article-journal&quot;,&quot;issued&quot;:{&quot;date-parts&quot;:[[&quot;1990&quot;]]}}}],&quot;properties&quot;:{&quot;noteIndex&quot;:0,&quot;formattedCitation&quot;:&quot;[-@papert_epistemological_1990]&quot;},&quot;schema&quot;:&quot;https://github.com/citation-style-language/schema/raw/master/csl-citation.json&quot;,&quot;citationID&quot;:&quot;urldppnp&quot;} RNDjhxmepnqpg"/>&lt;Do Zotero Refresh: [-@papert_epistemological_1990]&gt;<text:reference-mark-end text:name="ZOTERO_ITEM CSL_CITATION {&quot;citationItems&quot;:[{&quot;prefix&quot;:&quot;&quot;,&quot;uri&quot;:[&quot;http://zotero.org/users/1913249/items/PN46846P&quot;],&quot;suppress-author&quot;:true,&quot;suffix&quot;:&quot;&quot;,&quot;id&quot;:2017,&quot;uris&quot;:[&quot;http://zotero.org/users/1913249/items/PN46846P&quot;],&quot;itemData&quot;:{&quot;issue&quot;:&quot;1&quot;,&quot;id&quot;:&quot;papert_epistemological_1990&quot;,&quot;accessed&quot;:{&quot;date-parts&quot;:[[&quot;2017&quot;,11,1]]},&quot;author&quot;:[{&quot;given&quot;:&quot;Seymour&quot;,&quot;family&quot;:&quot;Papert&quot;},{&quot;given&quot;:&quot;Sherry&quot;,&quot;family&quot;:&quot;Turkle&quot;}],&quot;volume&quot;:&quot;16&quot;,&quot;URL&quot;:&quot;http://www.papert.org/articles/EpistemologicalPluralism.html&quot;,&quot;title&quot;:&quot;Epistemological Pluralism and the Revaluation of the Concrete&quot;,&quot;container-title&quot;:&quot;Signs&quot;,&quot;citation-key&quot;:&quot;papert_epistemological_1990&quot;,&quot;type&quot;:&quot;article-journal&quot;,&quot;issued&quot;:{&quot;date-parts&quot;:[[&quot;1990&quot;]]}}}],&quot;properties&quot;:{&quot;noteIndex&quot;:0,&quot;formattedCitation&quot;:&quot;[-@papert_epistemological_1990]&quot;},&quot;schema&quot;:&quot;https://github.com/citation-style-language/schema/raw/master/csl-citation.json&quot;,&quot;citationID&quot;:&quot;urldppnp&quot;} RNDjhxmepnqpg"/> highlighted the value of a more concrete computing pedagogy, likening the process to bricolage, a craft based approach where participants become very familiar with their tools and materials. The authors exploration of the types of coders as either Planners or Bricoleurs aligns with two aspects of the making styles explored briefly in Chapter 5. Bricoleur types are describes as preferring to stay in closer contact with the a concrete sense of the outcomes even to the expense of programming efficiency of neatness of code.</text:p>
      <text:p text:style-name="Text_20_body">This recognition and advocacy for the bricolage approach, seemingly also also challenge Waite’s research on the importance of alternating between abstract and concrete dimensions present in research on semantic waves, and the value of participants being aware of the level of abstraction at which they are working.</text:p>
      <text:p text:style-name="Text_20_body">My research is relevant here in that my observations show many of my participants operating as bricoleurs, feeling their way through their game making via smaller scale iteration (a process encouraged by the learning design). My findings show that, the shifts in LOA Waite advocate are present in this bricolage process. Shifts between conceptions of goals, implementation in code structures, and observations of results are happening.</text:p>
      <text:p text:style-name="Text_20_body">What is different is from a Papert, and perhaps Wing’s concept of a top down planner, is the level of abstraction present at the design level of the LOA framework. Bricoleurs avoid structures which take them away from the concrete via abstraction processes.</text:p>
      <text:p text:style-name="Text_20_body">Papert’s focus on Microworlds using the LOGO language as a vehicle to make concrete previously abstract mathematical concepts, seems to locate the exploration of abstract knowledge as a learning goal. My design process aligns with the rational of Microworld design, in that I have already undertaken some of that abstraction or blackboxing in the starting template.</text:p>
      <text:p text:style-name="Text_20_body">THIS NEEDS WORK - MORE ON MY EXAMPLES - CHECK BELOW TO MOVE UP?</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This, can be perhaps profitably explored using the concept of leading activity, which in this case is play rather than instruction, and is led by the child rather than the teacher.</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list text:style-name="L27">
        <text:list-item>
          <text:p text:style-name="P32">positioning as intermediate</text:p>
        </text:list-item>
        <text:list-item>
          <text:p text:style-name="P32">looking at distinction in different studies in context</text:p>
        </text:list-item>
      </text:list>
      <text:p text:style-name="First_20_paragraph">I now returning to the proposal of GDPs as a useful intermediate level framework, given the framing of abstract in summary above, and explore this proposal using the findings of my research process.</text:p>
      <text:p text:style-name="Text_20_body"><text:span text:style-name="T1">positioning as intermediate</text:span></text:p>
      <text:p text:style-name="Text_20_body">Let us first re-examine the utility of term intermediate framework <text:reference-mark-start text:name="ZOTERO_ITEM CSL_CITATION {&quot;citationItems&quot;:[{&quot;prefix&quot;:&quot;&quot;,&quot;uri&quot;:[&quot;http://zotero.org/users/1913249/items/YJKSC8LM&quot;],&quot;suffix&quot;:&quot;&quot;,&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quot;},&quot;schema&quot;:&quot;https://github.com/citation-style-language/schema/raw/master/csl-citation.json&quot;,&quot;citationID&quot;:&quot;vbcyemfv&quot;} RNDhjwivraguq"/>&lt;Do Zotero Refresh: [@eriksson_using_2019]&gt;<text:reference-mark-end text:name="ZOTERO_ITEM CSL_CITATION {&quot;citationItems&quot;:[{&quot;prefix&quot;:&quot;&quot;,&quot;uri&quot;:[&quot;http://zotero.org/users/1913249/items/YJKSC8LM&quot;],&quot;suffix&quot;:&quot;&quot;,&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quot;},&quot;schema&quot;:&quot;https://github.com/citation-style-language/schema/raw/master/csl-citation.json&quot;,&quot;citationID&quot;:&quot;vbcyemfv&quot;} RNDhjwivraguq"/>. Does the framework provided by GDPs sit between a more abstract theory and concrete implementation given? Waite’s conception of LOA would place the implementation of each GDP at the highest level of abstraction. Whereas the more potentially transferable concepts of Wing’s take of CT would form a candidate for a higher generalisable theory which GDPs sit between that and concrete implementation. In the research of Eriksson et al (and the others) on GDPs <text:reference-mark-start text:name="ZOTERO_ITEM CSL_CITATION {&quot;citationItems&quot;:[{&quot;prefix&quot;:&quot;&quot;,&quot;uri&quot;:[&quot;http://zotero.org/users/1913249/items/YJKSC8LM&quot;],&quot;suppress-author&quot;:true,&quot;suffix&quot;:&quot;&quot;,&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quot;},&quot;schema&quot;:&quot;https://github.com/citation-style-language/schema/raw/master/csl-citation.json&quot;,&quot;citationID&quot;:&quot;viffpcru&quot;} RNDsfkilgkneo"/>&lt;Do Zotero Refresh: [-@eriksson_using_2019]&gt;<text:reference-mark-end text:name="ZOTERO_ITEM CSL_CITATION {&quot;citationItems&quot;:[{&quot;prefix&quot;:&quot;&quot;,&quot;uri&quot;:[&quot;http://zotero.org/users/1913249/items/YJKSC8LM&quot;],&quot;suppress-author&quot;:true,&quot;suffix&quot;:&quot;&quot;,&quot;id&quot;:3745,&quot;uris&quot;:[&quot;http://zotero.org/users/1913249/items/YJKSC8LM&quot;],&quot;itemData&quot;:{&quot;publisher&quot;:&quot;ACM&quot;,&quot;citation-key&quot;:&quot;eriksson_using_2019&quot;,&quot;DOI&quot;:&quot;10.1145/3311927.3323155&quot;,&quot;publisher-place&quot;:&quot;Boise ID USA&quot;,&quot;page&quot;:&quot;15-25&quot;,&quot;type&quot;:&quot;paper-conference&quot;,&quot;ISBN&quot;:&quot;978-1-4503-6690-8&quot;,&quot;language&quot;:&quot;en&quot;,&quot;id&quot;:&quot;eriksson_using_2019&quot;,&quot;accessed&quot;:{&quot;date-parts&quot;:[[&quot;2022&quot;,8,9]]},&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title&quot;:&quot;Using Gameplay Design Patterns with Children in the Redesign of a Collaborative Co-located Game&quot;,&quot;source&quot;:&quot;DOI.org (Crossref)&quot;,&quot;container-title&quot;:&quot;Proceedings of the 18th ACM International Conference on Interaction Design and Children&quot;,&quot;event-place&quot;:&quot;Boise ID USA&quot;,&quot;URL&quot;:&quot;https://dl.acm.org/doi/10.1145/3311927.3323155&quot;,&quot;issued&quot;:{&quot;date-parts&quot;:[[&quot;2019&quot;,6,12]]}}}],&quot;properties&quot;:{&quot;noteIndex&quot;:0,&quot;formattedCitation&quot;:&quot;[-@eriksson_using_2019]&quot;},&quot;schema&quot;:&quot;https://github.com/citation-style-language/schema/raw/master/csl-citation.json&quot;,&quot;citationID&quot;:&quot;viffpcru&quot;} RNDsfkilgkneo"/>, the positioning as GDPs as an intermediate construct compared, the nature of the general theories are not clearly articulated. At this stage it is of value to looking past a potentially arbitrary placing of these levels of a hierarchy, to investigate instead the core value of the intermediate nature of the framework in the context of my research.</text:p>
      <text:p text:style-name="Text_20_body">ANYTHING HERE ON REPENNING?</text:p>
      <text:p text:style-name="Text_20_body"><text:span text:style-name="T1">The nature of intermediacy in the work of Eriksson et al and my own to framing analysis</text:span></text:p>
      <text:p text:style-name="Text_20_body">One of the more developed work in GDP as such a framework is in Eriksson et al. The context of their GDP study is distinct in that whereas the young people in the Stringforce study are making design suggestions to alter a game they are not making their own games by modifying computer code.</text:p>
      <text:p text:style-name="Text_20_body">This distinction is important as it drove a modification of their use of design patterns. Instead of a strongly coupled link between motivation, description and implementation articulated as a problem-solution structure which is present in convention conceptions of design patterns to focus only on descriptions of patterns rather than any detail of solution. In my design by contrast there is strong coupling between the role, description and implementation as illustrated by the structure of the supporting resources outlined in Chapter 5.</text:p>
      <text:p text:style-name="Text_20_body">This coupling bear examination in relation to the positioning of GDPs as a leading activity, as illustrated by my decision to treating the implementation of each GDPs as an activity system in itself. For participants, the framework of GDPs facilitates goal formation. Once engaged with this goal, participant can use the affordances of the design to traverse different LOA as articulated by Waite.</text:p>
      <text:p text:style-name="Text_20_body"><text:span text:style-name="T1">Turning to the utility</text:span></text:p>
      <text:p text:style-name="Text_20_body">Eriksson et al. note the utility of GDP concepts in several dimensions: as a lingua franca between researchers and participants; to help framing of analysis; and to help the inspiration of participants. ADD MORE. It should be noted that the greater part of this analysis focuses the utility for on the researcher rather than that of participants.</text:p>
      <text:p text:style-name="Text_20_body">Thus following section develops this line of research, making more explicit the observed and potential uses of GDPS in participant game making by participants, facilitators/teachers and researchers.</text:p>
      <text:h text:style-name="Heading_20_4" text:outline-level="4"><text:bookmark-start text:name="addressing-utility-for-participants"/>Addressing utility for participants<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tems&quot;:[{&quot;prefix&quot;:&quot;&quot;,&quot;uri&quot;:[&quot;http://zotero.org/users/1913249/items/FWFHWXNI&quot;],&quot;suffix&quot;:&quot;&quot;,&quot;id&quot;:9297,&quot;uris&quot;:[&quot;http://zotero.org/users/1913249/items/FWFHWXNI&quot;],&quot;itemData&quot;:{&quot;container-title-short&quot;:&quot;SIGCSE Bull.&quot;,&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DOI&quot;:&quot;10.1145/1026487.1008025&quot;,&quot;page&quot;:&quot;102–106&quot;,&quot;type&quot;:&quot;article-journal&quot;,&quot;issued&quot;:{&quot;date-parts&quot;:[[&quot;2004&quot;,6,28]]},&quot;source&quot;:&quot;ACM Digital Library&quot;,&quot;issue&quot;:&quot;3&quot;,&quot;id&quot;:&quot;muller_almost_2004-1&quot;,&quot;accessed&quot;:{&quot;date-parts&quot;:[[&quot;2024&quot;,2,27]]},&quot;author&quot;:[{&quot;given&quot;:&quot;Orna&quot;,&quot;family&quot;:&quot;Muller&quot;},{&quot;given&quot;:&quot;Bruria&quot;,&quot;family&quot;:&quot;Haberman&quot;},{&quot;given&quot;:&quot;Haim&quot;,&quot;family&quot;:&quot;Averbuch&quot;}],&quot;volume&quot;:&quot;36&quot;,&quot;container-title&quot;:&quot;ACM SIGCSE Bulletin&quot;,&quot;ISSN&quot;:&quot;0097-8418&quot;,&quot;URL&quot;:&quot;https://dl.acm.org/doi/10.1145/1026487.1008025&quot;,&quot;title&quot;:&quot;(An almost) pedagogical pattern for pattern-based problem-solving instruction&quot;}},{&quot;prefix&quot;:&quot;&quot;,&quot;uri&quot;:[&quot;http://zotero.org/users/1913249/items/6FFQNNUX&quot;],&quot;suffix&quot;:&quot;&quot;,&quot;id&quot;:9286,&quot;uris&quot;:[&quot;http://zotero.org/users/1913249/items/6FFQNNUX&quot;],&quot;itemData&quot;:{&quot;citation-key&quot;:&quot;waite_teaching_2021&quot;,&quot;author&quot;:[{&quot;given&quot;:&quot;Jane&quot;,&quot;family&quot;:&quot;Waite&quot;},{&quot;given&quot;:&quot;Sue&quot;,&quot;family&quot;:&quot;Sentance&quot;}],&quot;language&quot;:&quot;en&quot;,&quot;title&quot;:&quot;Teaching programming in schools: A review of approaches and strategies&quot;,&quot;source&quot;:&quot;Zotero&quot;,&quot;id&quot;:&quot;waite_teaching_2021&quot;,&quot;type&quot;:&quot;article-journal&quot;,&quot;issued&quot;:{&quot;date-parts&quot;:[[&quot;2021&quot;]]}}}],&quot;properties&quot;:{&quot;noteIndex&quot;:0,&quot;formattedCitation&quot;:&quot;[@muller_almost_2004-1; @waite_teaching_2021]&quot;},&quot;schema&quot;:&quot;https://github.com/citation-style-language/schema/raw/master/csl-citation.json&quot;,&quot;citationID&quot;:&quot;ajjhtgqo&quot;} RNDxrvsiqanvq"/>&lt;Do Zotero Refresh: [@muller_almost_2004-1; @waite_teaching_2021]&gt;<text:reference-mark-end text:name="ZOTERO_ITEM CSL_CITATION {&quot;citationItems&quot;:[{&quot;prefix&quot;:&quot;&quot;,&quot;uri&quot;:[&quot;http://zotero.org/users/1913249/items/FWFHWXNI&quot;],&quot;suffix&quot;:&quot;&quot;,&quot;id&quot;:9297,&quot;uris&quot;:[&quot;http://zotero.org/users/1913249/items/FWFHWXNI&quot;],&quot;itemData&quot;:{&quot;container-title-short&quot;:&quot;SIGCSE Bull.&quot;,&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DOI&quot;:&quot;10.1145/1026487.1008025&quot;,&quot;page&quot;:&quot;102–106&quot;,&quot;type&quot;:&quot;article-journal&quot;,&quot;issued&quot;:{&quot;date-parts&quot;:[[&quot;2004&quot;,6,28]]},&quot;source&quot;:&quot;ACM Digital Library&quot;,&quot;issue&quot;:&quot;3&quot;,&quot;id&quot;:&quot;muller_almost_2004-1&quot;,&quot;accessed&quot;:{&quot;date-parts&quot;:[[&quot;2024&quot;,2,27]]},&quot;author&quot;:[{&quot;given&quot;:&quot;Orna&quot;,&quot;family&quot;:&quot;Muller&quot;},{&quot;given&quot;:&quot;Bruria&quot;,&quot;family&quot;:&quot;Haberman&quot;},{&quot;given&quot;:&quot;Haim&quot;,&quot;family&quot;:&quot;Averbuch&quot;}],&quot;volume&quot;:&quot;36&quot;,&quot;container-title&quot;:&quot;ACM SIGCSE Bulletin&quot;,&quot;ISSN&quot;:&quot;0097-8418&quot;,&quot;URL&quot;:&quot;https://dl.acm.org/doi/10.1145/1026487.1008025&quot;,&quot;title&quot;:&quot;(An almost) pedagogical pattern for pattern-based problem-solving instruction&quot;}},{&quot;prefix&quot;:&quot;&quot;,&quot;uri&quot;:[&quot;http://zotero.org/users/1913249/items/6FFQNNUX&quot;],&quot;suffix&quot;:&quot;&quot;,&quot;id&quot;:9286,&quot;uris&quot;:[&quot;http://zotero.org/users/1913249/items/6FFQNNUX&quot;],&quot;itemData&quot;:{&quot;citation-key&quot;:&quot;waite_teaching_2021&quot;,&quot;author&quot;:[{&quot;given&quot;:&quot;Jane&quot;,&quot;family&quot;:&quot;Waite&quot;},{&quot;given&quot;:&quot;Sue&quot;,&quot;family&quot;:&quot;Sentance&quot;}],&quot;language&quot;:&quot;en&quot;,&quot;title&quot;:&quot;Teaching programming in schools: A review of approaches and strategies&quot;,&quot;source&quot;:&quot;Zotero&quot;,&quot;id&quot;:&quot;waite_teaching_2021&quot;,&quot;type&quot;:&quot;article-journal&quot;,&quot;issued&quot;:{&quot;date-parts&quot;:[[&quot;2021&quot;]]}}}],&quot;properties&quot;:{&quot;noteIndex&quot;:0,&quot;formattedCitation&quot;:&quot;[@muller_almost_2004-1; @waite_teaching_2021]&quot;},&quot;schema&quot;:&quot;https://github.com/citation-style-language/schema/raw/master/csl-citation.json&quot;,&quot;citationID&quot;:&quot;ajjhtgqo&quot;} RNDxrvsiqanvq"/>.</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8">
        <text:list-item>
          <text:p text:style-name="P33">Goal formation - in ideation, prioritisation.</text:p>
        </text:list-item>
        <text:list-item>
          <text:p text:style-name="P33">Navigation, structuring of resources and docs - and in a holistic sense<text:line-break/></text:p>
        </text:list-item>
        <text:list-item>
          <text:p text:style-name="P33">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actions and operations needed to complete it.</text:p>
      <text:p text:style-name="Text_20_body">Reflections in progression of design in P4 showed my reluctance to lead with or explicitly teach abstract concepts with CT. Further discussion on the dilemma of how explicit teaching of computational concepts should be in taken up in the following section addressing the perspective for designers / teachers.</text:p>
      <text:h text:style-name="Heading_20_4" text:outline-level="4"><text:bookmark-start text:name="addressing-utility-for-designers-teachers"/>Addressing utility for designers / teachers<text:bookmark-end text:name="addressing-utility-for-designers-teachers"/></text:h>
      <text:p text:style-name="First_20_paragraph">It follows that the concerns above are also relevant for designers who want to design for these aspects, and for facilitators and teachers in these fields.</text:p>
      <text:p text:style-name="Text_20_body">Turning to alignment with PBL research in (but perhaps not limited to) digital making,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tems&quot;:[{&quot;locator&quot;:&quot;63&quot;,&quot;prefix&quot;:&quot;&quot;,&quot;uri&quot;:[&quot;http://zotero.org/users/1913249/items/4ZRWM3KG&quot;],&quot;id&quot;:1721,&quot;uris&quot;:[&quot;http://zotero.org/users/1913249/items/4ZRWM3KG&quot;],&quot;itemData&quot;:{&quot;title&quot;:&quot;Doing With Understanding: Lessons From Research on Problem- and Project-Based Learning&quot;,&quot;URL&quot;:&quot;http://dx.doi.org/10.1080/10508406.1998.9672056&quot;,&quot;source&quot;:&quot;Taylor and Francis+NEJM&quot;,&quot;issue&quot;:&quot;3-4&quot;,&quot;citation-key&quot;:&quot;barron_doing_1998&quot;,&quot;id&quot;:&quot;barron_doing_1998&quot;,&quot;title-short&quot;:&quot;Doing With Understanding&quot;,&quot;accessed&quot;:{&quot;date-parts&quot;:[[&quot;2017&quot;,10,16]]},&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volume&quot;:&quot;7&quot;,&quot;DOI&quot;:&quot;10.1080/10508406.1998.9672056&quot;,&quot;ISSN&quot;:&quot;1050-8406&quot;,&quot;container-title&quot;:&quot;Journal of the Learning Sciences&quot;,&quot;page&quot;:&quot;271-311&quot;,&quot;type&quot;:&quot;article-journal&quot;,&quot;issued&quot;:{&quot;date-parts&quot;:[[&quot;1998&quot;,7,1]]}}}],&quot;properties&quot;:{&quot;noteIndex&quot;:0,&quot;formattedCitation&quot;:&quot;[@barron_doing_1998, p.63]&quot;},&quot;schema&quot;:&quot;https://github.com/citation-style-language/schema/raw/master/csl-citation.json&quot;,&quot;citationID&quot;:&quot;qnkjsurd&quot;} RNDabreqsoaah"/>&lt;Do Zotero Refresh: [@barron_doing_1998, p.63]&gt;<text:reference-mark-end text:name="ZOTERO_ITEM CSL_CITATION {&quot;citationItems&quot;:[{&quot;locator&quot;:&quot;63&quot;,&quot;prefix&quot;:&quot;&quot;,&quot;uri&quot;:[&quot;http://zotero.org/users/1913249/items/4ZRWM3KG&quot;],&quot;id&quot;:1721,&quot;uris&quot;:[&quot;http://zotero.org/users/1913249/items/4ZRWM3KG&quot;],&quot;itemData&quot;:{&quot;title&quot;:&quot;Doing With Understanding: Lessons From Research on Problem- and Project-Based Learning&quot;,&quot;URL&quot;:&quot;http://dx.doi.org/10.1080/10508406.1998.9672056&quot;,&quot;source&quot;:&quot;Taylor and Francis+NEJM&quot;,&quot;issue&quot;:&quot;3-4&quot;,&quot;citation-key&quot;:&quot;barron_doing_1998&quot;,&quot;id&quot;:&quot;barron_doing_1998&quot;,&quot;title-short&quot;:&quot;Doing With Understanding&quot;,&quot;accessed&quot;:{&quot;date-parts&quot;:[[&quot;2017&quot;,10,16]]},&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volume&quot;:&quot;7&quot;,&quot;DOI&quot;:&quot;10.1080/10508406.1998.9672056&quot;,&quot;ISSN&quot;:&quot;1050-8406&quot;,&quot;container-title&quot;:&quot;Journal of the Learning Sciences&quot;,&quot;page&quot;:&quot;271-311&quot;,&quot;type&quot;:&quot;article-journal&quot;,&quot;issued&quot;:{&quot;date-parts&quot;:[[&quot;1998&quot;,7,1]]}}}],&quot;properties&quot;:{&quot;noteIndex&quot;:0,&quot;formattedCitation&quot;:&quot;[@barron_doing_1998, p.63]&quot;},&quot;schema&quot;:&quot;https://github.com/citation-style-language/schema/raw/master/csl-citation.json&quot;,&quot;citationID&quot;:&quot;qnkjsurd&quot;} RNDabreqsoaah"/>.</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As a challenge to Waite’s initial statement on the value of explicitly teaching abstraction, my own notes and reflections (see appendix.learning in particular) map cautioned me against explicit teaching of abstraction and imposing shifts in perspectives for fear of interrupting the flow of participant making. 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tems&quot;:[{&quot;locator&quot;:&quot;21&quot;,&quot;prefix&quot;:&quot;&quot;,&quot;uri&quot;:[&quot;http://zotero.org/users/1913249/items/8KSA6TV2&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operties&quot;:{&quot;noteIndex&quot;:0,&quot;formattedCitation&quot;:&quot;[@waite_abstraction_2018-1, p.21]&quot;},&quot;schema&quot;:&quot;https://github.com/citation-style-language/schema/raw/master/csl-citation.json&quot;,&quot;citationID&quot;:&quot;grweirwq&quot;} RNDixeenvrxek"/>&lt;Do Zotero Refresh: [@waite_abstraction_2018-1, p.21]&gt;<text:reference-mark-end text:name="ZOTERO_ITEM CSL_CITATION {&quot;citationItems&quot;:[{&quot;locator&quot;:&quot;21&quot;,&quot;prefix&quot;:&quot;&quot;,&quot;uri&quot;:[&quot;http://zotero.org/users/1913249/items/8KSA6TV2&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operties&quot;:{&quot;noteIndex&quot;:0,&quot;formattedCitation&quot;:&quot;[@waite_abstraction_2018-1, p.21]&quot;},&quot;schema&quot;:&quot;https://github.com/citation-style-language/schema/raw/master/csl-citation.json&quot;,&quot;citationID&quot;:&quot;grweirwq&quot;} RNDixeenvrxek"/>. However, given that Waite’s subsequent research does not include examples of activity explicitly teaching abstraction <text:reference-mark-start text:name="ZOTERO_ITEM CSL_CITATION {&quot;citationItems&quot;:[{&quot;prefix&quot;:&quot;&quot;,&quot;uri&quot;:[&quot;http://zotero.org/users/1913249/items/8KSA6TV2&quot;],&quot;suffix&quot;:&quot;&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efix&quot;:&quot;&quot;,&quot;uri&quot;:[&quot;http://zotero.org/users/1913249/items/7X4E3FII&quot;],&quot;suffix&quot;:&quot;&quot;,&quot;id&quot;:3664,&quot;uris&quot;:[&quot;http://zotero.org/users/1913249/items/7X4E3FII&quot;],&quot;itemData&quot;:{&quot;publisher&quot;:&quot;ACM&quot;,&quot;citation-key&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DOI&quot;:&quot;10.1145/3287324.3287477&quot;,&quot;publisher-place&quot;:&quot;Minneapolis MN USA&quot;,&quot;page&quot;:&quot;476-482&quot;,&quot;type&quot;:&quot;paper-conference&quot;,&quot;ISBN&quot;:&quot;978-1-4503-5890-3&quot;,&quot;language&quot;:&quot;en&quot;,&quot;id&quot;:&quot;sentance_teachers_2019&quot;,&quot;event-title&quot;:&quot;SIGCSE '19: The 50th ACM Technical Symposium on Computer Science Education&quot;,&quot;author&quot;:[{&quot;given&quot;:&quot;Sue&quot;,&quot;family&quot;:&quot;Sentance&quot;},{&quot;given&quot;:&quot;Jane&quot;,&quot;family&quot;:&quot;Waite&quot;},{&quot;given&quot;:&quot;Maria&quot;,&quot;family&quot;:&quot;Kallia&quot;}],&quot;accessed&quot;:{&quot;date-parts&quot;:[[&quot;2020&quot;,10,17]]},&quot;title&quot;:&quot;Teachers' Experiences of using PRIMM to Teach Programming in School&quot;,&quot;source&quot;:&quot;DOI.org (Crossref)&quot;,&quot;container-title&quot;:&quot;Proceedings of the 50th ACM Technical Symposium on Computer Science Education&quot;,&quot;event-place&quot;:&quot;Minneapolis MN USA&quot;,&quot;URL&quot;:&quot;https://dl.acm.org/doi/10.1145/3287324.3287477&quot;,&quot;issued&quot;:{&quot;date-parts&quot;:[[&quot;2019&quot;,2,22]]}}},{&quot;prefix&quot;:&quot;&quot;,&quot;uri&quot;:[&quot;http://zotero.org/users/1913249/items/UVA9VT54&quot;],&quot;suffix&quot;:&quot;&quot;,&quot;id&quot;:3685,&quot;uris&quot;:[&quot;http://zotero.org/users/1913249/items/UVA9VT54&quot;],&quot;itemData&quot;:{&quot;publisher&quot;:&quot;Routledge&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page&quot;:&quot;136-176&quot;,&quot;type&quot;:&quot;article-journal&quot;,&quot;issued&quot;:{&quot;date-parts&quot;:[[&quot;2019&quot;,7,3]]},&quot;source&quot;:&quot;Taylor and Francis+NEJM&quot;,&quot;issue&quot;:&quot;2-3&quot;,&quot;id&quot;:&quot;sentance_teaching_2019&quot;,&quot;ISSN&quot;:&quot;0899-3408&quot;,&quot;author&quot;:[{&quot;given&quot;:&quot;Sue&quot;,&quot;family&quot;:&quot;Sentance&quot;},{&quot;given&quot;:&quot;Jane&quot;,&quot;family&quot;:&quot;Waite&quot;},{&quot;given&quot;:&quot;Maria&quot;,&quot;family&quot;:&quot;Kallia&quot;}],&quot;volume&quot;:&quot;29&quot;,&quot;title&quot;:&quot;Teaching computer programming with PRIMM: a sociocultural perspective&quot;,&quot;container-title&quot;:&quot;Computer Science Education&quot;,&quot;title-short&quot;:&quot;Teaching computer programming with PRIMM&quot;,&quot;URL&quot;:&quot;https://doi.org/10.1080/08993408.2019.1608781&quot;,&quot;accessed&quot;:{&quot;date-parts&quot;:[[&quot;2023&quot;,3,15]]}}}],&quot;properties&quot;:{&quot;noteIndex&quot;:0,&quot;formattedCitation&quot;:&quot;[@waite_abstraction_2018-1; @sentance_teachers_2019; @sentance_teaching_2019]&quot;},&quot;schema&quot;:&quot;https://github.com/citation-style-language/schema/raw/master/csl-citation.json&quot;,&quot;citationID&quot;:&quot;swotygyo&quot;} RNDymoyuvprzy"/>&lt;Do Zotero Refresh: [@waite_abstraction_2018-1; @sentance_teachers_2019; @sentance_teaching_2019]&gt;<text:reference-mark-end text:name="ZOTERO_ITEM CSL_CITATION {&quot;citationItems&quot;:[{&quot;prefix&quot;:&quot;&quot;,&quot;uri&quot;:[&quot;http://zotero.org/users/1913249/items/8KSA6TV2&quot;],&quot;suffix&quot;:&quot;&quot;,&quot;id&quot;:3663,&quot;uris&quot;:[&quot;http://zotero.org/users/1913249/items/8KSA6TV2&quot;],&quot;itemData&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page&quot;:&quot;14-40&quot;,&quot;type&quot;:&quot;article-journal&quot;,&quot;issued&quot;:{&quot;date-parts&quot;:[[&quot;2018&quot;,1,31]]},&quot;language&quot;:&quot;en&quot;,&quot;issue&quot;:&quot;1&quot;,&quot;volume&quot;:&quot;2&quot;,&quot;id&quot;:&quot;waite_abstraction_2018-1&quot;,&quot;ISSN&quot;:&quot;2513-8359&quot;,&quot;accessed&quot;:{&quot;date-parts&quot;:[[&quot;2020&quot;,10,17]]},&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source&quot;:&quot;ijcses.org&quot;,&quot;URL&quot;:&quot;https://ijcses.org/index.php/ijcses/article/view/23&quot;,&quot;number&quot;:&quot;1&quot;}},{&quot;prefix&quot;:&quot;&quot;,&quot;uri&quot;:[&quot;http://zotero.org/users/1913249/items/7X4E3FII&quot;],&quot;suffix&quot;:&quot;&quot;,&quot;id&quot;:3664,&quot;uris&quot;:[&quot;http://zotero.org/users/1913249/items/7X4E3FII&quot;],&quot;itemData&quot;:{&quot;publisher&quot;:&quot;ACM&quot;,&quot;citation-key&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DOI&quot;:&quot;10.1145/3287324.3287477&quot;,&quot;publisher-place&quot;:&quot;Minneapolis MN USA&quot;,&quot;page&quot;:&quot;476-482&quot;,&quot;type&quot;:&quot;paper-conference&quot;,&quot;ISBN&quot;:&quot;978-1-4503-5890-3&quot;,&quot;language&quot;:&quot;en&quot;,&quot;id&quot;:&quot;sentance_teachers_2019&quot;,&quot;event-title&quot;:&quot;SIGCSE '19: The 50th ACM Technical Symposium on Computer Science Education&quot;,&quot;author&quot;:[{&quot;given&quot;:&quot;Sue&quot;,&quot;family&quot;:&quot;Sentance&quot;},{&quot;given&quot;:&quot;Jane&quot;,&quot;family&quot;:&quot;Waite&quot;},{&quot;given&quot;:&quot;Maria&quot;,&quot;family&quot;:&quot;Kallia&quot;}],&quot;accessed&quot;:{&quot;date-parts&quot;:[[&quot;2020&quot;,10,17]]},&quot;title&quot;:&quot;Teachers' Experiences of using PRIMM to Teach Programming in School&quot;,&quot;source&quot;:&quot;DOI.org (Crossref)&quot;,&quot;container-title&quot;:&quot;Proceedings of the 50th ACM Technical Symposium on Computer Science Education&quot;,&quot;event-place&quot;:&quot;Minneapolis MN USA&quot;,&quot;URL&quot;:&quot;https://dl.acm.org/doi/10.1145/3287324.3287477&quot;,&quot;issued&quot;:{&quot;date-parts&quot;:[[&quot;2019&quot;,2,22]]}}},{&quot;prefix&quot;:&quot;&quot;,&quot;uri&quot;:[&quot;http://zotero.org/users/1913249/items/UVA9VT54&quot;],&quot;suffix&quot;:&quot;&quot;,&quot;id&quot;:3685,&quot;uris&quot;:[&quot;http://zotero.org/users/1913249/items/UVA9VT54&quot;],&quot;itemData&quot;:{&quot;publisher&quot;:&quot;Routledge&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page&quot;:&quot;136-176&quot;,&quot;type&quot;:&quot;article-journal&quot;,&quot;issued&quot;:{&quot;date-parts&quot;:[[&quot;2019&quot;,7,3]]},&quot;source&quot;:&quot;Taylor and Francis+NEJM&quot;,&quot;issue&quot;:&quot;2-3&quot;,&quot;id&quot;:&quot;sentance_teaching_2019&quot;,&quot;ISSN&quot;:&quot;0899-3408&quot;,&quot;author&quot;:[{&quot;given&quot;:&quot;Sue&quot;,&quot;family&quot;:&quot;Sentance&quot;},{&quot;given&quot;:&quot;Jane&quot;,&quot;family&quot;:&quot;Waite&quot;},{&quot;given&quot;:&quot;Maria&quot;,&quot;family&quot;:&quot;Kallia&quot;}],&quot;volume&quot;:&quot;29&quot;,&quot;title&quot;:&quot;Teaching computer programming with PRIMM: a sociocultural perspective&quot;,&quot;container-title&quot;:&quot;Computer Science Education&quot;,&quot;title-short&quot;:&quot;Teaching computer programming with PRIMM&quot;,&quot;URL&quot;:&quot;https://doi.org/10.1080/08993408.2019.1608781&quot;,&quot;accessed&quot;:{&quot;date-parts&quot;:[[&quot;2023&quot;,3,15]]}}}],&quot;properties&quot;:{&quot;noteIndex&quot;:0,&quot;formattedCitation&quot;:&quot;[@waite_abstraction_2018-1; @sentance_teachers_2019; @sentance_teaching_2019]&quot;},&quot;schema&quot;:&quot;https://github.com/citation-style-language/schema/raw/master/csl-citation.json&quot;,&quot;citationID&quot;:&quot;swotygyo&quot;} RNDymoyuvprzy"/>, what counts as explicit teaching of abstraction is not clear.</text:p>
      <text:p text:style-name="Text_20_body">This question returns us to issues of how much such abstraction and other elements of abstract CT are concepts that need to be explicitly taught or something which is picked up an embedded skill through a more bricolage approach.</text:p>
      <text:p text:style-name="Text_20_body">As explored in Chapter 2 the literature review paints a very mixed picture in this regard and while it is problematised in relation to agency development later, this research doesn’t negate the value of explicit teaching of computational thinking,</text:p>
      <text:p text:style-name="Text_20_body">However this research contends that GDPs are a more suitable accessible framework than that of computational thinking when making games and as such should be the leading and guiding pedagogical framework. If a knowledge of CT is needed by the learning context then it could be profitably explored in other ways. For example, developing resources suitable for such reflection, for instance a learning map to be used by participants and teachers as explred in P4 . Linking from docs to descriptions of the characteristics. Thus not a leading pedagogical framework but a map of possible skills and concepts made possible by the leading activity.</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a collection of GDPs, as an productive research and pedagogical framework. The data of the last chapter contributes a series of grounded pedagogical instances via examples which map a concrete pedagogical process to theoretical observations.</text:p>
      <text:p text:style-name="Text_20_body">As concept was originally framed in terms of it’s utility for researchers in HCI, the refaming of the last section to explore its utility from the perspective of learners and teachers also requires a change in terminology. Instead of an <text:span text:style-name="T2">intermediate framework</text:span>, I propose the term <text:span text:style-name="T2">gateway framework</text:span> to avoid the confusion explored earlier in terms of position within a hierarchy.</text:p>
      <text:p text:style-name="Text_20_body">Within this line of inquiry concerning navigation of different levels of abstraction within this process, the characteristics of such a framework would be that it:</text:p>
      <text:list text:style-name="L29">
        <text:list-item>
          <text:p text:style-name="P34">guides learners to use GDPs as their primary leading activity, or object in CHAT terms</text:p>
        </text:list-item>
        <text:list-item>
          <text:p text:style-name="P34">provide a documentation supporting structure aligned to these sub-goals</text:p>
        </text:list-item>
        <text:list-item>
          <text:p text:style-name="P34">is strongly coupled with object output, ideally via rapid responses</text:p>
        </text:list-item>
      </text:list>
      <text:p text:style-name="First_20_paragraph">This gateway framework driven by strong coupling between levels of abstraction, may also facilitate reflection structured using the learning map. This was an area of development in P4, with a diagram expressed which drew on the concept of semantic waves DROP OR REVISE?. This is an strong candidate for further research.</text:p>
      <text:p text:style-name="Text_20_body">PERHAPS BRING UP UP TO DATE ISSUE OF TRANSFER. - BUT PERHAPS LEAVE FOR CONCLUSION. NOTE ALSO THE BALANCE BETWEEN CT CONCRETE SKILLS AND TRANSFER IN <text:reference-mark-start text:name="ZOTERO_ITEM CSL_CITATION {&quot;citationItems&quot;:[{&quot;prefix&quot;:&quot;&quot;,&quot;uri&quot;:[&quot;http://zotero.org/users/1913249/items/2IJWQ7QD&quot;],&quot;suffix&quot;:&quot;&quot;,&quot;id&quot;:8688,&quot;uris&quot;:[&quot;http://zotero.org/users/1913249/items/2IJWQ7QD&quot;],&quot;itemData&quot;:{&quot;citation-key&quot;:&quot;kynigos_modifying_2020&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DOI&quot;:&quot;10.1111/bjet.12898&quot;,&quot;page&quot;:&quot;2252-2267&quot;,&quot;type&quot;:&quot;article-journal&quot;,&quot;issued&quot;:{&quot;date-parts&quot;:[[&quot;2020&quot;]]},&quot;source&quot;:&quot;Wiley Online Library&quot;,&quot;issue&quot;:&quot;6&quot;,&quot;id&quot;:&quot;kynigos_modifying_2020&quot;,&quot;volume&quot;:&quot;51&quot;,&quot;accessed&quot;:{&quot;date-parts&quot;:[[&quot;2023&quot;,6,12]]},&quot;author&quot;:[{&quot;given&quot;:&quot;Chronis&quot;,&quot;family&quot;:&quot;Kynigos&quot;},{&quot;given&quot;:&quot;Marianthi&quot;,&quot;family&quot;:&quot;Grizioti&quot;}],&quot;license&quot;:&quot;© 2020 British Educational Research Association&quot;,&quot;language&quot;:&quot;en&quot;,&quot;title-short&quot;:&quot;Modifying games with ChoiCo&quot;,&quot;container-title&quot;:&quot;British Journal of Educational Technology&quot;,&quot;title&quot;:&quot;Modifying games with ChoiCo: Integrated affordances and engineered bugs for computational thinking&quot;,&quot;URL&quot;:&quot;https://onlinelibrary.wiley.com/doi/abs/10.1111/bjet.12898&quot;,&quot;ISSN&quot;:&quot;1467-8535&quot;}}],&quot;properties&quot;:{&quot;noteIndex&quot;:0,&quot;formattedCitation&quot;:&quot;[@kynigos_modifying_2020]&quot;},&quot;schema&quot;:&quot;https://github.com/citation-style-language/schema/raw/master/csl-citation.json&quot;,&quot;citationID&quot;:&quot;iwpqtuug&quot;} RNDpmeuwwrkpp"/>&lt;Do Zotero Refresh: [@kynigos_modifying_2020]&gt;<text:reference-mark-end text:name="ZOTERO_ITEM CSL_CITATION {&quot;citationItems&quot;:[{&quot;prefix&quot;:&quot;&quot;,&quot;uri&quot;:[&quot;http://zotero.org/users/1913249/items/2IJWQ7QD&quot;],&quot;suffix&quot;:&quot;&quot;,&quot;id&quot;:8688,&quot;uris&quot;:[&quot;http://zotero.org/users/1913249/items/2IJWQ7QD&quot;],&quot;itemData&quot;:{&quot;citation-key&quot;:&quot;kynigos_modifying_2020&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DOI&quot;:&quot;10.1111/bjet.12898&quot;,&quot;page&quot;:&quot;2252-2267&quot;,&quot;type&quot;:&quot;article-journal&quot;,&quot;issued&quot;:{&quot;date-parts&quot;:[[&quot;2020&quot;]]},&quot;source&quot;:&quot;Wiley Online Library&quot;,&quot;issue&quot;:&quot;6&quot;,&quot;id&quot;:&quot;kynigos_modifying_2020&quot;,&quot;volume&quot;:&quot;51&quot;,&quot;accessed&quot;:{&quot;date-parts&quot;:[[&quot;2023&quot;,6,12]]},&quot;author&quot;:[{&quot;given&quot;:&quot;Chronis&quot;,&quot;family&quot;:&quot;Kynigos&quot;},{&quot;given&quot;:&quot;Marianthi&quot;,&quot;family&quot;:&quot;Grizioti&quot;}],&quot;license&quot;:&quot;© 2020 British Educational Research Association&quot;,&quot;language&quot;:&quot;en&quot;,&quot;title-short&quot;:&quot;Modifying games with ChoiCo&quot;,&quot;container-title&quot;:&quot;British Journal of Educational Technology&quot;,&quot;title&quot;:&quot;Modifying games with ChoiCo: Integrated affordances and engineered bugs for computational thinking&quot;,&quot;URL&quot;:&quot;https://onlinelibrary.wiley.com/doi/abs/10.1111/bjet.12898&quot;,&quot;ISSN&quot;:&quot;1467-8535&quot;}}],&quot;properties&quot;:{&quot;noteIndex&quot;:0,&quot;formattedCitation&quot;:&quot;[@kynigos_modifying_2020]&quot;},&quot;schema&quot;:&quot;https://github.com/citation-style-language/schema/raw/master/csl-citation.json&quot;,&quot;citationID&quot;:&quot;iwpqtuug&quot;} RNDpmeuwwrkpp"/></text:p>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In the previous analysis of the use of GDPs through the lens of research on the aspect and concrete dimensions in computing education, there is an alignment with the personal dimension of knowledge highlighted in the previous chapter. As noted in Chapter 2, much research on the learning to coding has focused chiefly on this aspect of personal knowledge construction, neglected this social and perspectives typified by socio-cultural approaches [find source]. This trend is exemplified by a comparison of Wing and Papert’s conceptions of computational thinking <text:reference-mark-start text:name="ZOTERO_ITEM CSL_CITATION {&quot;citationItems&quot;:[{&quot;prefix&quot;:&quot;&quot;,&quot;uri&quot;:[&quot;http://zotero.org/users/1913249/items/SZW59GAB&quot;],&quot;suffix&quot;:&quot;&quot;,&quot;id&quot;:3696,&quot;uris&quot;:[&quot;http://zotero.org/users/1913249/items/SZW59GAB&quot;],&quot;itemData&quot;:{&quot;container-title-short&quot;:&quot;Sci &amp; Educ&quot;,&quot;citation-key&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page&quot;:&quot;883-908&quot;,&quot;type&quot;:&quot;article-journal&quot;,&quot;issued&quot;:{&quot;date-parts&quot;:[[&quot;2021&quot;,8,1]]},&quot;source&quot;:&quot;Springer Link&quot;,&quot;issue&quot;:&quot;4&quot;,&quot;id&quot;:&quot;lodi_computational_2021&quot;,&quot;accessed&quot;:{&quot;date-parts&quot;:[[&quot;2023&quot;,3,14]]},&quot;author&quot;:[{&quot;given&quot;:&quot;Michael&quot;,&quot;family&quot;:&quot;Lodi&quot;},{&quot;given&quot;:&quot;Simone&quot;,&quot;family&quot;:&quot;Martini&quot;}],&quot;volume&quot;:&quot;30&quot;,&quot;language&quot;:&quot;en&quot;,&quot;container-title&quot;:&quot;Science &amp; Education&quot;,&quot;ISSN&quot;:&quot;1573-1901&quot;,&quot;URL&quot;:&quot;https://doi.org/10.1007/s11191-021-00202-5&quot;,&quot;title&quot;:&quot;Computational Thinking, Between Papert and Wing&quot;}}],&quot;properties&quot;:{&quot;noteIndex&quot;:0,&quot;formattedCitation&quot;:&quot;[@lodi_computational_2021]&quot;},&quot;schema&quot;:&quot;https://github.com/citation-style-language/schema/raw/master/csl-citation.json&quot;,&quot;citationID&quot;:&quot;qodpasnv&quot;} RNDncmnbvkqld"/>&lt;Do Zotero Refresh: [@lodi_computational_2021]&gt;<text:reference-mark-end text:name="ZOTERO_ITEM CSL_CITATION {&quot;citationItems&quot;:[{&quot;prefix&quot;:&quot;&quot;,&quot;uri&quot;:[&quot;http://zotero.org/users/1913249/items/SZW59GAB&quot;],&quot;suffix&quot;:&quot;&quot;,&quot;id&quot;:3696,&quot;uris&quot;:[&quot;http://zotero.org/users/1913249/items/SZW59GAB&quot;],&quot;itemData&quot;:{&quot;container-title-short&quot;:&quot;Sci &amp; Educ&quot;,&quot;citation-key&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page&quot;:&quot;883-908&quot;,&quot;type&quot;:&quot;article-journal&quot;,&quot;issued&quot;:{&quot;date-parts&quot;:[[&quot;2021&quot;,8,1]]},&quot;source&quot;:&quot;Springer Link&quot;,&quot;issue&quot;:&quot;4&quot;,&quot;id&quot;:&quot;lodi_computational_2021&quot;,&quot;accessed&quot;:{&quot;date-parts&quot;:[[&quot;2023&quot;,3,14]]},&quot;author&quot;:[{&quot;given&quot;:&quot;Michael&quot;,&quot;family&quot;:&quot;Lodi&quot;},{&quot;given&quot;:&quot;Simone&quot;,&quot;family&quot;:&quot;Martini&quot;}],&quot;volume&quot;:&quot;30&quot;,&quot;language&quot;:&quot;en&quot;,&quot;container-title&quot;:&quot;Science &amp; Education&quot;,&quot;ISSN&quot;:&quot;1573-1901&quot;,&quot;URL&quot;:&quot;https://doi.org/10.1007/s11191-021-00202-5&quot;,&quot;title&quot;:&quot;Computational Thinking, Between Papert and Wing&quot;}}],&quot;properties&quot;:{&quot;noteIndex&quot;:0,&quot;formattedCitation&quot;:&quot;[@lodi_computational_2021]&quot;},&quot;schema&quot;:&quot;https://github.com/citation-style-language/schema/raw/master/csl-citation.json&quot;,&quot;citationID&quot;:&quot;qodpasnv&quot;} RNDncmnbvkqld"/>, with the latter’s additional focus on the community application of created projects forms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f computational fluency, addresses the limitations of research focusing too narrowly on technical approaches rather than their expressive potential (and thus withing a community) <text:reference-mark-start text:name="ZOTERO_ITEM CSL_CITATION {&quot;citationItems&quot;:[{&quot;prefix&quot;:&quot;&quot;,&quot;uri&quot;:[&quot;http://zotero.org/users/1913249/items/VYS48CXK&quot;],&quot;suffix&quot;:&quot;&quot;,&quot;id&quot;:3,&quot;uris&quot;:[&quot;http://zotero.org/users/1913249/items/VYS48CXK&quot;],&quot;itemData&quot;:{&quot;container-title-short&quot;:&quot;Commun. ACM&quot;,&quot;citation-key&quot;:&quot;resnick_coding_2020&quot;,&quot;abstract&quot;:&quot;While millions of students worldwide have enjoyed coding experiences over the last decade, the next challenge is spreading educational values and approaches.&quot;,&quot;DOI&quot;:&quot;10.1145/3375546&quot;,&quot;page&quot;:&quot;120-127&quot;,&quot;type&quot;:&quot;article-journal&quot;,&quot;issued&quot;:{&quot;date-parts&quot;:[[&quot;2020&quot;,10,22]]},&quot;source&quot;:&quot;DOI.org (Crossref)&quot;,&quot;issue&quot;:&quot;11&quot;,&quot;id&quot;:&quot;resnick_coding_2020&quot;,&quot;accessed&quot;:{&quot;date-parts&quot;:[[&quot;2021&quot;,12,21]]},&quot;author&quot;:[{&quot;given&quot;:&quot;Mitchel&quot;,&quot;family&quot;:&quot;Resnick&quot;},{&quot;given&quot;:&quot;Natalie&quot;,&quot;family&quot;:&quot;Rusk&quot;}],&quot;volume&quot;:&quot;63&quot;,&quot;language&quot;:&quot;en&quot;,&quot;container-title&quot;:&quot;Communications of the ACM&quot;,&quot;ISSN&quot;:&quot;0001-0782, 1557-7317&quot;,&quot;URL&quot;:&quot;https://dl.acm.org/doi/10.1145/3375546&quot;,&quot;title&quot;:&quot;Coding at a crossroads&quot;}}],&quot;properties&quot;:{&quot;noteIndex&quot;:0,&quot;formattedCitation&quot;:&quot;[@resnick_coding_2020]&quot;},&quot;schema&quot;:&quot;https://github.com/citation-style-language/schema/raw/master/csl-citation.json&quot;,&quot;citationID&quot;:&quot;kgkasovp&quot;} RNDlmzbbqpffq"/>&lt;Do Zotero Refresh: [@resnick_coding_2020]&gt;<text:reference-mark-end text:name="ZOTERO_ITEM CSL_CITATION {&quot;citationItems&quot;:[{&quot;prefix&quot;:&quot;&quot;,&quot;uri&quot;:[&quot;http://zotero.org/users/1913249/items/VYS48CXK&quot;],&quot;suffix&quot;:&quot;&quot;,&quot;id&quot;:3,&quot;uris&quot;:[&quot;http://zotero.org/users/1913249/items/VYS48CXK&quot;],&quot;itemData&quot;:{&quot;container-title-short&quot;:&quot;Commun. ACM&quot;,&quot;citation-key&quot;:&quot;resnick_coding_2020&quot;,&quot;abstract&quot;:&quot;While millions of students worldwide have enjoyed coding experiences over the last decade, the next challenge is spreading educational values and approaches.&quot;,&quot;DOI&quot;:&quot;10.1145/3375546&quot;,&quot;page&quot;:&quot;120-127&quot;,&quot;type&quot;:&quot;article-journal&quot;,&quot;issued&quot;:{&quot;date-parts&quot;:[[&quot;2020&quot;,10,22]]},&quot;source&quot;:&quot;DOI.org (Crossref)&quot;,&quot;issue&quot;:&quot;11&quot;,&quot;id&quot;:&quot;resnick_coding_2020&quot;,&quot;accessed&quot;:{&quot;date-parts&quot;:[[&quot;2021&quot;,12,21]]},&quot;author&quot;:[{&quot;given&quot;:&quot;Mitchel&quot;,&quot;family&quot;:&quot;Resnick&quot;},{&quot;given&quot;:&quot;Natalie&quot;,&quot;family&quot;:&quot;Rusk&quot;}],&quot;volume&quot;:&quot;63&quot;,&quot;language&quot;:&quot;en&quot;,&quot;container-title&quot;:&quot;Communications of the ACM&quot;,&quot;ISSN&quot;:&quot;0001-0782, 1557-7317&quot;,&quot;URL&quot;:&quot;https://dl.acm.org/doi/10.1145/3375546&quot;,&quot;title&quot;:&quot;Coding at a crossroads&quot;}}],&quot;properties&quot;:{&quot;noteIndex&quot;:0,&quot;formattedCitation&quot;:&quot;[@resnick_coding_2020]&quot;},&quot;schema&quot;:&quot;https://github.com/citation-style-language/schema/raw/master/csl-citation.json&quot;,&quot;citationID&quot;:&quot;kgkasovp&quot;} RNDlmzbbqpffq"/> and focused on toolsets rather than pedagogies <text:reference-mark-start text:name="ZOTERO_ITEM CSL_CITATION {&quot;citationItems&quot;:[{&quot;prefix&quot;:&quot;&quot;,&quot;uri&quot;:[&quot;http://zotero.org/users/1913249/items/8ES6UUHW&quot;],&quot;suffix&quot;:&quot;&quot;,&quot;id&quot;:10125,&quot;uris&quot;:[&quot;http://zotero.org/users/1913249/items/8ES6UUHW&quot;],&quot;itemData&quot;:{&quot;language&quot;:&quot;en&quot;,&quot;id&quot;:&quot;resnick_seeds_2020&quot;,&quot;accessed&quot;:{&quot;date-parts&quot;:[[&quot;2025&quot;,2,25]]},&quot;citation-key&quot;:&quot;resnick_seeds_2020&quot;,&quot;abstract&quot;:&quot;(I wrote this essay as the Foreword to the new edition of Seymour Papert’s classic book Mindstorms.)&quot;,&quot;URL&quot;:&quot;https://mres.medium.com/the-seeds-that-seymour-sowed-c2860379617b&quot;,&quot;author&quot;:[{&quot;given&quot;:&quot;Mitchel&quot;,&quot;family&quot;:&quot;Resnick&quot;}],&quot;container-title&quot;:&quot;Medium&quot;,&quot;title&quot;:&quot;The Seeds That Seymour Sowed&quot;,&quot;type&quot;:&quot;post-weblog&quot;,&quot;issued&quot;:{&quot;date-parts&quot;:[[&quot;2020&quot;,10,16]]}}}],&quot;properties&quot;:{&quot;noteIndex&quot;:0,&quot;formattedCitation&quot;:&quot;[@resnick_seeds_2020]&quot;},&quot;schema&quot;:&quot;https://github.com/citation-style-language/schema/raw/master/csl-citation.json&quot;,&quot;citationID&quot;:&quot;ytmlwyyx&quot;} RNDtinfmymwze"/>&lt;Do Zotero Refresh: [@resnick_seeds_2020]&gt;<text:reference-mark-end text:name="ZOTERO_ITEM CSL_CITATION {&quot;citationItems&quot;:[{&quot;prefix&quot;:&quot;&quot;,&quot;uri&quot;:[&quot;http://zotero.org/users/1913249/items/8ES6UUHW&quot;],&quot;suffix&quot;:&quot;&quot;,&quot;id&quot;:10125,&quot;uris&quot;:[&quot;http://zotero.org/users/1913249/items/8ES6UUHW&quot;],&quot;itemData&quot;:{&quot;language&quot;:&quot;en&quot;,&quot;id&quot;:&quot;resnick_seeds_2020&quot;,&quot;accessed&quot;:{&quot;date-parts&quot;:[[&quot;2025&quot;,2,25]]},&quot;citation-key&quot;:&quot;resnick_seeds_2020&quot;,&quot;abstract&quot;:&quot;(I wrote this essay as the Foreword to the new edition of Seymour Papert’s classic book Mindstorms.)&quot;,&quot;URL&quot;:&quot;https://mres.medium.com/the-seeds-that-seymour-sowed-c2860379617b&quot;,&quot;author&quot;:[{&quot;given&quot;:&quot;Mitchel&quot;,&quot;family&quot;:&quot;Resnick&quot;}],&quot;container-title&quot;:&quot;Medium&quot;,&quot;title&quot;:&quot;The Seeds That Seymour Sowed&quot;,&quot;type&quot;:&quot;post-weblog&quot;,&quot;issued&quot;:{&quot;date-parts&quot;:[[&quot;2020&quot;,10,16]]}}}],&quot;properties&quot;:{&quot;noteIndex&quot;:0,&quot;formattedCitation&quot;:&quot;[@resnick_seeds_2020]&quot;},&quot;schema&quot;:&quot;https://github.com/citation-style-language/schema/raw/master/csl-citation.json&quot;,&quot;citationID&quot;:&quot;ytmlwyyx&quot;} RNDtinfmymwze"/>. We should recall here the parallel call of Kafai and Burke in the field of game making for learning to address social and cultural motivations and aspects of the process <text:reference-mark-start text:name="ZOTERO_ITEM CSL_CITATION {&quot;citationItems&quot;:[{&quot;prefix&quot;:&quot;&quot;,&quot;uri&quot;:[&quot;http://zotero.org/users/1913249/items/Q7JCMQ3N&quot;],&quot;suffix&quot;:&quot;&quot;,&quot;id&quot;:3761,&quot;uris&quot;:[&quot;http://zotero.org/users/1913249/items/Q7JCMQ3N&quot;],&quot;itemData&quot;:{&quot;container-title-short&quot;:&quot;Educ Psychol&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page&quot;:&quot;313-334&quot;,&quot;type&quot;:&quot;article-journal&quot;,&quot;issued&quot;:{&quot;date-parts&quot;:[[&quot;2015&quot;]]},&quot;source&quot;:&quot;PubMed Central&quot;,&quot;issue&quot;:&quot;4&quot;,&quot;id&quot;:&quot;kafai_constructionist_2015-1&quot;,&quot;PMCID&quot;:&quot;PMC4784508&quot;,&quot;ISSN&quot;:&quot;0046-1520&quot;,&quot;author&quot;:[{&quot;given&quot;:&quot;Yasmin&quot;,&quot;family&quot;:&quot;Kafai&quot;},{&quot;given&quot;:&quot;Quinn&quot;,&quot;family&quot;:&quot;Burke&quot;}],&quot;volume&quot;:&quot;50&quot;,&quot;title-short&quot;:&quot;Constructionist gaming&quot;,&quot;title&quot;:&quot;Constructionist gaming: understanding the benefits of making games for learning&quot;,&quot;container-title&quot;:&quot;Educational Psychologist&quot;,&quot;PMID&quot;:&quot;27019536&quot;,&quot;URL&quot;:&quot;https://www.ncbi.nlm.nih.gov/pmc/articles/PMC4784508/&quot;,&quot;accessed&quot;:{&quot;date-parts&quot;:[[&quot;2017&quot;,10,16]]}}}],&quot;properties&quot;:{&quot;noteIndex&quot;:0,&quot;formattedCitation&quot;:&quot;[@kafai_constructionist_2015-1]&quot;},&quot;schema&quot;:&quot;https://github.com/citation-style-language/schema/raw/master/csl-citation.json&quot;,&quot;citationID&quot;:&quot;lutxgtzi&quot;} RNDkooqemjrxf"/>&lt;Do Zotero Refresh: [@kafai_constructionist_2015-1]&gt;<text:reference-mark-end text:name="ZOTERO_ITEM CSL_CITATION {&quot;citationItems&quot;:[{&quot;prefix&quot;:&quot;&quot;,&quot;uri&quot;:[&quot;http://zotero.org/users/1913249/items/Q7JCMQ3N&quot;],&quot;suffix&quot;:&quot;&quot;,&quot;id&quot;:3761,&quot;uris&quot;:[&quot;http://zotero.org/users/1913249/items/Q7JCMQ3N&quot;],&quot;itemData&quot;:{&quot;container-title-short&quot;:&quot;Educ Psychol&quot;,&quot;citation-key&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page&quot;:&quot;313-334&quot;,&quot;type&quot;:&quot;article-journal&quot;,&quot;issued&quot;:{&quot;date-parts&quot;:[[&quot;2015&quot;]]},&quot;source&quot;:&quot;PubMed Central&quot;,&quot;issue&quot;:&quot;4&quot;,&quot;id&quot;:&quot;kafai_constructionist_2015-1&quot;,&quot;PMCID&quot;:&quot;PMC4784508&quot;,&quot;ISSN&quot;:&quot;0046-1520&quot;,&quot;author&quot;:[{&quot;given&quot;:&quot;Yasmin&quot;,&quot;family&quot;:&quot;Kafai&quot;},{&quot;given&quot;:&quot;Quinn&quot;,&quot;family&quot;:&quot;Burke&quot;}],&quot;volume&quot;:&quot;50&quot;,&quot;title-short&quot;:&quot;Constructionist gaming&quot;,&quot;title&quot;:&quot;Constructionist gaming: understanding the benefits of making games for learning&quot;,&quot;container-title&quot;:&quot;Educational Psychologist&quot;,&quot;PMID&quot;:&quot;27019536&quot;,&quot;URL&quot;:&quot;https://www.ncbi.nlm.nih.gov/pmc/articles/PMC4784508/&quot;,&quot;accessed&quot;:{&quot;date-parts&quot;:[[&quot;2017&quot;,10,16]]}}}],&quot;properties&quot;:{&quot;noteIndex&quot;:0,&quot;formattedCitation&quot;:&quot;[@kafai_constructionist_2015-1]&quot;},&quot;schema&quot;:&quot;https://github.com/citation-style-language/schema/raw/master/csl-citation.json&quot;,&quot;citationID&quot;:&quot;lutxgtzi&quot;} RNDkooqemjrxf"/>.</text:p>
      <text:p text:style-name="Text_20_body">In a UK computing education context, while the work of Waite and Sentence begins to address sociocultural aspects <text:reference-mark-start text:name="ZOTERO_ITEM CSL_CITATION {&quot;citationItems&quot;:[{&quot;prefix&quot;:&quot;&quot;,&quot;uri&quot;:[&quot;http://zotero.org/users/1913249/items/UVA9VT54&quot;],&quot;suffix&quot;:&quot;&quot;,&quot;id&quot;:3685,&quot;uris&quot;:[&quot;http://zotero.org/users/1913249/items/UVA9VT54&quot;],&quot;itemData&quot;:{&quot;publisher&quot;:&quot;Routledge&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page&quot;:&quot;136-176&quot;,&quot;type&quot;:&quot;article-journal&quot;,&quot;issued&quot;:{&quot;date-parts&quot;:[[&quot;2019&quot;,7,3]]},&quot;source&quot;:&quot;Taylor and Francis+NEJM&quot;,&quot;issue&quot;:&quot;2-3&quot;,&quot;id&quot;:&quot;sentance_teaching_2019&quot;,&quot;ISSN&quot;:&quot;0899-3408&quot;,&quot;author&quot;:[{&quot;given&quot;:&quot;Sue&quot;,&quot;family&quot;:&quot;Sentance&quot;},{&quot;given&quot;:&quot;Jane&quot;,&quot;family&quot;:&quot;Waite&quot;},{&quot;given&quot;:&quot;Maria&quot;,&quot;family&quot;:&quot;Kallia&quot;}],&quot;volume&quot;:&quot;29&quot;,&quot;title&quot;:&quot;Teaching computer programming with PRIMM: a sociocultural perspective&quot;,&quot;container-title&quot;:&quot;Computer Science Education&quot;,&quot;title-short&quot;:&quot;Teaching computer programming with PRIMM&quot;,&quot;URL&quot;:&quot;https://doi.org/10.1080/08993408.2019.1608781&quot;,&quot;accessed&quot;:{&quot;date-parts&quot;:[[&quot;2023&quot;,3,15]]}}},{&quot;prefix&quot;:&quot;&quot;,&quot;uri&quot;:[&quot;http://zotero.org/users/1913249/items/YS9F7644&quot;],&quot;suffix&quot;:&quot;&quot;,&quot;id&quot;:10128,&quot;uris&quot;:[&quot;http://zotero.org/users/1913249/items/YS9F7644&quot;],&quot;itemData&quot;:{&quot;publisher&quot;:&quot;ACM&quot;,&quot;citation-key&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DOI&quot;:&quot;10.1145/3568813.3600112&quot;,&quot;publisher-place&quot;:&quot;Chicago IL USA&quot;,&quot;page&quot;:&quot;206-221&quot;,&quot;type&quot;:&quot;paper-conference&quot;,&quot;ISBN&quot;:&quot;978-1-4503-9976-0&quot;,&quot;language&quot;:&quot;en&quot;,&quot;id&quot;:&quot;hwang_using_2023&quot;,&quot;event-title&quot;:&quot;ICER 2023: ACM Conference on International Computing Education Research&quot;,&quot;author&quot;:[{&quot;given&quot;:&quot;Yujeong&quot;,&quot;family&quot;:&quot;Hwang&quot;},{&quot;given&quot;:&quot;Anjali&quot;,&quot;family&quot;:&quot;Das&quot;},{&quot;given&quot;:&quot;Jane&quot;,&quot;family&quot;:&quot;Waite&quot;},{&quot;given&quot;:&quot;Sue&quot;,&quot;family&quot;:&quot;Sentance&quot;}],&quot;accessed&quot;:{&quot;date-parts&quot;:[[&quot;2025&quot;,2,25]]},&quot;title&quot;:&quot;Using a Sociological Lens to Investigate Computing Teachers’ Culturally Responsive Classroom Practices&quot;,&quot;source&quot;:&quot;DOI.org (Crossref)&quot;,&quot;container-title&quot;:&quot;Proceedings of the 2023 ACM Conference on International Computing Education Research V.1&quot;,&quot;event-place&quot;:&quot;Chicago IL USA&quot;,&quot;URL&quot;:&quot;https://dl.acm.org/doi/10.1145/3568813.3600112&quot;,&quot;issued&quot;:{&quot;date-parts&quot;:[[&quot;2023&quot;,8,7]]}}}],&quot;properties&quot;:{&quot;noteIndex&quot;:0,&quot;formattedCitation&quot;:&quot;[@sentance_teaching_2019; @hwang_using_2023]&quot;},&quot;schema&quot;:&quot;https://github.com/citation-style-language/schema/raw/master/csl-citation.json&quot;,&quot;citationID&quot;:&quot;pwcjfqpr&quot;} RNDpboogaiayp"/>&lt;Do Zotero Refresh: [@sentance_teaching_2019; @hwang_using_2023]&gt;<text:reference-mark-end text:name="ZOTERO_ITEM CSL_CITATION {&quot;citationItems&quot;:[{&quot;prefix&quot;:&quot;&quot;,&quot;uri&quot;:[&quot;http://zotero.org/users/1913249/items/UVA9VT54&quot;],&quot;suffix&quot;:&quot;&quot;,&quot;id&quot;:3685,&quot;uris&quot;:[&quot;http://zotero.org/users/1913249/items/UVA9VT54&quot;],&quot;itemData&quot;:{&quot;publisher&quot;:&quot;Routledge&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page&quot;:&quot;136-176&quot;,&quot;type&quot;:&quot;article-journal&quot;,&quot;issued&quot;:{&quot;date-parts&quot;:[[&quot;2019&quot;,7,3]]},&quot;source&quot;:&quot;Taylor and Francis+NEJM&quot;,&quot;issue&quot;:&quot;2-3&quot;,&quot;id&quot;:&quot;sentance_teaching_2019&quot;,&quot;ISSN&quot;:&quot;0899-3408&quot;,&quot;author&quot;:[{&quot;given&quot;:&quot;Sue&quot;,&quot;family&quot;:&quot;Sentance&quot;},{&quot;given&quot;:&quot;Jane&quot;,&quot;family&quot;:&quot;Waite&quot;},{&quot;given&quot;:&quot;Maria&quot;,&quot;family&quot;:&quot;Kallia&quot;}],&quot;volume&quot;:&quot;29&quot;,&quot;title&quot;:&quot;Teaching computer programming with PRIMM: a sociocultural perspective&quot;,&quot;container-title&quot;:&quot;Computer Science Education&quot;,&quot;title-short&quot;:&quot;Teaching computer programming with PRIMM&quot;,&quot;URL&quot;:&quot;https://doi.org/10.1080/08993408.2019.1608781&quot;,&quot;accessed&quot;:{&quot;date-parts&quot;:[[&quot;2023&quot;,3,15]]}}},{&quot;prefix&quot;:&quot;&quot;,&quot;uri&quot;:[&quot;http://zotero.org/users/1913249/items/YS9F7644&quot;],&quot;suffix&quot;:&quot;&quot;,&quot;id&quot;:10128,&quot;uris&quot;:[&quot;http://zotero.org/users/1913249/items/YS9F7644&quot;],&quot;itemData&quot;:{&quot;publisher&quot;:&quot;ACM&quot;,&quot;citation-key&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DOI&quot;:&quot;10.1145/3568813.3600112&quot;,&quot;publisher-place&quot;:&quot;Chicago IL USA&quot;,&quot;page&quot;:&quot;206-221&quot;,&quot;type&quot;:&quot;paper-conference&quot;,&quot;ISBN&quot;:&quot;978-1-4503-9976-0&quot;,&quot;language&quot;:&quot;en&quot;,&quot;id&quot;:&quot;hwang_using_2023&quot;,&quot;event-title&quot;:&quot;ICER 2023: ACM Conference on International Computing Education Research&quot;,&quot;author&quot;:[{&quot;given&quot;:&quot;Yujeong&quot;,&quot;family&quot;:&quot;Hwang&quot;},{&quot;given&quot;:&quot;Anjali&quot;,&quot;family&quot;:&quot;Das&quot;},{&quot;given&quot;:&quot;Jane&quot;,&quot;family&quot;:&quot;Waite&quot;},{&quot;given&quot;:&quot;Sue&quot;,&quot;family&quot;:&quot;Sentance&quot;}],&quot;accessed&quot;:{&quot;date-parts&quot;:[[&quot;2025&quot;,2,25]]},&quot;title&quot;:&quot;Using a Sociological Lens to Investigate Computing Teachers’ Culturally Responsive Classroom Practices&quot;,&quot;source&quot;:&quot;DOI.org (Crossref)&quot;,&quot;container-title&quot;:&quot;Proceedings of the 2023 ACM Conference on International Computing Education Research V.1&quot;,&quot;event-place&quot;:&quot;Chicago IL USA&quot;,&quot;URL&quot;:&quot;https://dl.acm.org/doi/10.1145/3568813.3600112&quot;,&quot;issued&quot;:{&quot;date-parts&quot;:[[&quot;2023&quot;,8,7]]}}}],&quot;properties&quot;:{&quot;noteIndex&quot;:0,&quot;formattedCitation&quot;:&quot;[@sentance_teaching_2019; @hwang_using_2023]&quot;},&quot;schema&quot;:&quot;https://github.com/citation-style-language/schema/raw/master/csl-citation.json&quot;,&quot;citationID&quot;:&quot;pwcjfqpr&quot;} RNDpboogaiayp"/>, this work is limited in scope and merits further attention. The following section addresses discussion on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30">
        <text:list-item>
          <text:p text:style-name="P35">recap on germ cell as common focus point for mediation (some designed or apporpirated)</text:p>
        </text:list-item>
        <text:list-item>
          <text:p text:style-name="P35">When novel forms of mediation present, gdps sometimes used - thus as double stimulation</text:p>
        </text:list-item>
        <text:list-item>
          <text:p text:style-name="P35">This is a transformation / expansion in 3GAT terms, recap as a resolution of tensions, and a manifestation of agency</text:p>
        </text:list-item>
        <text:list-item>
          <text:p text:style-name="P35">Give a summary of examples of transformational agency</text:p>
        </text:list-item>
        <text:list-item>
          <text:p text:style-name="P35">Briefly touch on the job of the learning designer within concept of F.I</text:p>
        </text:list-item>
        <text:list-item>
          <text:p text:style-name="P35">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agency.</text:p>
      <text:p text:style-name="Text_20_body">This section analyses the findings of the previous chapters using varied conceptions of agency aligned to the sociocultural theoretical framework of this study.</text:p>
      <text:h text:style-name="Heading_20_3" text:outline-level="3"><text:bookmark-start text:name="instrumental-agency"/>Instrumental Agency<text:bookmark-end text:name="instrumental-agency"/></text:h>
      <text:p text:style-name="First_20_paragraph">As previously explored, varied conceptions of agency exist including: instrumental, authorial and transformative agency <text:reference-mark-start text:name="ZOTERO_ITEM CSL_CITATION {&quot;citationItems&quot;:[{&quot;prefix&quot;:&quot;&quot;,&quot;uri&quot;:[&quot;http://zotero.org/users/1913249/items/ZU33LZ9E&quot;],&quot;suffix&quot;:&quot;&quot;,&quot;id&quot;:8819,&quot;uris&quot;:[&quot;http://zotero.org/users/1913249/items/ZU33LZ9E&quot;],&quot;itemData&quot;:{&quot;container-title-short&quot;:&quot;Integr. psych. behav.&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page&quot;:&quot;420-446&quot;,&quot;type&quot;:&quot;article-journal&quot;,&quot;issued&quot;:{&quot;date-parts&quot;:[[&quot;2016&quot;,9,1]]},&quot;source&quot;:&quot;Springer Link&quot;,&quot;issue&quot;:&quot;3&quot;,&quot;id&quot;:&quot;matusov_mapping_2016&quot;,&quot;accessed&quot;:{&quot;date-parts&quot;:[[&quot;2023&quot;,6,19]]},&quot;author&quot;:[{&quot;given&quot;:&quot;Eugene&quot;,&quot;family&quot;:&quot;Matusov&quot;},{&quot;given&quot;:&quot;Katherine&quot;,&quot;family&quot;:&quot;Duyke&quot;,&quot;non-dropping-particle&quot;:&quot;von&quot;},{&quot;given&quot;:&quot;Shakhnoza&quot;,&quot;family&quot;:&quot;Kayumova&quot;}],&quot;volume&quot;:&quot;50&quot;,&quot;language&quot;:&quot;en&quot;,&quot;container-title&quot;:&quot;Integrative Psychological and Behavioral Science&quot;,&quot;ISSN&quot;:&quot;1936-3567&quot;,&quot;URL&quot;:&quot;https://doi.org/10.1007/s12124-015-9336-0&quot;,&quot;title&quot;:&quot;Mapping Concepts of Agency in Educational Contexts&quot;}}],&quot;properties&quot;:{&quot;noteIndex&quot;:0,&quot;formattedCitation&quot;:&quot;[@matusov_mapping_2016]&quot;},&quot;schema&quot;:&quot;https://github.com/citation-style-language/schema/raw/master/csl-citation.json&quot;,&quot;citationID&quot;:&quot;uxyelmuq&quot;} RNDzehwjxtmhy"/>&lt;Do Zotero Refresh: [@matusov_mapping_2016]&gt;<text:reference-mark-end text:name="ZOTERO_ITEM CSL_CITATION {&quot;citationItems&quot;:[{&quot;prefix&quot;:&quot;&quot;,&quot;uri&quot;:[&quot;http://zotero.org/users/1913249/items/ZU33LZ9E&quot;],&quot;suffix&quot;:&quot;&quot;,&quot;id&quot;:8819,&quot;uris&quot;:[&quot;http://zotero.org/users/1913249/items/ZU33LZ9E&quot;],&quot;itemData&quot;:{&quot;container-title-short&quot;:&quot;Integr. psych. behav.&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page&quot;:&quot;420-446&quot;,&quot;type&quot;:&quot;article-journal&quot;,&quot;issued&quot;:{&quot;date-parts&quot;:[[&quot;2016&quot;,9,1]]},&quot;source&quot;:&quot;Springer Link&quot;,&quot;issue&quot;:&quot;3&quot;,&quot;id&quot;:&quot;matusov_mapping_2016&quot;,&quot;accessed&quot;:{&quot;date-parts&quot;:[[&quot;2023&quot;,6,19]]},&quot;author&quot;:[{&quot;given&quot;:&quot;Eugene&quot;,&quot;family&quot;:&quot;Matusov&quot;},{&quot;given&quot;:&quot;Katherine&quot;,&quot;family&quot;:&quot;Duyke&quot;,&quot;non-dropping-particle&quot;:&quot;von&quot;},{&quot;given&quot;:&quot;Shakhnoza&quot;,&quot;family&quot;:&quot;Kayumova&quot;}],&quot;volume&quot;:&quot;50&quot;,&quot;language&quot;:&quot;en&quot;,&quot;container-title&quot;:&quot;Integrative Psychological and Behavioral Science&quot;,&quot;ISSN&quot;:&quot;1936-3567&quot;,&quot;URL&quot;:&quot;https://doi.org/10.1007/s12124-015-9336-0&quot;,&quot;title&quot;:&quot;Mapping Concepts of Agency in Educational Contexts&quot;}}],&quot;properties&quot;:{&quot;noteIndex&quot;:0,&quot;formattedCitation&quot;:&quot;[@matusov_mapping_2016]&quot;},&quot;schema&quot;:&quot;https://github.com/citation-style-language/schema/raw/master/csl-citation.json&quot;,&quot;citationID&quot;:&quot;uxyelmuq&quot;} RNDzehwjxtmhy"/>. (See methodology chapter).</text:p>
      <text:p text:style-name="Text_20_body">To summarise similarities and distinctions between mediation and a transformative approach <text:reference-mark-start text:name="ZOTERO_ITEM CSL_CITATION {&quot;citationItems&quot;:[{&quot;prefix&quot;:&quot;&quot;,&quot;uri&quot;:[&quot;http://zotero.org/users/1913249/items/HWEQV2N8&quot;],&quot;suffix&quot;:&quot;&quot;,&quot;id&quot;:10048,&quot;uris&quot;:[&quot;http://zotero.org/users/1913249/items/HWEQV2N8&quot;],&quot;itemData&quot;:{&quot;container-title-short&quot;:&quot;Innover dans la tradition de Vygotsky&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page&quot;:&quot;86-94&quot;,&quot;type&quot;:&quot;article-journal&quot;,&quot;issued&quot;:{&quot;date-parts&quot;:[[&quot;2022&quot;,1,28]]},&quot;source&quot;:&quot;DOI.org (Crossref)&quot;,&quot;issue&quot;:&quot;2&quot;,&quot;id&quot;:&quot;isaac_cultural_2022&quot;,&quot;volume&quot;:&quot;5&quot;,&quot;ISSN&quot;:&quot;2291-6717, 2291-6717&quot;,&quot;author&quot;:[{&quot;given&quot;:&quot;Guillaume&quot;,&quot;family&quot;:&quot;Isaac&quot;},{&quot;given&quot;:&quot;Syvie&quot;,&quot;family&quot;:&quot;Barma&quot;},{&quot;given&quot;:&quot;Margarida&quot;,&quot;family&quot;:&quot;Romero&quot;}],&quot;license&quot;:&quot;https://creativecommons.org/licenses/by-nc-nd/4.0&quot;,&quot;language&quot;:&quot;en&quot;,&quot;title-short&quot;:&quot;Cultural historical activity theory, double stimulation, and conflicts of motives in education science&quot;,&quot;container-title&quot;:&quot;Revue internationale du CRIRES : innover dans la tradition de Vygotsky&quot;,&quot;title&quot;:&quot;Cultural historical activity theory, double stimulation, and conflicts of motives in education science: Where have we been? (2012-2021)&quot;,&quot;URL&quot;:&quot;http://revues.ulaval.ca/ojs/index.php/RIC/article/view/51287&quot;,&quot;accessed&quot;:{&quot;date-parts&quot;:[[&quot;2025&quot;,1,18]]}}}],&quot;properties&quot;:{&quot;noteIndex&quot;:0,&quot;formattedCitation&quot;:&quot;[@isaac_cultural_2022]&quot;},&quot;schema&quot;:&quot;https://github.com/citation-style-language/schema/raw/master/csl-citation.json&quot;,&quot;citationID&quot;:&quot;dwqsyehe&quot;} RNDfqedfyaedm"/>&lt;Do Zotero Refresh: [@isaac_cultural_2022]&gt;<text:reference-mark-end text:name="ZOTERO_ITEM CSL_CITATION {&quot;citationItems&quot;:[{&quot;prefix&quot;:&quot;&quot;,&quot;uri&quot;:[&quot;http://zotero.org/users/1913249/items/HWEQV2N8&quot;],&quot;suffix&quot;:&quot;&quot;,&quot;id&quot;:10048,&quot;uris&quot;:[&quot;http://zotero.org/users/1913249/items/HWEQV2N8&quot;],&quot;itemData&quot;:{&quot;container-title-short&quot;:&quot;Innover dans la tradition de Vygotsky&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page&quot;:&quot;86-94&quot;,&quot;type&quot;:&quot;article-journal&quot;,&quot;issued&quot;:{&quot;date-parts&quot;:[[&quot;2022&quot;,1,28]]},&quot;source&quot;:&quot;DOI.org (Crossref)&quot;,&quot;issue&quot;:&quot;2&quot;,&quot;id&quot;:&quot;isaac_cultural_2022&quot;,&quot;volume&quot;:&quot;5&quot;,&quot;ISSN&quot;:&quot;2291-6717, 2291-6717&quot;,&quot;author&quot;:[{&quot;given&quot;:&quot;Guillaume&quot;,&quot;family&quot;:&quot;Isaac&quot;},{&quot;given&quot;:&quot;Syvie&quot;,&quot;family&quot;:&quot;Barma&quot;},{&quot;given&quot;:&quot;Margarida&quot;,&quot;family&quot;:&quot;Romero&quot;}],&quot;license&quot;:&quot;https://creativecommons.org/licenses/by-nc-nd/4.0&quot;,&quot;language&quot;:&quot;en&quot;,&quot;title-short&quot;:&quot;Cultural historical activity theory, double stimulation, and conflicts of motives in education science&quot;,&quot;container-title&quot;:&quot;Revue internationale du CRIRES : innover dans la tradition de Vygotsky&quot;,&quot;title&quot;:&quot;Cultural historical activity theory, double stimulation, and conflicts of motives in education science: Where have we been? (2012-2021)&quot;,&quot;URL&quot;:&quot;http://revues.ulaval.ca/ojs/index.php/RIC/article/view/51287&quot;,&quot;accessed&quot;:{&quot;date-parts&quot;:[[&quot;2025&quot;,1,18]]}}}],&quot;properties&quot;:{&quot;noteIndex&quot;:0,&quot;formattedCitation&quot;:&quot;[@isaac_cultural_2022]&quot;},&quot;schema&quot;:&quot;https://github.com/citation-style-language/schema/raw/master/csl-citation.json&quot;,&quot;citationID&quot;:&quot;dwqsyehe&quot;} RNDfqedfyaedm"/>, it is beyond an instrumental approach to provoke change in the environment.</text:p>
      <text:p text:style-name="Text_20_body">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tems&quot;:[{&quot;locator&quot;:&quot; 433&quot;,&quot;prefix&quot;:&quot;&quot;,&quot;uri&quot;:[&quot;http://zotero.org/users/1913249/items/ZU33LZ9E&quot;],&quot;id&quot;:8819,&quot;uris&quot;:[&quot;http://zotero.org/users/1913249/items/ZU33LZ9E&quot;],&quot;itemData&quot;:{&quot;container-title-short&quot;:&quot;Integr. psych. behav.&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page&quot;:&quot;420-446&quot;,&quot;type&quot;:&quot;article-journal&quot;,&quot;issued&quot;:{&quot;date-parts&quot;:[[&quot;2016&quot;,9,1]]},&quot;source&quot;:&quot;Springer Link&quot;,&quot;issue&quot;:&quot;3&quot;,&quot;id&quot;:&quot;matusov_mapping_2016&quot;,&quot;accessed&quot;:{&quot;date-parts&quot;:[[&quot;2023&quot;,6,19]]},&quot;author&quot;:[{&quot;given&quot;:&quot;Eugene&quot;,&quot;family&quot;:&quot;Matusov&quot;},{&quot;given&quot;:&quot;Katherine&quot;,&quot;family&quot;:&quot;Duyke&quot;,&quot;non-dropping-particle&quot;:&quot;von&quot;},{&quot;given&quot;:&quot;Shakhnoza&quot;,&quot;family&quot;:&quot;Kayumova&quot;}],&quot;volume&quot;:&quot;50&quot;,&quot;language&quot;:&quot;en&quot;,&quot;container-title&quot;:&quot;Integrative Psychological and Behavioral Science&quot;,&quot;ISSN&quot;:&quot;1936-3567&quot;,&quot;URL&quot;:&quot;https://doi.org/10.1007/s12124-015-9336-0&quot;,&quot;title&quot;:&quot;Mapping Concepts of Agency in Educational Contexts&quot;}}],&quot;properties&quot;:{&quot;noteIndex&quot;:0,&quot;formattedCitation&quot;:&quot;[@matusov_mapping_2016, p. 433]&quot;},&quot;schema&quot;:&quot;https://github.com/citation-style-language/schema/raw/master/csl-citation.json&quot;,&quot;citationID&quot;:&quot;qxcpbkml&quot;} RNDhgxoealvtj"/>&lt;Do Zotero Refresh: [@matusov_mapping_2016, p. 433]&gt;<text:reference-mark-end text:name="ZOTERO_ITEM CSL_CITATION {&quot;citationItems&quot;:[{&quot;locator&quot;:&quot; 433&quot;,&quot;prefix&quot;:&quot;&quot;,&quot;uri&quot;:[&quot;http://zotero.org/users/1913249/items/ZU33LZ9E&quot;],&quot;id&quot;:8819,&quot;uris&quot;:[&quot;http://zotero.org/users/1913249/items/ZU33LZ9E&quot;],&quot;itemData&quot;:{&quot;container-title-short&quot;:&quot;Integr. psych. behav.&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page&quot;:&quot;420-446&quot;,&quot;type&quot;:&quot;article-journal&quot;,&quot;issued&quot;:{&quot;date-parts&quot;:[[&quot;2016&quot;,9,1]]},&quot;source&quot;:&quot;Springer Link&quot;,&quot;issue&quot;:&quot;3&quot;,&quot;id&quot;:&quot;matusov_mapping_2016&quot;,&quot;accessed&quot;:{&quot;date-parts&quot;:[[&quot;2023&quot;,6,19]]},&quot;author&quot;:[{&quot;given&quot;:&quot;Eugene&quot;,&quot;family&quot;:&quot;Matusov&quot;},{&quot;given&quot;:&quot;Katherine&quot;,&quot;family&quot;:&quot;Duyke&quot;,&quot;non-dropping-particle&quot;:&quot;von&quot;},{&quot;given&quot;:&quot;Shakhnoza&quot;,&quot;family&quot;:&quot;Kayumova&quot;}],&quot;volume&quot;:&quot;50&quot;,&quot;language&quot;:&quot;en&quot;,&quot;container-title&quot;:&quot;Integrative Psychological and Behavioral Science&quot;,&quot;ISSN&quot;:&quot;1936-3567&quot;,&quot;URL&quot;:&quot;https://doi.org/10.1007/s12124-015-9336-0&quot;,&quot;title&quot;:&quot;Mapping Concepts of Agency in Educational Contexts&quot;}}],&quot;properties&quot;:{&quot;noteIndex&quot;:0,&quot;formattedCitation&quot;:&quot;[@matusov_mapping_2016, p. 433]&quot;},&quot;schema&quot;:&quot;https://github.com/citation-style-language/schema/raw/master/csl-citation.json&quot;,&quot;citationID&quot;:&quot;qxcpbkml&quot;} RNDhgxoealvtj"/>.</text:p>
      <text:p text:style-name="Text_20_body">Examples of mediation and instrumental agency are shown in varied forms in the use of GDPs aligned often with a personal appropriation (shown in Table 6.1).</text:p>
      <text:p text:style-name="Text_20_body">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Text_20_body">Straight forward individual use of documentation by Tony and Susanna in V1 and V2.</text:p>
      <text:p text:style-name="Text_20_body"><text:span text:style-name="T1">Affordances as points on a climbing wall to support understandings of instrumental agency - MOVE</text:span></text:p>
      <text:p text:style-name="Text_20_body">In this design, at participants aim for affordances allowing a mediation process as visible points. A suitable metaphor may be a climbing wall use for rock-climbing training. The job of a facilitator may be to highlight certain affordances, attaching colours to a particular route designed to suit a particular skill level. For example the bringing to the top of variable to impact game play in the quick start activities.</text:p>
      <text:p text:style-name="Text_20_body">GDPs were one of the main vehicles of mediation here</text:p>
      <text:p text:style-name="Text_20_body">This my be done by - defining or reducing the use of specialised terminology or - signposting issues</text:p>
      <text:h text:style-name="Heading_20_3" text:outline-level="3"><text:bookmark-start text:name="transformational-agency"/>Transformational Agency<text:bookmark-end text:name="transformational-agency"/></text:h>
      <text:p text:style-name="First_20_paragraph">In line with collective conceptions of agency ecplore in in Chatp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tems&quot;:[{&quot;prefix&quot;:&quot;&quot;,&quot;uri&quot;:[&quot;http://zotero.org/users/1913249/items/RZ2E7GK8&quot;],&quot;suffix&quot;:&quot;&quot;,&quot;id&quot;:3717,&quot;uris&quot;:[&quot;http://zotero.org/users/1913249/items/RZ2E7GK8&quot;],&quot;itemData&quot;:{&quot;publisher&quot;:&quot;Routledge&quot;,&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page&quot;:&quot;108-122&quot;,&quot;type&quot;:&quot;article-journal&quot;,&quot;issued&quot;:{&quot;date-parts&quot;:[[&quot;2022&quot;,4,3]]},&quot;source&quot;:&quot;Taylor and Francis+NEJM&quot;,&quot;issue&quot;:&quot;2&quot;,&quot;id&quot;:&quot;hopwood_agency_2022&quot;,&quot;ISSN&quot;:&quot;1074-9039&quot;,&quot;author&quot;:[{&quot;given&quot;:&quot;Nick&quot;,&quot;family&quot;:&quot;Hopwood&quot;}],&quot;volume&quot;:&quot;29&quot;,&quot;title&quot;:&quot;Agency in cultural-historical activity theory: strengthening commitment to social transformation&quot;,&quot;container-title&quot;:&quot;Mind, Culture, and Activity&quot;,&quot;title-short&quot;:&quot;Agency in cultural-historical activity theory&quot;,&quot;URL&quot;:&quot;https://doi.org/10.1080/10749039.2022.2092151&quot;,&quot;accessed&quot;:{&quot;date-parts&quot;:[[&quot;2023&quot;,2,22]]}}}],&quot;properties&quot;:{&quot;noteIndex&quot;:0,&quot;formattedCitation&quot;:&quot;[@hopwood_agency_2022]&quot;},&quot;schema&quot;:&quot;https://github.com/citation-style-language/schema/raw/master/csl-citation.json&quot;,&quot;citationID&quot;:&quot;zanfrsix&quot;} RNDqibtusrxit"/>&lt;Do Zotero Refresh: [@hopwood_agency_2022]&gt;<text:reference-mark-end text:name="ZOTERO_ITEM CSL_CITATION {&quot;citationItems&quot;:[{&quot;prefix&quot;:&quot;&quot;,&quot;uri&quot;:[&quot;http://zotero.org/users/1913249/items/RZ2E7GK8&quot;],&quot;suffix&quot;:&quot;&quot;,&quot;id&quot;:3717,&quot;uris&quot;:[&quot;http://zotero.org/users/1913249/items/RZ2E7GK8&quot;],&quot;itemData&quot;:{&quot;publisher&quot;:&quot;Routledge&quot;,&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page&quot;:&quot;108-122&quot;,&quot;type&quot;:&quot;article-journal&quot;,&quot;issued&quot;:{&quot;date-parts&quot;:[[&quot;2022&quot;,4,3]]},&quot;source&quot;:&quot;Taylor and Francis+NEJM&quot;,&quot;issue&quot;:&quot;2&quot;,&quot;id&quot;:&quot;hopwood_agency_2022&quot;,&quot;ISSN&quot;:&quot;1074-9039&quot;,&quot;author&quot;:[{&quot;given&quot;:&quot;Nick&quot;,&quot;family&quot;:&quot;Hopwood&quot;}],&quot;volume&quot;:&quot;29&quot;,&quot;title&quot;:&quot;Agency in cultural-historical activity theory: strengthening commitment to social transformation&quot;,&quot;container-title&quot;:&quot;Mind, Culture, and Activity&quot;,&quot;title-short&quot;:&quot;Agency in cultural-historical activity theory&quot;,&quot;URL&quot;:&quot;https://doi.org/10.1080/10749039.2022.2092151&quot;,&quot;accessed&quot;:{&quot;date-parts&quot;:[[&quot;2023&quot;,2,22]]}}}],&quot;properties&quot;:{&quot;noteIndex&quot;:0,&quot;formattedCitation&quot;:&quot;[@hopwood_agency_2022]&quot;},&quot;schema&quot;:&quot;https://github.com/citation-style-language/schema/raw/master/csl-citation.json&quot;,&quot;citationID&quot;:&quot;zanfrsix&quot;} RNDqibtusrxit"/>.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pants had access to little in terms of supporting resources. Illustrative attempts of TADA are present in (Appendix.design.p1). For example, email corresponda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Text_20_body"><text:span text:style-name="T1">Engendering authorial and transformative agency</text:span></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ences and make them visible to learners.</text:p>
      <text:p text:style-name="Text_20_body">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tems&quot;:[{&quot;prefix&quot;:&quot;&quot;,&quot;uri&quot;:[&quot;http://zotero.org/users/1913249/items/UIKDSI5X&quot;],&quot;suffix&quot;:&quot;&quot;,&quot;id&quot;:9119,&quot;uris&quot;:[&quot;http://zotero.org/users/1913249/items/UIKDSI5X&quot;],&quot;itemData&quot;:{&quot;id&quot;:&quot;engestrom2006development&quot;,&quot;title&quot;:&quot;Development, movement and agency: Breaking away into mycorrhizae activities&quot;,&quot;author&quot;:[{&quot;given&quot;:&quot;Yrjö&quot;,&quot;family&quot;:&quot;Engeström&quot;}],&quot;volume&quot;:&quot;1&quot;,&quot;citation-key&quot;:&quot;engestrom2006development&quot;,&quot;container-title&quot;:&quot;Building activity theory in practice: Toward the next generation&quot;,&quot;page&quot;:&quot;1–43&quot;,&quot;type&quot;:&quot;article-journal&quot;,&quot;issued&quot;:{&quot;date-parts&quot;:[[&quot;2006&quot;]]}}},{&quot;prefix&quot;:&quot;&quot;,&quot;uri&quot;:[&quot;http://zotero.org/users/1913249/items/Q38UQIIH&quot;],&quot;suffix&quot;:&quot;&quot;,&quot;id&quot;:3370,&quot;uris&quot;:[&quot;http://zotero.org/users/1913249/items/Q38UQIIH&quot;],&quot;itemData&quot;:{&quot;volume&quot;:&quot;29&quot;,&quot;URL&quot;:&quot;https://doi.org/10.1080/13639080.2014.900168&quot;,&quot;source&quot;:&quot;Taylor and Francis+NEJM&quot;,&quot;issue&quot;:&quot;2&quot;,&quot;author&quot;:[{&quot;given&quot;:&quot;Arja&quot;,&quot;family&quot;:&quot;Haapasaari&quot;},{&quot;given&quot;:&quot;Yrjö&quot;,&quot;family&quot;:&quot;Engeström&quot;},{&quot;given&quot;:&quot;Hannele&quot;,&quot;family&quot;:&quot;Kerosuo&quot;}],&quot;id&quot;:&quot;haapasaari_emergence_2016&quot;,&quot;title&quot;:&quot;The emergence of learners’ transformative agency in a Change Laboratory intervention&quot;,&quot;accessed&quot;:{&quot;date-parts&quot;:[[&quot;2019&quot;,7,3]]},&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ISSN&quot;:&quot;1363-9080&quot;,&quot;container-title&quot;:&quot;Journal of Education and Work&quot;,&quot;page&quot;:&quot;232-262&quot;,&quot;type&quot;:&quot;article-journal&quot;,&quot;issued&quot;:{&quot;date-parts&quot;:[[&quot;2016&quot;,2,17]]}}},{&quot;prefix&quot;:&quot;&quot;,&quot;uri&quot;:[&quot;http://zotero.org/users/1913249/items/TB35W5A6&quot;],&quot;suffix&quot;:&quot;&quot;,&quot;id&quot;:3015,&quot;uris&quot;:[&quot;http://zotero.org/users/1913249/items/TB35W5A6&quot;],&quot;itemData&quot;:{&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page&quot;:&quot;599-633&quot;,&quot;type&quot;:&quot;article-journal&quot;,&quot;issued&quot;:{&quot;date-parts&quot;:[[&quot;2016&quot;,10]]},&quot;source&quot;:&quot;Crossref&quot;,&quot;issue&quot;:&quot;4&quot;,&quot;id&quot;:&quot;sannino_formative_2016&quot;,&quot;ISSN&quot;:&quot;1050-8406, 1532-7809&quot;,&quot;author&quot;:[{&quot;given&quot;:&quot;Annalisa&quot;,&quot;family&quot;:&quot;Sannino&quot;},{&quot;given&quot;:&quot;Yrjö&quot;,&quot;family&quot;:&quot;Engeström&quot;},{&quot;given&quot;:&quot;Monica&quot;,&quot;family&quot;:&quot;Lemos&quot;}],&quot;volume&quot;:&quot;25&quot;,&quot;title&quot;:&quot;Formative Interventions for Expansive Learning and Transformative Agency&quot;,&quot;container-title&quot;:&quot;Journal of the Learning Sciences&quot;,&quot;language&quot;:&quot;en&quot;,&quot;URL&quot;:&quot;https://www.tandfonline.com/doi/full/10.1080/10508406.2016.1204547&quot;,&quot;accessed&quot;:{&quot;date-parts&quot;:[[&quot;2019&quot;,3,21]]}}}],&quot;properties&quot;:{&quot;noteIndex&quot;:0,&quot;formattedCitation&quot;:&quot;[@engestrom2006development; @haapasaari_emergence_2016; @sannino_formative_2016]&quot;},&quot;schema&quot;:&quot;https://github.com/citation-style-language/schema/raw/master/csl-citation.json&quot;,&quot;citationID&quot;:&quot;hvepbceg&quot;} RNDdpbxybymgp"/>&lt;Do Zotero Refresh: [@engestrom2006development; @haapasaari_emergence_2016; @sannino_formative_2016]&gt;<text:reference-mark-end text:name="ZOTERO_ITEM CSL_CITATION {&quot;citationItems&quot;:[{&quot;prefix&quot;:&quot;&quot;,&quot;uri&quot;:[&quot;http://zotero.org/users/1913249/items/UIKDSI5X&quot;],&quot;suffix&quot;:&quot;&quot;,&quot;id&quot;:9119,&quot;uris&quot;:[&quot;http://zotero.org/users/1913249/items/UIKDSI5X&quot;],&quot;itemData&quot;:{&quot;id&quot;:&quot;engestrom2006development&quot;,&quot;title&quot;:&quot;Development, movement and agency: Breaking away into mycorrhizae activities&quot;,&quot;author&quot;:[{&quot;given&quot;:&quot;Yrjö&quot;,&quot;family&quot;:&quot;Engeström&quot;}],&quot;volume&quot;:&quot;1&quot;,&quot;citation-key&quot;:&quot;engestrom2006development&quot;,&quot;container-title&quot;:&quot;Building activity theory in practice: Toward the next generation&quot;,&quot;page&quot;:&quot;1–43&quot;,&quot;type&quot;:&quot;article-journal&quot;,&quot;issued&quot;:{&quot;date-parts&quot;:[[&quot;2006&quot;]]}}},{&quot;prefix&quot;:&quot;&quot;,&quot;uri&quot;:[&quot;http://zotero.org/users/1913249/items/Q38UQIIH&quot;],&quot;suffix&quot;:&quot;&quot;,&quot;id&quot;:3370,&quot;uris&quot;:[&quot;http://zotero.org/users/1913249/items/Q38UQIIH&quot;],&quot;itemData&quot;:{&quot;volume&quot;:&quot;29&quot;,&quot;URL&quot;:&quot;https://doi.org/10.1080/13639080.2014.900168&quot;,&quot;source&quot;:&quot;Taylor and Francis+NEJM&quot;,&quot;issue&quot;:&quot;2&quot;,&quot;author&quot;:[{&quot;given&quot;:&quot;Arja&quot;,&quot;family&quot;:&quot;Haapasaari&quot;},{&quot;given&quot;:&quot;Yrjö&quot;,&quot;family&quot;:&quot;Engeström&quot;},{&quot;given&quot;:&quot;Hannele&quot;,&quot;family&quot;:&quot;Kerosuo&quot;}],&quot;id&quot;:&quot;haapasaari_emergence_2016&quot;,&quot;title&quot;:&quot;The emergence of learners’ transformative agency in a Change Laboratory intervention&quot;,&quot;accessed&quot;:{&quot;date-parts&quot;:[[&quot;2019&quot;,7,3]]},&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ISSN&quot;:&quot;1363-9080&quot;,&quot;container-title&quot;:&quot;Journal of Education and Work&quot;,&quot;page&quot;:&quot;232-262&quot;,&quot;type&quot;:&quot;article-journal&quot;,&quot;issued&quot;:{&quot;date-parts&quot;:[[&quot;2016&quot;,2,17]]}}},{&quot;prefix&quot;:&quot;&quot;,&quot;uri&quot;:[&quot;http://zotero.org/users/1913249/items/TB35W5A6&quot;],&quot;suffix&quot;:&quot;&quot;,&quot;id&quot;:3015,&quot;uris&quot;:[&quot;http://zotero.org/users/1913249/items/TB35W5A6&quot;],&quot;itemData&quot;:{&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page&quot;:&quot;599-633&quot;,&quot;type&quot;:&quot;article-journal&quot;,&quot;issued&quot;:{&quot;date-parts&quot;:[[&quot;2016&quot;,10]]},&quot;source&quot;:&quot;Crossref&quot;,&quot;issue&quot;:&quot;4&quot;,&quot;id&quot;:&quot;sannino_formative_2016&quot;,&quot;ISSN&quot;:&quot;1050-8406, 1532-7809&quot;,&quot;author&quot;:[{&quot;given&quot;:&quot;Annalisa&quot;,&quot;family&quot;:&quot;Sannino&quot;},{&quot;given&quot;:&quot;Yrjö&quot;,&quot;family&quot;:&quot;Engeström&quot;},{&quot;given&quot;:&quot;Monica&quot;,&quot;family&quot;:&quot;Lemos&quot;}],&quot;volume&quot;:&quot;25&quot;,&quot;title&quot;:&quot;Formative Interventions for Expansive Learning and Transformative Agency&quot;,&quot;container-title&quot;:&quot;Journal of the Learning Sciences&quot;,&quot;language&quot;:&quot;en&quot;,&quot;URL&quot;:&quot;https://www.tandfonline.com/doi/full/10.1080/10508406.2016.1204547&quot;,&quot;accessed&quot;:{&quot;date-parts&quot;:[[&quot;2019&quot;,3,21]]}}}],&quot;properties&quot;:{&quot;noteIndex&quot;:0,&quot;formattedCitation&quot;:&quot;[@engestrom2006development; @haapasaari_emergence_2016; @sannino_formative_2016]&quot;},&quot;schema&quot;:&quot;https://github.com/citation-style-language/schema/raw/master/csl-citation.json&quot;,&quot;citationID&quot;:&quot;hvepbceg&quot;} RNDdpbxybymgp"/>.</text:p>
      <text:p text:style-name="Text_20_body"><text:span text:style-name="T1">Shifting forms of agency.</text:span></text:p>
      <text:p text:style-name="Text_20_body">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Text_20_body">In the introduction I outlined that a driving movit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ences and instruc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First_20_paragraph">This section moves beyond instrumental and transformative agency to a wider more ecological interpretation of agency helpful in deeper analysis of the cultural plane of activity.</text:p>
      <text:p text:style-name="Text_20_body">In research which addresses participant agency, Gutiérrez et al. <text:reference-mark-start text:name="ZOTERO_ITEM CSL_CITATION {&quot;citationItems&quot;:[{&quot;prefix&quot;:&quot;&quot;,&quot;uri&quot;:[&quot;http://zotero.org/users/1913249/items/B5665QWW&quot;],&quot;suffix&quot;:&quot;&quot;,&quot;id&quot;:10062,&quot;uris&quot;:[&quot;http://zotero.org/users/1913249/items/B5665QWW&quot;],&quot;itemData&quot;:{&quot;container-title-short&quot;:&quot;Mind, Culture, and Activity&quot;,&quot;citation-key&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DOI&quot;:&quot;10.1080/10749039.2019.1652327&quot;,&quot;page&quot;:&quot;291-308&quot;,&quot;type&quot;:&quot;article-journal&quot;,&quot;issued&quot;:{&quot;date-parts&quot;:[[&quot;2019&quot;,10,2]]},&quot;source&quot;:&quot;DOI.org (Crossref)&quot;,&quot;issue&quot;:&quot;4&quot;,&quot;id&quot;:&quot;gutierrez_youth_2019-1&quot;,&quot;accessed&quot;:{&quot;date-parts&quot;:[[&quot;2025&quot;,1,18]]},&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volume&quot;:&quot;26&quot;,&quot;language&quot;:&quot;en&quot;,&quot;container-title&quot;:&quot;Mind, Culture, and Activity&quot;,&quot;ISSN&quot;:&quot;1074-9039, 1532-7884&quot;,&quot;URL&quot;:&quot;https://www.tandfonline.com/doi/full/10.1080/10749039.2019.1652327&quot;,&quot;title&quot;:&quot;Youth as historical actors in the production of possible futures&quot;}}],&quot;properties&quot;:{&quot;noteIndex&quot;:0,&quot;formattedCitation&quot;:&quot;[@gutierrez_youth_2019-1]&quot;},&quot;schema&quot;:&quot;https://github.com/citation-style-language/schema/raw/master/csl-citation.json&quot;,&quot;citationID&quot;:&quot;epmvynps&quot;} RNDfgqnayjfnk"/>&lt;Do Zotero Refresh: [@gutierrez_youth_2019-1]&gt;<text:reference-mark-end text:name="ZOTERO_ITEM CSL_CITATION {&quot;citationItems&quot;:[{&quot;prefix&quot;:&quot;&quot;,&quot;uri&quot;:[&quot;http://zotero.org/users/1913249/items/B5665QWW&quot;],&quot;suffix&quot;:&quot;&quot;,&quot;id&quot;:10062,&quot;uris&quot;:[&quot;http://zotero.org/users/1913249/items/B5665QWW&quot;],&quot;itemData&quot;:{&quot;container-title-short&quot;:&quot;Mind, Culture, and Activity&quot;,&quot;citation-key&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DOI&quot;:&quot;10.1080/10749039.2019.1652327&quot;,&quot;page&quot;:&quot;291-308&quot;,&quot;type&quot;:&quot;article-journal&quot;,&quot;issued&quot;:{&quot;date-parts&quot;:[[&quot;2019&quot;,10,2]]},&quot;source&quot;:&quot;DOI.org (Crossref)&quot;,&quot;issue&quot;:&quot;4&quot;,&quot;id&quot;:&quot;gutierrez_youth_2019-1&quot;,&quot;accessed&quot;:{&quot;date-parts&quot;:[[&quot;2025&quot;,1,18]]},&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volume&quot;:&quot;26&quot;,&quot;language&quot;:&quot;en&quot;,&quot;container-title&quot;:&quot;Mind, Culture, and Activity&quot;,&quot;ISSN&quot;:&quot;1074-9039, 1532-7884&quot;,&quot;URL&quot;:&quot;https://www.tandfonline.com/doi/full/10.1080/10749039.2019.1652327&quot;,&quot;title&quot;:&quot;Youth as historical actors in the production of possible futures&quot;}}],&quot;properties&quot;:{&quot;noteIndex&quot;:0,&quot;formattedCitation&quot;:&quot;[@gutierrez_youth_2019-1]&quot;},&quot;schema&quot;:&quot;https://github.com/citation-style-language/schema/raw/master/csl-citation.json&quot;,&quot;citationID&quot;:&quot;epmvynps&quot;} RNDfgqnayjfnk"/>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citationItems&quot;:[{&quot;prefix&quot;:&quot;&quot;,&quot;uri&quot;:[&quot;http://zotero.org/users/1913249/items/6RYDRRAP&quot;],&quot;suffix&quot;:&quot;&quot;,&quot;id&quot;:10149,&quot;uris&quot;:[&quot;http://zotero.org/users/1913249/items/6RYDRRAP&quot;],&quot;itemData&quot;:{&quot;source&quot;:&quot;Semantic Scholar&quot;,&quot;title-short&quot;:&quot;Development as breaking away and opening up&quot;,&quot;id&quot;:&quot;engestrom_development_1996&quot;,&quot;accessed&quot;:{&quot;date-parts&quot;:[[&quot;2025&quot;,3,6]]},&quot;citation-key&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author&quot;:[{&quot;given&quot;:&quot;Yrjö&quot;,&quot;family&quot;:&quot;Engeström&quot;}],&quot;container-title&quot;:&quot;Swiss Journal of Psychology&quot;,&quot;title&quot;:&quot;Development as breaking away and opening up: A challenge to Vygotsky and Piaget&quot;,&quot;type&quot;:&quot;article-journal&quot;,&quot;issued&quot;:{&quot;date-parts&quot;:[[&quot;1996&quot;]]}}}],&quot;properties&quot;:{&quot;noteIndex&quot;:0,&quot;formattedCitation&quot;:&quot;[@engestrom_development_1996]&quot;},&quot;schema&quot;:&quot;https://github.com/citation-style-language/schema/raw/master/csl-citation.json&quot;,&quot;citationID&quot;:&quot;hrqlgsif&quot;} RNDtgravwpirn"/>&lt;Do Zotero Refresh: [@engestrom_development_1996]&gt;<text:reference-mark-end text:name="ZOTERO_ITEM CSL_CITATION {&quot;citationItems&quot;:[{&quot;prefix&quot;:&quot;&quot;,&quot;uri&quot;:[&quot;http://zotero.org/users/1913249/items/6RYDRRAP&quot;],&quot;suffix&quot;:&quot;&quot;,&quot;id&quot;:10149,&quot;uris&quot;:[&quot;http://zotero.org/users/1913249/items/6RYDRRAP&quot;],&quot;itemData&quot;:{&quot;source&quot;:&quot;Semantic Scholar&quot;,&quot;title-short&quot;:&quot;Development as breaking away and opening up&quot;,&quot;id&quot;:&quot;engestrom_development_1996&quot;,&quot;accessed&quot;:{&quot;date-parts&quot;:[[&quot;2025&quot;,3,6]]},&quot;citation-key&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author&quot;:[{&quot;given&quot;:&quot;Yrjö&quot;,&quot;family&quot;:&quot;Engeström&quot;}],&quot;container-title&quot;:&quot;Swiss Journal of Psychology&quot;,&quot;title&quot;:&quot;Development as breaking away and opening up: A challenge to Vygotsky and Piaget&quot;,&quot;type&quot;:&quot;article-journal&quot;,&quot;issued&quot;:{&quot;date-parts&quot;:[[&quot;1996&quot;]]}}}],&quot;properties&quot;:{&quot;noteIndex&quot;:0,&quot;formattedCitation&quot;:&quot;[@engestrom_development_1996]&quot;},&quot;schema&quot;:&quot;https://github.com/citation-style-language/schema/raw/master/csl-citation.json&quot;,&quot;citationID&quot;:&quot;hrqlgsif&quot;} RNDtgravwpirn"/>,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4" text:outline-level="4"><text:bookmark-start text:name="observations-on-repertoires"/>Observations on repertoires<text:bookmark-end text:name="observations-on-repertoires"/></text:h>
      <text:p text:style-name="First_20_paragraph"><text:span text:style-name="T1">More on Funds of Knowledge / repertoires and how they emerge in my research</text:span></text:p>
      <text:p text:style-name="Text_20_body">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tems&quot;:[{&quot;prefix&quot;:&quot;&quot;,&quot;uri&quot;:[&quot;http://zotero.org/users/1913249/items/BW6F6HY6&quot;],&quot;suffix&quot;:&quot;&quot;,&quot;id&quot;:9830,&quot;uris&quot;:[&quot;http://zotero.org/users/1913249/items/BW6F6HY6&quot;],&quot;itemData&quot;:{&quot;container-title-short&quot;:&quot;Educational Researcher&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DOI&quot;:&quot;10.3102/0013189X032005019&quot;,&quot;page&quot;:&quot;19-25&quot;,&quot;type&quot;:&quot;article-journal&quot;,&quot;issued&quot;:{&quot;date-parts&quot;:[[&quot;2003&quot;,6]]},&quot;source&quot;:&quot;DOI.org (Crossref)&quot;,&quot;issue&quot;:&quot;5&quot;,&quot;id&quot;:&quot;gutierrez_cultural_2003&quot;,&quot;volume&quot;:&quot;32&quot;,&quot;ISSN&quot;:&quot;0013-189X, 1935-102X&quot;,&quot;author&quot;:[{&quot;given&quot;:&quot;Kris D.&quot;,&quot;family&quot;:&quot;Gutiérrez&quot;},{&quot;given&quot;:&quot;Barbara&quot;,&quot;family&quot;:&quot;Rogoff&quot;}],&quot;license&quot;:&quot;http://journals.sagepub.com/page/policies/text-and-data-mining-license&quot;,&quot;language&quot;:&quot;en&quot;,&quot;title-short&quot;:&quot;Cultural Ways of Learning&quot;,&quot;container-title&quot;:&quot;Educational Researcher&quot;,&quot;title&quot;:&quot;Cultural Ways of Learning: Individual Traits or Repertoires of Practice&quot;,&quot;URL&quot;:&quot;http://journals.sagepub.com/doi/10.3102/0013189X032005019&quot;,&quot;accessed&quot;:{&quot;date-parts&quot;:[[&quot;2024&quot;,9,8]]}}}],&quot;properties&quot;:{&quot;noteIndex&quot;:0,&quot;formattedCitation&quot;:&quot;[@gutierrez_cultural_2003]&quot;},&quot;schema&quot;:&quot;https://github.com/citation-style-language/schema/raw/master/csl-citation.json&quot;,&quot;citationID&quot;:&quot;wggbnxpn&quot;} RNDvytijbaamh"/>&lt;Do Zotero Refresh: [@gutierrez_cultural_2003]&gt;<text:reference-mark-end text:name="ZOTERO_ITEM CSL_CITATION {&quot;citationItems&quot;:[{&quot;prefix&quot;:&quot;&quot;,&quot;uri&quot;:[&quot;http://zotero.org/users/1913249/items/BW6F6HY6&quot;],&quot;suffix&quot;:&quot;&quot;,&quot;id&quot;:9830,&quot;uris&quot;:[&quot;http://zotero.org/users/1913249/items/BW6F6HY6&quot;],&quot;itemData&quot;:{&quot;container-title-short&quot;:&quot;Educational Researcher&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DOI&quot;:&quot;10.3102/0013189X032005019&quot;,&quot;page&quot;:&quot;19-25&quot;,&quot;type&quot;:&quot;article-journal&quot;,&quot;issued&quot;:{&quot;date-parts&quot;:[[&quot;2003&quot;,6]]},&quot;source&quot;:&quot;DOI.org (Crossref)&quot;,&quot;issue&quot;:&quot;5&quot;,&quot;id&quot;:&quot;gutierrez_cultural_2003&quot;,&quot;volume&quot;:&quot;32&quot;,&quot;ISSN&quot;:&quot;0013-189X, 1935-102X&quot;,&quot;author&quot;:[{&quot;given&quot;:&quot;Kris D.&quot;,&quot;family&quot;:&quot;Gutiérrez&quot;},{&quot;given&quot;:&quot;Barbara&quot;,&quot;family&quot;:&quot;Rogoff&quot;}],&quot;license&quot;:&quot;http://journals.sagepub.com/page/policies/text-and-data-mining-license&quot;,&quot;language&quot;:&quot;en&quot;,&quot;title-short&quot;:&quot;Cultural Ways of Learning&quot;,&quot;container-title&quot;:&quot;Educational Researcher&quot;,&quot;title&quot;:&quot;Cultural Ways of Learning: Individual Traits or Repertoires of Practice&quot;,&quot;URL&quot;:&quot;http://journals.sagepub.com/doi/10.3102/0013189X032005019&quot;,&quot;accessed&quot;:{&quot;date-parts&quot;:[[&quot;2024&quot;,9,8]]}}}],&quot;properties&quot;:{&quot;noteIndex&quot;:0,&quot;formattedCitation&quot;:&quot;[@gutierrez_cultural_2003]&quot;},&quot;schema&quot;:&quot;https://github.com/citation-style-language/schema/raw/master/csl-citation.json&quot;,&quot;citationID&quot;:&quot;wggbnxpn&quot;} RNDvytijbaamh"/>. The researchers highlight the value of identifying potential funds of knowledge framed as “linguistic and cultural-historical repertoires” that learners bring to learning environments <text:reference-mark-start text:name="ZOTERO_ITEM CSL_CITATION {&quot;citationItems&quot;:[{&quot;locator&quot;:&quot;22&quot;,&quot;prefix&quot;:&quot;&quot;,&quot;uri&quot;:[&quot;http://zotero.org/users/1913249/items/BW6F6HY6&quot;],&quot;id&quot;:9830,&quot;uris&quot;:[&quot;http://zotero.org/users/1913249/items/BW6F6HY6&quot;],&quot;itemData&quot;:{&quot;container-title-short&quot;:&quot;Educational Researcher&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DOI&quot;:&quot;10.3102/0013189X032005019&quot;,&quot;page&quot;:&quot;19-25&quot;,&quot;type&quot;:&quot;article-journal&quot;,&quot;issued&quot;:{&quot;date-parts&quot;:[[&quot;2003&quot;,6]]},&quot;source&quot;:&quot;DOI.org (Crossref)&quot;,&quot;issue&quot;:&quot;5&quot;,&quot;id&quot;:&quot;gutierrez_cultural_2003&quot;,&quot;volume&quot;:&quot;32&quot;,&quot;ISSN&quot;:&quot;0013-189X, 1935-102X&quot;,&quot;author&quot;:[{&quot;given&quot;:&quot;Kris D.&quot;,&quot;family&quot;:&quot;Gutiérrez&quot;},{&quot;given&quot;:&quot;Barbara&quot;,&quot;family&quot;:&quot;Rogoff&quot;}],&quot;license&quot;:&quot;http://journals.sagepub.com/page/policies/text-and-data-mining-license&quot;,&quot;language&quot;:&quot;en&quot;,&quot;title-short&quot;:&quot;Cultural Ways of Learning&quot;,&quot;container-title&quot;:&quot;Educational Researcher&quot;,&quot;title&quot;:&quot;Cultural Ways of Learning: Individual Traits or Repertoires of Practice&quot;,&quot;URL&quot;:&quot;http://journals.sagepub.com/doi/10.3102/0013189X032005019&quot;,&quot;accessed&quot;:{&quot;date-parts&quot;:[[&quot;2024&quot;,9,8]]}}}],&quot;properties&quot;:{&quot;noteIndex&quot;:0,&quot;formattedCitation&quot;:&quot;[@gutierrez_cultural_2003, p.22]&quot;},&quot;schema&quot;:&quot;https://github.com/citation-style-language/schema/raw/master/csl-citation.json&quot;,&quot;citationID&quot;:&quot;svnmcemy&quot;} RNDbcgspczwem"/>&lt;Do Zotero Refresh: [@gutierrez_cultural_2003, p.22]&gt;<text:reference-mark-end text:name="ZOTERO_ITEM CSL_CITATION {&quot;citationItems&quot;:[{&quot;locator&quot;:&quot;22&quot;,&quot;prefix&quot;:&quot;&quot;,&quot;uri&quot;:[&quot;http://zotero.org/users/1913249/items/BW6F6HY6&quot;],&quot;id&quot;:9830,&quot;uris&quot;:[&quot;http://zotero.org/users/1913249/items/BW6F6HY6&quot;],&quot;itemData&quot;:{&quot;container-title-short&quot;:&quot;Educational Researcher&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DOI&quot;:&quot;10.3102/0013189X032005019&quot;,&quot;page&quot;:&quot;19-25&quot;,&quot;type&quot;:&quot;article-journal&quot;,&quot;issued&quot;:{&quot;date-parts&quot;:[[&quot;2003&quot;,6]]},&quot;source&quot;:&quot;DOI.org (Crossref)&quot;,&quot;issue&quot;:&quot;5&quot;,&quot;id&quot;:&quot;gutierrez_cultural_2003&quot;,&quot;volume&quot;:&quot;32&quot;,&quot;ISSN&quot;:&quot;0013-189X, 1935-102X&quot;,&quot;author&quot;:[{&quot;given&quot;:&quot;Kris D.&quot;,&quot;family&quot;:&quot;Gutiérrez&quot;},{&quot;given&quot;:&quot;Barbara&quot;,&quot;family&quot;:&quot;Rogoff&quot;}],&quot;license&quot;:&quot;http://journals.sagepub.com/page/policies/text-and-data-mining-license&quot;,&quot;language&quot;:&quot;en&quot;,&quot;title-short&quot;:&quot;Cultural Ways of Learning&quot;,&quot;container-title&quot;:&quot;Educational Researcher&quot;,&quot;title&quot;:&quot;Cultural Ways of Learning: Individual Traits or Repertoires of Practice&quot;,&quot;URL&quot;:&quot;http://journals.sagepub.com/doi/10.3102/0013189X032005019&quot;,&quot;accessed&quot;:{&quot;date-parts&quot;:[[&quot;2024&quot;,9,8]]}}}],&quot;properties&quot;:{&quot;noteIndex&quot;:0,&quot;formattedCitation&quot;:&quot;[@gutierrez_cultural_2003, p.22]&quot;},&quot;schema&quot;:&quot;https://github.com/citation-style-language/schema/raw/master/csl-citation.json&quot;,&quot;citationID&quot;:&quot;svnmcemy&quot;} RNDbcgspczwem"/>. Other research by Gutierrez addresses the importance of participants movement between sites of activity and its impact on learning <text:reference-mark-start text:name="ZOTERO_ITEM CSL_CITATION {&quot;citationItems&quot;:[{&quot;prefix&quot;:&quot;&quot;,&quot;uri&quot;:[&quot;http://zotero.org/users/1913249/items/DAPR6ZQ4&quot;],&quot;suffix&quot;:&quot;&quot;,&quot;id&quot;:79,&quot;uris&quot;:[&quot;http://zotero.org/users/1913249/items/DAPR6ZQ4&quot;],&quot;itemData&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page&quot;:&quot;148-164&quot;,&quot;type&quot;:&quot;article-journal&quot;,&quot;issued&quot;:{&quot;date-parts&quot;:[[&quot;2008&quot;]]},&quot;source&quot;:&quot;Wiley Online Library&quot;,&quot;issue&quot;:&quot;2&quot;,&quot;id&quot;:&quot;gutierrez_developing_2008&quot;,&quot;ISSN&quot;:&quot;1936-2722&quot;,&quot;author&quot;:[{&quot;given&quot;:&quot;Kris D.&quot;,&quot;family&quot;:&quot;Gutiérrez&quot;}],&quot;volume&quot;:&quot;43&quot;,&quot;title&quot;:&quot;Developing a Sociocritical Literacy in the Third Space&quot;,&quot;container-title&quot;:&quot;Reading Research Quarterly&quot;,&quot;language&quot;:&quot;en&quot;,&quot;URL&quot;:&quot;https://ila.onlinelibrary.wiley.com/doi/abs/10.1598/RRQ.43.2.3&quot;,&quot;accessed&quot;:{&quot;date-parts&quot;:[[&quot;2021&quot;,3,18]]}}},{&quot;prefix&quot;:&quot;&quot;,&quot;uri&quot;:[&quot;http://zotero.org/users/1913249/items/G3R9PEWW&quot;],&quot;suffix&quot;:&quot;&quot;,&quot;id&quot;:10007,&quot;uris&quot;:[&quot;http://zotero.org/users/1913249/items/G3R9PEWW&quot;],&quot;itemData&quot;:{&quot;container-title-short&quot;:&quot;Human Development&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DOI&quot;:&quot;10.1159/000496239&quot;,&quot;page&quot;:&quot;66-82&quot;,&quot;type&quot;:&quot;article-journal&quot;,&quot;issued&quot;:{&quot;date-parts&quot;:[[&quot;2019&quot;]]},&quot;source&quot;:&quot;DOI.org (Crossref)&quot;,&quot;issue&quot;:&quot;1-2&quot;,&quot;id&quot;:&quot;gutierrez_learning_2019-1&quot;,&quot;volume&quot;:&quot;62&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license&quot;:&quot;https://www.karger.com/Services/SiteLicenses&quot;,&quot;language&quot;:&quot;en&quot;,&quot;title-short&quot;:&quot;Learning as Movement in Social Design-Based Experiments&quot;,&quot;container-title&quot;:&quot;Human Development&quot;,&quot;title&quot;:&quot;Learning as Movement in Social Design-Based Experiments: Play as a Leading Activity&quot;,&quot;URL&quot;:&quot;https://karger.com/HDE/article/doi/10.1159/000496239&quot;,&quot;accessed&quot;:{&quot;date-parts&quot;:[[&quot;2025&quot;,1,10]]}}}],&quot;properties&quot;:{&quot;noteIndex&quot;:0,&quot;formattedCitation&quot;:&quot;[@gutierrez_developing_2008; @gutierrez_learning_2019-1]&quot;},&quot;schema&quot;:&quot;https://github.com/citation-style-language/schema/raw/master/csl-citation.json&quot;,&quot;citationID&quot;:&quot;tuapttxc&quot;} RNDuychgvcthe"/>&lt;Do Zotero Refresh: [@gutierrez_developing_2008; @gutierrez_learning_2019-1]&gt;<text:reference-mark-end text:name="ZOTERO_ITEM CSL_CITATION {&quot;citationItems&quot;:[{&quot;prefix&quot;:&quot;&quot;,&quot;uri&quot;:[&quot;http://zotero.org/users/1913249/items/DAPR6ZQ4&quot;],&quot;suffix&quot;:&quot;&quot;,&quot;id&quot;:79,&quot;uris&quot;:[&quot;http://zotero.org/users/1913249/items/DAPR6ZQ4&quot;],&quot;itemData&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page&quot;:&quot;148-164&quot;,&quot;type&quot;:&quot;article-journal&quot;,&quot;issued&quot;:{&quot;date-parts&quot;:[[&quot;2008&quot;]]},&quot;source&quot;:&quot;Wiley Online Library&quot;,&quot;issue&quot;:&quot;2&quot;,&quot;id&quot;:&quot;gutierrez_developing_2008&quot;,&quot;ISSN&quot;:&quot;1936-2722&quot;,&quot;author&quot;:[{&quot;given&quot;:&quot;Kris D.&quot;,&quot;family&quot;:&quot;Gutiérrez&quot;}],&quot;volume&quot;:&quot;43&quot;,&quot;title&quot;:&quot;Developing a Sociocritical Literacy in the Third Space&quot;,&quot;container-title&quot;:&quot;Reading Research Quarterly&quot;,&quot;language&quot;:&quot;en&quot;,&quot;URL&quot;:&quot;https://ila.onlinelibrary.wiley.com/doi/abs/10.1598/RRQ.43.2.3&quot;,&quot;accessed&quot;:{&quot;date-parts&quot;:[[&quot;2021&quot;,3,18]]}}},{&quot;prefix&quot;:&quot;&quot;,&quot;uri&quot;:[&quot;http://zotero.org/users/1913249/items/G3R9PEWW&quot;],&quot;suffix&quot;:&quot;&quot;,&quot;id&quot;:10007,&quot;uris&quot;:[&quot;http://zotero.org/users/1913249/items/G3R9PEWW&quot;],&quot;itemData&quot;:{&quot;container-title-short&quot;:&quot;Human Development&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DOI&quot;:&quot;10.1159/000496239&quot;,&quot;page&quot;:&quot;66-82&quot;,&quot;type&quot;:&quot;article-journal&quot;,&quot;issued&quot;:{&quot;date-parts&quot;:[[&quot;2019&quot;]]},&quot;source&quot;:&quot;DOI.org (Crossref)&quot;,&quot;issue&quot;:&quot;1-2&quot;,&quot;id&quot;:&quot;gutierrez_learning_2019-1&quot;,&quot;volume&quot;:&quot;62&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license&quot;:&quot;https://www.karger.com/Services/SiteLicenses&quot;,&quot;language&quot;:&quot;en&quot;,&quot;title-short&quot;:&quot;Learning as Movement in Social Design-Based Experiments&quot;,&quot;container-title&quot;:&quot;Human Development&quot;,&quot;title&quot;:&quot;Learning as Movement in Social Design-Based Experiments: Play as a Leading Activity&quot;,&quot;URL&quot;:&quot;https://karger.com/HDE/article/doi/10.1159/000496239&quot;,&quot;accessed&quot;:{&quot;date-parts&quot;:[[&quot;2025&quot;,1,10]]}}}],&quot;properties&quot;:{&quot;noteIndex&quot;:0,&quot;formattedCitation&quot;:&quot;[@gutierrez_developing_2008; @gutierrez_learning_2019-1]&quot;},&quot;schema&quot;:&quot;https://github.com/citation-style-language/schema/raw/master/csl-citation.json&quot;,&quot;citationID&quot;:&quot;tuapttxc&quot;} RNDuychgvcthe"/>.</text:p>
      <text:h text:style-name="Heading_20_5" text:outline-level="5"><text:bookmark-start text:name="linking-repertoires-to-my-study-learning-design-designing-for-agency"/>Linking repertoires to my study / learning design &amp; designing for agency<text:bookmark-end text:name="linking-repertoires-to-my-study-learning-design-designing-for-agency"/></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Text_20_body">Edwards <text:reference-mark-start text:name="ZOTERO_ITEM CSL_CITATION {&quot;citationItems&quot;:[{&quot;prefix&quot;:&quot;&quot;,&quot;uri&quot;:[&quot;http://zotero.org/users/1913249/items/P7UTFAYY&quot;],&quot;suffix&quot;:&quot;&quot;,&quot;id&quot;:8802,&quot;uris&quot;:[&quot;http://zotero.org/users/1913249/items/P7UTFAYY&quot;],&quot;itemData&quot;:{&quot;citation-key&quot;:&quot;edwards2009systemic&quot;,&quot;author&quot;:[{&quot;given&quot;:&quot;Anne&quot;,&quot;family&quot;:&quot;Edwards&quot;}],&quot;title&quot;:&quot;From the systemic to the relational: Relational agency and activity theory&quot;,&quot;page&quot;:&quot;197–211&quot;,&quot;container-title&quot;:&quot;Learning and expanding with activity theory&quot;,&quot;id&quot;:&quot;edwards2009systemic&quot;,&quot;type&quot;:&quot;article-journal&quot;,&quot;issued&quot;:{&quot;date-parts&quot;:[[&quot;2009&quot;]]}}}],&quot;properties&quot;:{&quot;noteIndex&quot;:0,&quot;formattedCitation&quot;:&quot;[@edwards2009systemic]&quot;},&quot;schema&quot;:&quot;https://github.com/citation-style-language/schema/raw/master/csl-citation.json&quot;,&quot;citationID&quot;:&quot;ytczvisl&quot;} RNDlripdcjdrc"/>&lt;Do Zotero Refresh: [@edwards2009systemic]&gt;<text:reference-mark-end text:name="ZOTERO_ITEM CSL_CITATION {&quot;citationItems&quot;:[{&quot;prefix&quot;:&quot;&quot;,&quot;uri&quot;:[&quot;http://zotero.org/users/1913249/items/P7UTFAYY&quot;],&quot;suffix&quot;:&quot;&quot;,&quot;id&quot;:8802,&quot;uris&quot;:[&quot;http://zotero.org/users/1913249/items/P7UTFAYY&quot;],&quot;itemData&quot;:{&quot;citation-key&quot;:&quot;edwards2009systemic&quot;,&quot;author&quot;:[{&quot;given&quot;:&quot;Anne&quot;,&quot;family&quot;:&quot;Edwards&quot;}],&quot;title&quot;:&quot;From the systemic to the relational: Relational agency and activity theory&quot;,&quot;page&quot;:&quot;197–211&quot;,&quot;container-title&quot;:&quot;Learning and expanding with activity theory&quot;,&quot;id&quot;:&quot;edwards2009systemic&quot;,&quot;type&quot;:&quot;article-journal&quot;,&quot;issued&quot;:{&quot;date-parts&quot;:[[&quot;2009&quot;]]}}}],&quot;properties&quot;:{&quot;noteIndex&quot;:0,&quot;formattedCitation&quot;:&quot;[@edwards2009systemic]&quot;},&quot;schema&quot;:&quot;https://github.com/citation-style-language/schema/raw/master/csl-citation.json&quot;,&quot;citationID&quot;:&quot;ytczvisl&quot;} RNDlripdcjdrc"/>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tems&quot;:[{&quot;prefix&quot;:&quot;&quot;,&quot;uri&quot;:[&quot;http://zotero.org/users/1913249/items/S9LKNSQB&quot;],&quot;suffix&quot;:&quot; , p.144&quot;,&quot;id&quot;:10120,&quot;uris&quot;:[&quot;http://zotero.org/users/1913249/items/S9LKNSQB&quot;],&quot;itemData&quot;:{&quot;container-title-short&quot;:&quot;Mind, Culture, and Activity&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DOI&quot;:&quot;10.1080/10749039.2015.1058398&quot;,&quot;page&quot;:&quot;141-153&quot;,&quot;type&quot;:&quot;article-journal&quot;,&quot;issued&quot;:{&quot;date-parts&quot;:[[&quot;2016&quot;,4,2]]},&quot;source&quot;:&quot;DOI.org (Crossref)&quot;,&quot;issue&quot;:&quot;2&quot;,&quot;id&quot;:&quot;digiacomo_relational_2016-1&quot;,&quot;accessed&quot;:{&quot;date-parts&quot;:[[&quot;2025&quot;,2,24]]},&quot;author&quot;:[{&quot;given&quot;:&quot;Daniela K.&quot;,&quot;family&quot;:&quot;DiGiacomo&quot;},{&quot;given&quot;:&quot;Kris D.&quot;,&quot;family&quot;:&quot;Gutiérrez&quot;}],&quot;volume&quot;:&quot;23&quot;,&quot;language&quot;:&quot;en&quot;,&quot;container-title&quot;:&quot;Mind, Culture, and Activity&quot;,&quot;ISSN&quot;:&quot;1074-9039, 1532-7884&quot;,&quot;URL&quot;:&quot;http://www.tandfonline.com/doi/full/10.1080/10749039.2015.1058398&quot;,&quot;title&quot;:&quot;Relational Equity as a Design Tool Within Making and Tinkering Activities&quot;}}],&quot;properties&quot;:{&quot;noteIndex&quot;:0,&quot;formattedCitation&quot;:&quot;[@digiacomo_relational_2016-1 , p.144]&quot;},&quot;schema&quot;:&quot;https://github.com/citation-style-language/schema/raw/master/csl-citation.json&quot;,&quot;citationID&quot;:&quot;wpfrniyt&quot;} RNDdankfleila"/>&lt;Do Zotero Refresh: [@digiacomo_relational_2016-1 , p.144]&gt;<text:reference-mark-end text:name="ZOTERO_ITEM CSL_CITATION {&quot;citationItems&quot;:[{&quot;prefix&quot;:&quot;&quot;,&quot;uri&quot;:[&quot;http://zotero.org/users/1913249/items/S9LKNSQB&quot;],&quot;suffix&quot;:&quot; , p.144&quot;,&quot;id&quot;:10120,&quot;uris&quot;:[&quot;http://zotero.org/users/1913249/items/S9LKNSQB&quot;],&quot;itemData&quot;:{&quot;container-title-short&quot;:&quot;Mind, Culture, and Activity&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DOI&quot;:&quot;10.1080/10749039.2015.1058398&quot;,&quot;page&quot;:&quot;141-153&quot;,&quot;type&quot;:&quot;article-journal&quot;,&quot;issued&quot;:{&quot;date-parts&quot;:[[&quot;2016&quot;,4,2]]},&quot;source&quot;:&quot;DOI.org (Crossref)&quot;,&quot;issue&quot;:&quot;2&quot;,&quot;id&quot;:&quot;digiacomo_relational_2016-1&quot;,&quot;accessed&quot;:{&quot;date-parts&quot;:[[&quot;2025&quot;,2,24]]},&quot;author&quot;:[{&quot;given&quot;:&quot;Daniela K.&quot;,&quot;family&quot;:&quot;DiGiacomo&quot;},{&quot;given&quot;:&quot;Kris D.&quot;,&quot;family&quot;:&quot;Gutiérrez&quot;}],&quot;volume&quot;:&quot;23&quot;,&quot;language&quot;:&quot;en&quot;,&quot;container-title&quot;:&quot;Mind, Culture, and Activity&quot;,&quot;ISSN&quot;:&quot;1074-9039, 1532-7884&quot;,&quot;URL&quot;:&quot;http://www.tandfonline.com/doi/full/10.1080/10749039.2015.1058398&quot;,&quot;title&quot;:&quot;Relational Equity as a Design Tool Within Making and Tinkering Activities&quot;}}],&quot;properties&quot;:{&quot;noteIndex&quot;:0,&quot;formattedCitation&quot;:&quot;[@digiacomo_relational_2016-1 , p.144]&quot;},&quot;schema&quot;:&quot;https://github.com/citation-style-language/schema/raw/master/csl-citation.json&quot;,&quot;citationID&quot;:&quot;wpfrniyt&quot;} RNDdankfleila"/>,</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Heading_20_4" text:outline-level="4"><text:bookmark-start text:name="exploring-design-features-which-support-identity-development-in-the-emerging-game-making-community"/>Exploring design features which support identity development in the emerging game making community<text:bookmark-end text:name="exploring-design-features-which-support-identity-development-in-the-emerging-game-making-community"/></text:h>
      <text:p text:style-name="First_20_paragraph">The relationship between developing effective repertoires and the affective relationship to the activity relies on the participants being able to identify with the ongoing activity thus informing a processes of inclusion.</text:p>
      <text:p text:style-name="Text_20_body">The concept of hybridity as a way of recognising and deploying diversity of medational tactics and resources in learning contexts <text:reference-mark-start text:name="ZOTERO_ITEM CSL_CITATION {&quot;citationItems&quot;:[{&quot;prefix&quot;:&quot;&quot;,&quot;uri&quot;:[&quot;http://zotero.org/users/1913249/items/KYRLYB56&quot;],&quot;suffix&quot;:&quot;&quot;,&quot;id&quot;:80,&quot;uris&quot;:[&quot;http://zotero.org/users/1913249/items/KYRLYB56&quot;],&quot;itemData&quot;:{&quot;container-title-short&quot;:&quot;Mind, Culture, and Activity&quot;,&quot;citation-key&quot;:&quot;gutierrez_rethinking_1999&quot;,&quot;DOI&quot;:&quot;10.1080/10749039909524733&quot;,&quot;page&quot;:&quot;286-303&quot;,&quot;type&quot;:&quot;article-journal&quot;,&quot;issued&quot;:{&quot;date-parts&quot;:[[&quot;1999&quot;,1]]},&quot;source&quot;:&quot;DOI.org (Crossref)&quot;,&quot;title-short&quot;:&quot;Rethinking diversity&quot;,&quot;id&quot;:&quot;gutierrez_rethinking_1999&quot;,&quot;ISSN&quot;:&quot;1074-9039, 1532-7884&quot;,&quot;author&quot;:[{&quot;given&quot;:&quot;Kris D.&quot;,&quot;family&quot;:&quot;Gutiérrez&quot;},{&quot;given&quot;:&quot;Patricia&quot;,&quot;family&quot;:&quot;Baquedano‐López&quot;},{&quot;given&quot;:&quot;Carlos&quot;,&quot;family&quot;:&quot;Tejeda&quot;}],&quot;volume&quot;:&quot;6&quot;,&quot;title&quot;:&quot;Rethinking diversity: Hybridity and hybrid language practices in the third space&quot;,&quot;language&quot;:&quot;en&quot;,&quot;container-title&quot;:&quot;Mind, Culture, and Activity&quot;,&quot;issue&quot;:&quot;4&quot;,&quot;URL&quot;:&quot;http://www.tandfonline.com/doi/abs/10.1080/10749039909524733&quot;,&quot;accessed&quot;:{&quot;date-parts&quot;:[[&quot;2021&quot;,3,18]]}}}],&quot;properties&quot;:{&quot;noteIndex&quot;:0,&quot;formattedCitation&quot;:&quot;[@gutierrez_rethinking_1999]&quot;},&quot;schema&quot;:&quot;https://github.com/citation-style-language/schema/raw/master/csl-citation.json&quot;,&quot;citationID&quot;:&quot;qdmcuurx&quot;} RNDwbbneyckpq"/>&lt;Do Zotero Refresh: [@gutierrez_rethinking_1999]&gt;<text:reference-mark-end text:name="ZOTERO_ITEM CSL_CITATION {&quot;citationItems&quot;:[{&quot;prefix&quot;:&quot;&quot;,&quot;uri&quot;:[&quot;http://zotero.org/users/1913249/items/KYRLYB56&quot;],&quot;suffix&quot;:&quot;&quot;,&quot;id&quot;:80,&quot;uris&quot;:[&quot;http://zotero.org/users/1913249/items/KYRLYB56&quot;],&quot;itemData&quot;:{&quot;container-title-short&quot;:&quot;Mind, Culture, and Activity&quot;,&quot;citation-key&quot;:&quot;gutierrez_rethinking_1999&quot;,&quot;DOI&quot;:&quot;10.1080/10749039909524733&quot;,&quot;page&quot;:&quot;286-303&quot;,&quot;type&quot;:&quot;article-journal&quot;,&quot;issued&quot;:{&quot;date-parts&quot;:[[&quot;1999&quot;,1]]},&quot;source&quot;:&quot;DOI.org (Crossref)&quot;,&quot;title-short&quot;:&quot;Rethinking diversity&quot;,&quot;id&quot;:&quot;gutierrez_rethinking_1999&quot;,&quot;ISSN&quot;:&quot;1074-9039, 1532-7884&quot;,&quot;author&quot;:[{&quot;given&quot;:&quot;Kris D.&quot;,&quot;family&quot;:&quot;Gutiérrez&quot;},{&quot;given&quot;:&quot;Patricia&quot;,&quot;family&quot;:&quot;Baquedano‐López&quot;},{&quot;given&quot;:&quot;Carlos&quot;,&quot;family&quot;:&quot;Tejeda&quot;}],&quot;volume&quot;:&quot;6&quot;,&quot;title&quot;:&quot;Rethinking diversity: Hybridity and hybrid language practices in the third space&quot;,&quot;language&quot;:&quot;en&quot;,&quot;container-title&quot;:&quot;Mind, Culture, and Activity&quot;,&quot;issue&quot;:&quot;4&quot;,&quot;URL&quot;:&quot;http://www.tandfonline.com/doi/abs/10.1080/10749039909524733&quot;,&quot;accessed&quot;:{&quot;date-parts&quot;:[[&quot;2021&quot;,3,18]]}}}],&quot;properties&quot;:{&quot;noteIndex&quot;:0,&quot;formattedCitation&quot;:&quot;[@gutierrez_rethinking_1999]&quot;},&quot;schema&quot;:&quot;https://github.com/citation-style-language/schema/raw/master/csl-citation.json&quot;,&quot;citationID&quot;:&quot;qdmcuurx&quot;} RNDwbbneyckpq"/> is relevant to this research as a pathway into an exploration of the competing alternate goals within the overall motivation of making a game to share, and component goals of implementing GDPs to do this.</text:p>
      <text:p text:style-name="Text_20_body">In a similar vein, drawing on Barron’s helping roles <text:reference-mark-start text:name="ZOTERO_ITEM CSL_CITATION {&quot;citationItems&quot;:[{&quot;prefix&quot;:&quot;&quot;,&quot;uri&quot;:[&quot;http://zotero.org/users/1913249/items/7GMWQYV6&quot;],&quot;suffix&quot;:&quot;&quot;,&quot;id&quot;:2830,&quot;uris&quot;:[&quot;http://zotero.org/users/1913249/items/7GMWQYV6&quot;],&quot;itemData&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page&quot;:&quot;55-77&quot;,&quot;type&quot;:&quot;article-journal&quot;,&quot;issued&quot;:{&quot;date-parts&quot;:[[&quot;2009&quot;,5]]},&quot;source&quot;:&quot;Crossref&quot;,&quot;issue&quot;:&quot;2&quot;,&quot;id&quot;:&quot;barron_parents_2009&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volume&quot;:&quot;1&quot;,&quot;title&quot;:&quot;Parents as Learning Partners in the Development of Technological Fluency&quot;,&quot;container-title&quot;:&quot;International Journal of Learning and Media&quot;,&quot;language&quot;:&quot;en&quot;,&quot;URL&quot;:&quot;http://www.portico.org/Portico/article?article=phx73mtv74z&quot;,&quot;accessed&quot;:{&quot;date-parts&quot;:[[&quot;2018&quot;,10,30]]}}}],&quot;properties&quot;:{&quot;noteIndex&quot;:0,&quot;formattedCitation&quot;:&quot;[@barron_parents_2009]&quot;},&quot;schema&quot;:&quot;https://github.com/citation-style-language/schema/raw/master/csl-citation.json&quot;,&quot;citationID&quot;:&quot;sokvpxfu&quot;} RNDjjcvktywvs"/>&lt;Do Zotero Refresh: [@barron_parents_2009]&gt;<text:reference-mark-end text:name="ZOTERO_ITEM CSL_CITATION {&quot;citationItems&quot;:[{&quot;prefix&quot;:&quot;&quot;,&quot;uri&quot;:[&quot;http://zotero.org/users/1913249/items/7GMWQYV6&quot;],&quot;suffix&quot;:&quot;&quot;,&quot;id&quot;:2830,&quot;uris&quot;:[&quot;http://zotero.org/users/1913249/items/7GMWQYV6&quot;],&quot;itemData&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page&quot;:&quot;55-77&quot;,&quot;type&quot;:&quot;article-journal&quot;,&quot;issued&quot;:{&quot;date-parts&quot;:[[&quot;2009&quot;,5]]},&quot;source&quot;:&quot;Crossref&quot;,&quot;issue&quot;:&quot;2&quot;,&quot;id&quot;:&quot;barron_parents_2009&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volume&quot;:&quot;1&quot;,&quot;title&quot;:&quot;Parents as Learning Partners in the Development of Technological Fluency&quot;,&quot;container-title&quot;:&quot;International Journal of Learning and Media&quot;,&quot;language&quot;:&quot;en&quot;,&quot;URL&quot;:&quot;http://www.portico.org/Portico/article?article=phx73mtv74z&quot;,&quot;accessed&quot;:{&quot;date-parts&quot;:[[&quot;2018&quot;,10,30]]}}}],&quot;properties&quot;:{&quot;noteIndex&quot;:0,&quot;formattedCitation&quot;:&quot;[@barron_parents_2009]&quot;},&quot;schema&quot;:&quot;https://github.com/citation-style-language/schema/raw/master/csl-citation.json&quot;,&quot;citationID&quot;:&quot;sokvpxfu&quot;} RNDjjcvktywvs"/>, Roque <text:reference-mark-start text:name="ZOTERO_ITEM CSL_CITATION {&quot;citationItems&quot;:[{&quot;prefix&quot;:&quot;&quot;,&quot;uri&quot;:[&quot;http://zotero.org/users/1913249/items/4F43N9TP&quot;],&quot;suffix&quot;:&quot;&quot;,&quot;id&quot;:2834,&quot;uris&quot;:[&quot;http://zotero.org/users/1913249/items/4F43N9TP&quot;],&quot;itemData&quot;:{&quot;URL&quot;:&quot;http://dspace.mit.edu/handle/1721.1/107577&quot;,&quot;language&quot;:&quot;eng&quot;,&quot;title-short&quot;:&quot;Family creative learning&quot;,&quot;genre&quot;:&quot;Thesis&quot;,&quot;id&quot;:&quot;roque_family_2016&quot;,&quot;publisher&quot;:&quot;Massachusetts Institute of Technology&quot;,&quot;accessed&quot;:{&quot;date-parts&quot;:[[&quot;2018&quot;,10,30]]},&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license&quot;:&quot;http://dspace.mit.edu/handle/1721.1/7582&quot;,&quot;author&quot;:[{&quot;given&quot;:&quot;Ricarose Vallarta&quot;,&quot;family&quot;:&quot;Roque&quot;}],&quot;type&quot;:&quot;thesis&quot;,&quot;issued&quot;:{&quot;date-parts&quot;:[[&quot;2016&quot;]]}}},{&quot;prefix&quot;:&quot;&quot;,&quot;uri&quot;:[&quot;http://zotero.org/users/1913249/items/FURUF33F&quot;],&quot;suffix&quot;:&quot;&quot;,&quot;id&quot;:2835,&quot;uris&quot;:[&quot;http://zotero.org/users/1913249/items/FURUF33F&quot;],&quot;itemData&quot;:{&quot;language&quot;:&quot;en&quot;,&quot;title-short&quot;:&quot;“I’m Not Just a Mom”&quot;,&quot;id&quot;:&quot;roque_im_2016&quot;,&quot;URL&quot;:&quot;https://repository.isls.org//handle/1/177&quot;,&quot;accessed&quot;:{&quot;date-parts&quot;:[[&quot;2018&quot;,10,30]]},&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title&quot;:&quot;“I’m Not Just a Mom”: Parents Developing Multiple Roles in Creative Computing&quot;,&quot;container-title&quot;:&quot;Conference: International Conference of the Learning Sciences&quot;,&quot;source&quot;:&quot;repository.isls.org&quot;,&quot;type&quot;:&quot;paper-conference&quot;,&quot;issued&quot;:{&quot;date-parts&quot;:[[&quot;2016&quot;,7]]}}}],&quot;properties&quot;:{&quot;noteIndex&quot;:0,&quot;formattedCitation&quot;:&quot;[@roque_family_2016; @roque_im_2016]&quot;},&quot;schema&quot;:&quot;https://github.com/citation-style-language/schema/raw/master/csl-citation.json&quot;,&quot;citationID&quot;:&quot;qnqnprat&quot;} RNDpddfuvteri"/>&lt;Do Zotero Refresh: [@roque_family_2016; @roque_im_2016]&gt;<text:reference-mark-end text:name="ZOTERO_ITEM CSL_CITATION {&quot;citationItems&quot;:[{&quot;prefix&quot;:&quot;&quot;,&quot;uri&quot;:[&quot;http://zotero.org/users/1913249/items/4F43N9TP&quot;],&quot;suffix&quot;:&quot;&quot;,&quot;id&quot;:2834,&quot;uris&quot;:[&quot;http://zotero.org/users/1913249/items/4F43N9TP&quot;],&quot;itemData&quot;:{&quot;URL&quot;:&quot;http://dspace.mit.edu/handle/1721.1/107577&quot;,&quot;language&quot;:&quot;eng&quot;,&quot;title-short&quot;:&quot;Family creative learning&quot;,&quot;genre&quot;:&quot;Thesis&quot;,&quot;id&quot;:&quot;roque_family_2016&quot;,&quot;publisher&quot;:&quot;Massachusetts Institute of Technology&quot;,&quot;accessed&quot;:{&quot;date-parts&quot;:[[&quot;2018&quot;,10,30]]},&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license&quot;:&quot;http://dspace.mit.edu/handle/1721.1/7582&quot;,&quot;author&quot;:[{&quot;given&quot;:&quot;Ricarose Vallarta&quot;,&quot;family&quot;:&quot;Roque&quot;}],&quot;type&quot;:&quot;thesis&quot;,&quot;issued&quot;:{&quot;date-parts&quot;:[[&quot;2016&quot;]]}}},{&quot;prefix&quot;:&quot;&quot;,&quot;uri&quot;:[&quot;http://zotero.org/users/1913249/items/FURUF33F&quot;],&quot;suffix&quot;:&quot;&quot;,&quot;id&quot;:2835,&quot;uris&quot;:[&quot;http://zotero.org/users/1913249/items/FURUF33F&quot;],&quot;itemData&quot;:{&quot;language&quot;:&quot;en&quot;,&quot;title-short&quot;:&quot;“I’m Not Just a Mom”&quot;,&quot;id&quot;:&quot;roque_im_2016&quot;,&quot;URL&quot;:&quot;https://repository.isls.org//handle/1/177&quot;,&quot;accessed&quot;:{&quot;date-parts&quot;:[[&quot;2018&quot;,10,30]]},&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title&quot;:&quot;“I’m Not Just a Mom”: Parents Developing Multiple Roles in Creative Computing&quot;,&quot;container-title&quot;:&quot;Conference: International Conference of the Learning Sciences&quot;,&quot;source&quot;:&quot;repository.isls.org&quot;,&quot;type&quot;:&quot;paper-conference&quot;,&quot;issued&quot;:{&quot;date-parts&quot;:[[&quot;2016&quot;,7]]}}}],&quot;properties&quot;:{&quot;noteIndex&quot;:0,&quot;formattedCitation&quot;:&quot;[@roque_family_2016; @roque_im_2016]&quot;},&quot;schema&quot;:&quot;https://github.com/citation-style-language/schema/raw/master/csl-citation.json&quot;,&quot;citationID&quot;:&quot;qnqnprat&quot;} RNDpddfuvteri"/> employed supporting faciliators to highlight and celebrate the helping processes parents used to support children in a making environment.</text:p>
      <text:p text:style-name="Text_20_body">The examples of the previous chapter, particularly in the cultural plane show the value and means of developing participant identities.</text:p>
      <text:p text:style-name="Text_20_body">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p text:style-name="Text_20_body">In this design, as outlined in Chapter 5 and Appendix.drama I used a drama narrative, with side missions and the concept of player types to do this.</text:p>
      <text:p text:style-name="Text_20_body"/>
      <text:h text:style-name="Heading_20_5" text:outline-level="5"><text:bookmark-start text:name="use-of-gdps-in-supporting-social-and-cultural-repertoires-of-practice"/>Use of GDPs in supporting social and cultural repertoires of practice<text:bookmark-end text:name="use-of-gdps-in-supporting-social-and-cultural-repertoires-of-practice"/></text:h>
      <text:p text:style-name="First_20_paragraph">The examples of cultural uses of GDPs in the last chapter included for use in helping design for others, as a way of incoporating home funds of knowledge and to encourage the propagation of existing and emerging design elements and practices through the community.</text:p>
      <text:p text:style-name="Text_20_body">GDPs are used both as a useful tactic of navigation and as a bridging strategy to wider repertoires, then this can inform process of supporting the development participants to assemble their own repertoires of practice in this new setting.</text:p>
      <text:p text:style-name="Text_20_body">The nature and process of this community evolution merits exploration. As such, this section steps back to discuss the emergence of these practices.</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My contribution is that using GDPs as a framework helps this process.</text:p>
      <text:h text:style-name="Heading_20_5" text:outline-level="5"><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tems&quot;:[{&quot;prefix&quot;:&quot;&quot;,&quot;uri&quot;:[&quot;http://zotero.org/users/1913249/items/RG6SAE4N&quot;],&quot;suffix&quot;:&quot;&quot;,&quot;id&quot;:2720,&quot;uris&quot;:[&quot;http://zotero.org/users/1913249/items/RG6SAE4N&quot;],&quot;itemData&quot;:{&quot;author&quot;:[{&quot;given&quot;:&quot;Tracy&quot;,&quot;family&quot;:&quot;Fullerton&quot;}],&quot;citation-key&quot;:&quot;fullerton_game_2018&quot;,&quot;event-place&quot;:&quot;Boca Raton&quot;,&quot;title-short&quot;:&quot;Game Design Workshop&quot;,&quot;source&quot;:&quot;Amazon&quot;,&quot;id&quot;:&quot;fullerton_game_2018&quot;,&quot;publisher&quot;:&quot;A K Peters/CRC Press&quot;,&quot;title&quot;:&quot;Game Design Workshop: A Playcentric Approach to Creating Innovative Games, Fourth Edition&quot;,&quot;edition&quot;:&quot;4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ssued&quot;:{&quot;date-parts&quot;:[[&quot;2018&quot;,8,29]]},&quot;language&quot;:&quot;English&quot;,&quot;publisher-place&quot;:&quot;Boca Raton&quot;,&quot;number-of-pages&quot;:&quot;556&quot;,&quot;type&quot;:&quot;book&quot;,&quot;ISBN&quot;:&quot;978-1-138-09877-0&quot;}}],&quot;properties&quot;:{&quot;noteIndex&quot;:0,&quot;formattedCitation&quot;:&quot;[@fullerton_game_2018]&quot;},&quot;schema&quot;:&quot;https://github.com/citation-style-language/schema/raw/master/csl-citation.json&quot;,&quot;citationID&quot;:&quot;cxcmhfhr&quot;} RNDyfnuydhoqw"/>&lt;Do Zotero Refresh: [@fullerton_game_2018]&gt;<text:reference-mark-end text:name="ZOTERO_ITEM CSL_CITATION {&quot;citationItems&quot;:[{&quot;prefix&quot;:&quot;&quot;,&quot;uri&quot;:[&quot;http://zotero.org/users/1913249/items/RG6SAE4N&quot;],&quot;suffix&quot;:&quot;&quot;,&quot;id&quot;:2720,&quot;uris&quot;:[&quot;http://zotero.org/users/1913249/items/RG6SAE4N&quot;],&quot;itemData&quot;:{&quot;author&quot;:[{&quot;given&quot;:&quot;Tracy&quot;,&quot;family&quot;:&quot;Fullerton&quot;}],&quot;citation-key&quot;:&quot;fullerton_game_2018&quot;,&quot;event-place&quot;:&quot;Boca Raton&quot;,&quot;title-short&quot;:&quot;Game Design Workshop&quot;,&quot;source&quot;:&quot;Amazon&quot;,&quot;id&quot;:&quot;fullerton_game_2018&quot;,&quot;publisher&quot;:&quot;A K Peters/CRC Press&quot;,&quot;title&quot;:&quot;Game Design Workshop: A Playcentric Approach to Creating Innovative Games, Fourth Edition&quot;,&quot;edition&quot;:&quot;4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ssued&quot;:{&quot;date-parts&quot;:[[&quot;2018&quot;,8,29]]},&quot;language&quot;:&quot;English&quot;,&quot;publisher-place&quot;:&quot;Boca Raton&quot;,&quot;number-of-pages&quot;:&quot;556&quot;,&quot;type&quot;:&quot;book&quot;,&quot;ISBN&quot;:&quot;978-1-138-09877-0&quot;}}],&quot;properties&quot;:{&quot;noteIndex&quot;:0,&quot;formattedCitation&quot;:&quot;[@fullerton_game_2018]&quot;},&quot;schema&quot;:&quot;https://github.com/citation-style-language/schema/raw/master/csl-citation.json&quot;,&quot;citationID&quot;:&quot;cxcmhfhr&quot;} RNDyfnuydhoqw"/>.</text:p>
      <text:p text:style-name="Text_20_body">The role of play as leading activity is explored by Gutierrez <text:reference-mark-start text:name="ZOTERO_ITEM CSL_CITATION {&quot;citationItems&quot;:[{&quot;prefix&quot;:&quot;&quot;,&quot;uri&quot;:[&quot;http://zotero.org/users/1913249/items/G3R9PEWW&quot;],&quot;suffix&quot;:&quot;&quot;,&quot;id&quot;:10007,&quot;uris&quot;:[&quot;http://zotero.org/users/1913249/items/G3R9PEWW&quot;],&quot;itemData&quot;:{&quot;container-title-short&quot;:&quot;Human Development&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DOI&quot;:&quot;10.1159/000496239&quot;,&quot;page&quot;:&quot;66-82&quot;,&quot;type&quot;:&quot;article-journal&quot;,&quot;issued&quot;:{&quot;date-parts&quot;:[[&quot;2019&quot;]]},&quot;source&quot;:&quot;DOI.org (Crossref)&quot;,&quot;issue&quot;:&quot;1-2&quot;,&quot;id&quot;:&quot;gutierrez_learning_2019-1&quot;,&quot;volume&quot;:&quot;62&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license&quot;:&quot;https://www.karger.com/Services/SiteLicenses&quot;,&quot;language&quot;:&quot;en&quot;,&quot;title-short&quot;:&quot;Learning as Movement in Social Design-Based Experiments&quot;,&quot;container-title&quot;:&quot;Human Development&quot;,&quot;title&quot;:&quot;Learning as Movement in Social Design-Based Experiments: Play as a Leading Activity&quot;,&quot;URL&quot;:&quot;https://karger.com/HDE/article/doi/10.1159/000496239&quot;,&quot;accessed&quot;:{&quot;date-parts&quot;:[[&quot;2025&quot;,1,10]]}}}],&quot;properties&quot;:{&quot;noteIndex&quot;:0,&quot;formattedCitation&quot;:&quot;[@gutierrez_learning_2019-1]&quot;},&quot;schema&quot;:&quot;https://github.com/citation-style-language/schema/raw/master/csl-citation.json&quot;,&quot;citationID&quot;:&quot;grqvvuap&quot;} RNDqtuhbweejl"/>&lt;Do Zotero Refresh: [@gutierrez_learning_2019-1]&gt;<text:reference-mark-end text:name="ZOTERO_ITEM CSL_CITATION {&quot;citationItems&quot;:[{&quot;prefix&quot;:&quot;&quot;,&quot;uri&quot;:[&quot;http://zotero.org/users/1913249/items/G3R9PEWW&quot;],&quot;suffix&quot;:&quot;&quot;,&quot;id&quot;:10007,&quot;uris&quot;:[&quot;http://zotero.org/users/1913249/items/G3R9PEWW&quot;],&quot;itemData&quot;:{&quot;container-title-short&quot;:&quot;Human Development&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DOI&quot;:&quot;10.1159/000496239&quot;,&quot;page&quot;:&quot;66-82&quot;,&quot;type&quot;:&quot;article-journal&quot;,&quot;issued&quot;:{&quot;date-parts&quot;:[[&quot;2019&quot;]]},&quot;source&quot;:&quot;DOI.org (Crossref)&quot;,&quot;issue&quot;:&quot;1-2&quot;,&quot;id&quot;:&quot;gutierrez_learning_2019-1&quot;,&quot;volume&quot;:&quot;62&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license&quot;:&quot;https://www.karger.com/Services/SiteLicenses&quot;,&quot;language&quot;:&quot;en&quot;,&quot;title-short&quot;:&quot;Learning as Movement in Social Design-Based Experiments&quot;,&quot;container-title&quot;:&quot;Human Development&quot;,&quot;title&quot;:&quot;Learning as Movement in Social Design-Based Experiments: Play as a Leading Activity&quot;,&quot;URL&quot;:&quot;https://karger.com/HDE/article/doi/10.1159/000496239&quot;,&quot;accessed&quot;:{&quot;date-parts&quot;:[[&quot;2025&quot;,1,10]]}}}],&quot;properties&quot;:{&quot;noteIndex&quot;:0,&quot;formattedCitation&quot;:&quot;[@gutierrez_learning_2019-1]&quot;},&quot;schema&quot;:&quot;https://github.com/citation-style-language/schema/raw/master/csl-citation.json&quot;,&quot;citationID&quot;:&quot;grqvvuap&quot;} RNDqtuhbweejl"/> to facilitate movement between sites of learning</text:p>
      <text:p text:style-name="Text_20_body">An analysis on the role of playtesting and an emerging forms of playful playtesting follows.</text:p>
      <text:p text:style-name="Text_20_body"><text:span text:style-name="T1">Variations in approaches to playtesting</text:span></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ring in a particular zone of the class, referencing the game play elements, acting them out, attempting to change the games of others and playful tussling as part of resistance to those changes.</text:p>
      <text:p text:style-name="Text_20_body">Playtesting acted as a stimulus and incubator for emerging socio-cultural practices promting me to ask if suitable affordances be added to the design to encourage their further growth in line with Gutiérrez’s valuing of the inclusive, diverse properties of hybridity in practices <text:reference-mark-start text:name="ZOTERO_ITEM CSL_CITATION {&quot;citationItems&quot;:[{&quot;prefix&quot;:&quot;&quot;,&quot;uri&quot;:[&quot;http://zotero.org/users/1913249/items/KYRLYB56&quot;],&quot;suffix&quot;:&quot;&quot;,&quot;id&quot;:80,&quot;uris&quot;:[&quot;http://zotero.org/users/1913249/items/KYRLYB56&quot;],&quot;itemData&quot;:{&quot;container-title-short&quot;:&quot;Mind, Culture, and Activity&quot;,&quot;citation-key&quot;:&quot;gutierrez_rethinking_1999&quot;,&quot;DOI&quot;:&quot;10.1080/10749039909524733&quot;,&quot;page&quot;:&quot;286-303&quot;,&quot;type&quot;:&quot;article-journal&quot;,&quot;issued&quot;:{&quot;date-parts&quot;:[[&quot;1999&quot;,1]]},&quot;source&quot;:&quot;DOI.org (Crossref)&quot;,&quot;title-short&quot;:&quot;Rethinking diversity&quot;,&quot;id&quot;:&quot;gutierrez_rethinking_1999&quot;,&quot;ISSN&quot;:&quot;1074-9039, 1532-7884&quot;,&quot;author&quot;:[{&quot;given&quot;:&quot;Kris D.&quot;,&quot;family&quot;:&quot;Gutiérrez&quot;},{&quot;given&quot;:&quot;Patricia&quot;,&quot;family&quot;:&quot;Baquedano‐López&quot;},{&quot;given&quot;:&quot;Carlos&quot;,&quot;family&quot;:&quot;Tejeda&quot;}],&quot;volume&quot;:&quot;6&quot;,&quot;title&quot;:&quot;Rethinking diversity: Hybridity and hybrid language practices in the third space&quot;,&quot;language&quot;:&quot;en&quot;,&quot;container-title&quot;:&quot;Mind, Culture, and Activity&quot;,&quot;issue&quot;:&quot;4&quot;,&quot;URL&quot;:&quot;http://www.tandfonline.com/doi/abs/10.1080/10749039909524733&quot;,&quot;accessed&quot;:{&quot;date-parts&quot;:[[&quot;2021&quot;,3,18]]}}}],&quot;properties&quot;:{&quot;noteIndex&quot;:0,&quot;formattedCitation&quot;:&quot;[@gutierrez_rethinking_1999]&quot;},&quot;schema&quot;:&quot;https://github.com/citation-style-language/schema/raw/master/csl-citation.json&quot;,&quot;citationID&quot;:&quot;jqciwpcu&quot;} RNDtkjkhpbxlw"/>&lt;Do Zotero Refresh: [@gutierrez_rethinking_1999]&gt;<text:reference-mark-end text:name="ZOTERO_ITEM CSL_CITATION {&quot;citationItems&quot;:[{&quot;prefix&quot;:&quot;&quot;,&quot;uri&quot;:[&quot;http://zotero.org/users/1913249/items/KYRLYB56&quot;],&quot;suffix&quot;:&quot;&quot;,&quot;id&quot;:80,&quot;uris&quot;:[&quot;http://zotero.org/users/1913249/items/KYRLYB56&quot;],&quot;itemData&quot;:{&quot;container-title-short&quot;:&quot;Mind, Culture, and Activity&quot;,&quot;citation-key&quot;:&quot;gutierrez_rethinking_1999&quot;,&quot;DOI&quot;:&quot;10.1080/10749039909524733&quot;,&quot;page&quot;:&quot;286-303&quot;,&quot;type&quot;:&quot;article-journal&quot;,&quot;issued&quot;:{&quot;date-parts&quot;:[[&quot;1999&quot;,1]]},&quot;source&quot;:&quot;DOI.org (Crossref)&quot;,&quot;title-short&quot;:&quot;Rethinking diversity&quot;,&quot;id&quot;:&quot;gutierrez_rethinking_1999&quot;,&quot;ISSN&quot;:&quot;1074-9039, 1532-7884&quot;,&quot;author&quot;:[{&quot;given&quot;:&quot;Kris D.&quot;,&quot;family&quot;:&quot;Gutiérrez&quot;},{&quot;given&quot;:&quot;Patricia&quot;,&quot;family&quot;:&quot;Baquedano‐López&quot;},{&quot;given&quot;:&quot;Carlos&quot;,&quot;family&quot;:&quot;Tejeda&quot;}],&quot;volume&quot;:&quot;6&quot;,&quot;title&quot;:&quot;Rethinking diversity: Hybridity and hybrid language practices in the third space&quot;,&quot;language&quot;:&quot;en&quot;,&quot;container-title&quot;:&quot;Mind, Culture, and Activity&quot;,&quot;issue&quot;:&quot;4&quot;,&quot;URL&quot;:&quot;http://www.tandfonline.com/doi/abs/10.1080/10749039909524733&quot;,&quot;accessed&quot;:{&quot;date-parts&quot;:[[&quot;2021&quot;,3,18]]}}}],&quot;properties&quot;:{&quot;noteIndex&quot;:0,&quot;formattedCitation&quot;:&quot;[@gutierrez_rethinking_1999]&quot;},&quot;schema&quot;:&quot;https://github.com/citation-style-language/schema/raw/master/csl-citation.json&quot;,&quot;citationID&quot;:&quot;jqciwpcu&quot;} RNDtkjkhpbxlw"/>.</text:p>
      <text:h text:style-name="Heading_20_5" text:outline-level="5"><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31">
        <text:list-item>
          <text:p text:style-name="P36"><text:span text:style-name="T1">Social makers:</text:span> form relationships with other game makers and players by finding out more about their work and telling stories in their game<text:line-break/></text:p>
        </text:list-item>
        <text:list-item>
          <text:p text:style-name="P36"><text:span text:style-name="T1">Planners:</text:span> like to study to build knowledge of the tools before they build up their game step-by-step following instructions</text:p>
        </text:list-item>
        <text:list-item>
          <text:p text:style-name="P36"><text:span text:style-name="T1">Magpie makers:</text:span> like trying out lots of different things and happy to borrow code, images and sound from anywhere for quick results</text:p>
        </text:list-item>
        <text:list-item>
          <text:p text:style-name="P36"><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citationItems&quot;:[{&quot;prefix&quot;:&quot;&quot;,&quot;uri&quot;:[&quot;http://zotero.org/users/1913249/items/4F43N9TP&quot;],&quot;suffix&quot;:&quot;&quot;,&quot;id&quot;:2834,&quot;uris&quot;:[&quot;http://zotero.org/users/1913249/items/4F43N9TP&quot;],&quot;itemData&quot;:{&quot;URL&quot;:&quot;http://dspace.mit.edu/handle/1721.1/107577&quot;,&quot;language&quot;:&quot;eng&quot;,&quot;title-short&quot;:&quot;Family creative learning&quot;,&quot;genre&quot;:&quot;Thesis&quot;,&quot;id&quot;:&quot;roque_family_2016&quot;,&quot;publisher&quot;:&quot;Massachusetts Institute of Technology&quot;,&quot;accessed&quot;:{&quot;date-parts&quot;:[[&quot;2018&quot;,10,30]]},&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license&quot;:&quot;http://dspace.mit.edu/handle/1721.1/7582&quot;,&quot;author&quot;:[{&quot;given&quot;:&quot;Ricarose Vallarta&quot;,&quot;family&quot;:&quot;Roque&quot;}],&quot;type&quot;:&quot;thesis&quot;,&quot;issued&quot;:{&quot;date-parts&quot;:[[&quot;2016&quot;]]}}},{&quot;prefix&quot;:&quot;&quot;,&quot;uri&quot;:[&quot;http://zotero.org/users/1913249/items/FURUF33F&quot;],&quot;suffix&quot;:&quot;&quot;,&quot;id&quot;:2835,&quot;uris&quot;:[&quot;http://zotero.org/users/1913249/items/FURUF33F&quot;],&quot;itemData&quot;:{&quot;language&quot;:&quot;en&quot;,&quot;title-short&quot;:&quot;“I’m Not Just a Mom”&quot;,&quot;id&quot;:&quot;roque_im_2016&quot;,&quot;URL&quot;:&quot;https://repository.isls.org//handle/1/177&quot;,&quot;accessed&quot;:{&quot;date-parts&quot;:[[&quot;2018&quot;,10,30]]},&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title&quot;:&quot;“I’m Not Just a Mom”: Parents Developing Multiple Roles in Creative Computing&quot;,&quot;container-title&quot;:&quot;Conference: International Conference of the Learning Sciences&quot;,&quot;source&quot;:&quot;repository.isls.org&quot;,&quot;type&quot;:&quot;paper-conference&quot;,&quot;issued&quot;:{&quot;date-parts&quot;:[[&quot;2016&quot;,7]]}}}],&quot;properties&quot;:{&quot;noteIndex&quot;:0,&quot;formattedCitation&quot;:&quot;[@roque_family_2016; @roque_im_2016]&quot;},&quot;schema&quot;:&quot;https://github.com/citation-style-language/schema/raw/master/csl-citation.json&quot;,&quot;citationID&quot;:&quot;rlmhfgoh&quot;} RNDdtmmfwdhea"/>&lt;Do Zotero Refresh: [@roque_family_2016; @roque_im_2016]&gt;<text:reference-mark-end text:name="ZOTERO_ITEM CSL_CITATION {&quot;citationItems&quot;:[{&quot;prefix&quot;:&quot;&quot;,&quot;uri&quot;:[&quot;http://zotero.org/users/1913249/items/4F43N9TP&quot;],&quot;suffix&quot;:&quot;&quot;,&quot;id&quot;:2834,&quot;uris&quot;:[&quot;http://zotero.org/users/1913249/items/4F43N9TP&quot;],&quot;itemData&quot;:{&quot;URL&quot;:&quot;http://dspace.mit.edu/handle/1721.1/107577&quot;,&quot;language&quot;:&quot;eng&quot;,&quot;title-short&quot;:&quot;Family creative learning&quot;,&quot;genre&quot;:&quot;Thesis&quot;,&quot;id&quot;:&quot;roque_family_2016&quot;,&quot;publisher&quot;:&quot;Massachusetts Institute of Technology&quot;,&quot;accessed&quot;:{&quot;date-parts&quot;:[[&quot;2018&quot;,10,30]]},&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license&quot;:&quot;http://dspace.mit.edu/handle/1721.1/7582&quot;,&quot;author&quot;:[{&quot;given&quot;:&quot;Ricarose Vallarta&quot;,&quot;family&quot;:&quot;Roque&quot;}],&quot;type&quot;:&quot;thesis&quot;,&quot;issued&quot;:{&quot;date-parts&quot;:[[&quot;2016&quot;]]}}},{&quot;prefix&quot;:&quot;&quot;,&quot;uri&quot;:[&quot;http://zotero.org/users/1913249/items/FURUF33F&quot;],&quot;suffix&quot;:&quot;&quot;,&quot;id&quot;:2835,&quot;uris&quot;:[&quot;http://zotero.org/users/1913249/items/FURUF33F&quot;],&quot;itemData&quot;:{&quot;language&quot;:&quot;en&quot;,&quot;title-short&quot;:&quot;“I’m Not Just a Mom”&quot;,&quot;id&quot;:&quot;roque_im_2016&quot;,&quot;URL&quot;:&quot;https://repository.isls.org//handle/1/177&quot;,&quot;accessed&quot;:{&quot;date-parts&quot;:[[&quot;2018&quot;,10,30]]},&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title&quot;:&quot;“I’m Not Just a Mom”: Parents Developing Multiple Roles in Creative Computing&quot;,&quot;container-title&quot;:&quot;Conference: International Conference of the Learning Sciences&quot;,&quot;source&quot;:&quot;repository.isls.org&quot;,&quot;type&quot;:&quot;paper-conference&quot;,&quot;issued&quot;:{&quot;date-parts&quot;:[[&quot;2016&quot;,7]]}}}],&quot;properties&quot;:{&quot;noteIndex&quot;:0,&quot;formattedCitation&quot;:&quot;[@roque_family_2016; @roque_im_2016]&quot;},&quot;schema&quot;:&quot;https://github.com/citation-style-language/schema/raw/master/csl-citation.json&quot;,&quot;citationID&quot;:&quot;rlmhfgoh&quot;} RNDdtmmfwdhea"/> to begin to surface and celebrage stylistic elements for all participants not just parents.</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examining-complexity-within-identity-formation-and-specialisation"/>Examining complexity within identity formation and specialisation<text:bookmark-end text:name="examining-complexity-within-identity-formation-and-specialisation"/></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introduction of these terms and missions Stone and colleagues <text:reference-mark-start text:name="ZOTERO_ITEM CSL_CITATION {&quot;citationItems&quot;:[{&quot;prefix&quot;:&quot;&quot;,&quot;uri&quot;:[&quot;http://zotero.org/users/1913249/items/DTTH7LAH&quot;],&quot;suffix&quot;:&quot;&quot;,&quot;id&quot;:10053,&quot;uris&quot;:[&quot;http://zotero.org/users/1913249/items/DTTH7LAH&quot;],&quot;itemData&quot;:{&quot;container-title-short&quot;:&quot;International Journal of Educational Research&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DOI&quot;:&quot;10.1016/j.ijer.2007.07.005&quot;,&quot;page&quot;:&quot;43-56&quot;,&quot;type&quot;:&quot;article-journal&quot;,&quot;issued&quot;:{&quot;date-parts&quot;:[[&quot;2007&quot;,1]]},&quot;source&quot;:&quot;DOI.org (Crossref)&quot;,&quot;issue&quot;:&quot;1-2&quot;,&quot;id&quot;:&quot;stone_problem_2007-2&quot;,&quot;volume&quot;:&quot;46&quot;,&quot;ISSN&quot;:&quot;08830355&quot;,&quot;author&quot;:[{&quot;given&quot;:&quot;Lynda D.&quot;,&quot;family&quot;:&quot;Stone&quot;},{&quot;given&quot;:&quot;Kris D.&quot;,&quot;family&quot;:&quot;Gutiérrez&quot;}],&quot;license&quot;:&quot;https://www.elsevier.com/tdm/userlicense/1.0/&quot;,&quot;language&quot;:&quot;en&quot;,&quot;title-short&quot;:&quot;Problem articulation and the processes of assistance&quot;,&quot;container-title&quot;:&quot;International Journal of Educational Research&quot;,&quot;title&quot;:&quot;Problem articulation and the processes of assistance: An activity theoretic view of mediation in game play&quot;,&quot;URL&quot;:&quot;https://linkinghub.elsevier.com/retrieve/pii/S0883035507000596&quot;,&quot;accessed&quot;:{&quot;date-parts&quot;:[[&quot;2025&quot;,1,18]]}}}],&quot;properties&quot;:{&quot;noteIndex&quot;:0,&quot;formattedCitation&quot;:&quot;[@stone_problem_2007-2]&quot;},&quot;schema&quot;:&quot;https://github.com/citation-style-language/schema/raw/master/csl-citation.json&quot;,&quot;citationID&quot;:&quot;xhvqreby&quot;} RNDucwfznrmvx"/>&lt;Do Zotero Refresh: [@stone_problem_2007-2]&gt;<text:reference-mark-end text:name="ZOTERO_ITEM CSL_CITATION {&quot;citationItems&quot;:[{&quot;prefix&quot;:&quot;&quot;,&quot;uri&quot;:[&quot;http://zotero.org/users/1913249/items/DTTH7LAH&quot;],&quot;suffix&quot;:&quot;&quot;,&quot;id&quot;:10053,&quot;uris&quot;:[&quot;http://zotero.org/users/1913249/items/DTTH7LAH&quot;],&quot;itemData&quot;:{&quot;container-title-short&quot;:&quot;International Journal of Educational Research&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DOI&quot;:&quot;10.1016/j.ijer.2007.07.005&quot;,&quot;page&quot;:&quot;43-56&quot;,&quot;type&quot;:&quot;article-journal&quot;,&quot;issued&quot;:{&quot;date-parts&quot;:[[&quot;2007&quot;,1]]},&quot;source&quot;:&quot;DOI.org (Crossref)&quot;,&quot;issue&quot;:&quot;1-2&quot;,&quot;id&quot;:&quot;stone_problem_2007-2&quot;,&quot;volume&quot;:&quot;46&quot;,&quot;ISSN&quot;:&quot;08830355&quot;,&quot;author&quot;:[{&quot;given&quot;:&quot;Lynda D.&quot;,&quot;family&quot;:&quot;Stone&quot;},{&quot;given&quot;:&quot;Kris D.&quot;,&quot;family&quot;:&quot;Gutiérrez&quot;}],&quot;license&quot;:&quot;https://www.elsevier.com/tdm/userlicense/1.0/&quot;,&quot;language&quot;:&quot;en&quot;,&quot;title-short&quot;:&quot;Problem articulation and the processes of assistance&quot;,&quot;container-title&quot;:&quot;International Journal of Educational Research&quot;,&quot;title&quot;:&quot;Problem articulation and the processes of assistance: An activity theoretic view of mediation in game play&quot;,&quot;URL&quot;:&quot;https://linkinghub.elsevier.com/retrieve/pii/S0883035507000596&quot;,&quot;accessed&quot;:{&quot;date-parts&quot;:[[&quot;2025&quot;,1,18]]}}}],&quot;properties&quot;:{&quot;noteIndex&quot;:0,&quot;formattedCitation&quot;:&quot;[@stone_problem_2007-2]&quot;},&quot;schema&quot;:&quot;https://github.com/citation-style-language/schema/raw/master/csl-citation.json&quot;,&quot;citationID&quot;:&quot;xhvqreby&quot;} RNDucwfznrmvx"/>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e process of feedback, recognising and valuing the merging areas of specialisation and expertise helps the development of diverse practices <text:reference-mark-start text:name="ZOTERO_ITEM CSL_CITATION {&quot;citationItems&quot;:[{&quot;prefix&quot;:&quot;&quot;,&quot;uri&quot;:[&quot;http://zotero.org/users/1913249/items/S9LKNSQB&quot;],&quot;suffix&quot;:&quot;&quot;,&quot;id&quot;:10120,&quot;uris&quot;:[&quot;http://zotero.org/users/1913249/items/S9LKNSQB&quot;],&quot;itemData&quot;:{&quot;container-title-short&quot;:&quot;Mind, Culture, and Activity&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DOI&quot;:&quot;10.1080/10749039.2015.1058398&quot;,&quot;page&quot;:&quot;141-153&quot;,&quot;type&quot;:&quot;article-journal&quot;,&quot;issued&quot;:{&quot;date-parts&quot;:[[&quot;2016&quot;,4,2]]},&quot;source&quot;:&quot;DOI.org (Crossref)&quot;,&quot;issue&quot;:&quot;2&quot;,&quot;id&quot;:&quot;digiacomo_relational_2016-1&quot;,&quot;accessed&quot;:{&quot;date-parts&quot;:[[&quot;2025&quot;,2,24]]},&quot;author&quot;:[{&quot;given&quot;:&quot;Daniela K.&quot;,&quot;family&quot;:&quot;DiGiacomo&quot;},{&quot;given&quot;:&quot;Kris D.&quot;,&quot;family&quot;:&quot;Gutiérrez&quot;}],&quot;volume&quot;:&quot;23&quot;,&quot;language&quot;:&quot;en&quot;,&quot;container-title&quot;:&quot;Mind, Culture, and Activity&quot;,&quot;ISSN&quot;:&quot;1074-9039, 1532-7884&quot;,&quot;URL&quot;:&quot;http://www.tandfonline.com/doi/full/10.1080/10749039.2015.1058398&quot;,&quot;title&quot;:&quot;Relational Equity as a Design Tool Within Making and Tinkering Activities&quot;}}],&quot;properties&quot;:{&quot;noteIndex&quot;:0,&quot;formattedCitation&quot;:&quot;[@digiacomo_relational_2016-1]&quot;},&quot;schema&quot;:&quot;https://github.com/citation-style-language/schema/raw/master/csl-citation.json&quot;,&quot;citationID&quot;:&quot;skfverij&quot;} RNDnlqsloages"/>&lt;Do Zotero Refresh: [@digiacomo_relational_2016-1]&gt;<text:reference-mark-end text:name="ZOTERO_ITEM CSL_CITATION {&quot;citationItems&quot;:[{&quot;prefix&quot;:&quot;&quot;,&quot;uri&quot;:[&quot;http://zotero.org/users/1913249/items/S9LKNSQB&quot;],&quot;suffix&quot;:&quot;&quot;,&quot;id&quot;:10120,&quot;uris&quot;:[&quot;http://zotero.org/users/1913249/items/S9LKNSQB&quot;],&quot;itemData&quot;:{&quot;container-title-short&quot;:&quot;Mind, Culture, and Activity&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DOI&quot;:&quot;10.1080/10749039.2015.1058398&quot;,&quot;page&quot;:&quot;141-153&quot;,&quot;type&quot;:&quot;article-journal&quot;,&quot;issued&quot;:{&quot;date-parts&quot;:[[&quot;2016&quot;,4,2]]},&quot;source&quot;:&quot;DOI.org (Crossref)&quot;,&quot;issue&quot;:&quot;2&quot;,&quot;id&quot;:&quot;digiacomo_relational_2016-1&quot;,&quot;accessed&quot;:{&quot;date-parts&quot;:[[&quot;2025&quot;,2,24]]},&quot;author&quot;:[{&quot;given&quot;:&quot;Daniela K.&quot;,&quot;family&quot;:&quot;DiGiacomo&quot;},{&quot;given&quot;:&quot;Kris D.&quot;,&quot;family&quot;:&quot;Gutiérrez&quot;}],&quot;volume&quot;:&quot;23&quot;,&quot;language&quot;:&quot;en&quot;,&quot;container-title&quot;:&quot;Mind, Culture, and Activity&quot;,&quot;ISSN&quot;:&quot;1074-9039, 1532-7884&quot;,&quot;URL&quot;:&quot;http://www.tandfonline.com/doi/full/10.1080/10749039.2015.1058398&quot;,&quot;title&quot;:&quot;Relational Equity as a Design Tool Within Making and Tinkering Activities&quot;}}],&quot;properties&quot;:{&quot;noteIndex&quot;:0,&quot;formattedCitation&quot;:&quot;[@digiacomo_relational_2016-1]&quot;},&quot;schema&quot;:&quot;https://github.com/citation-style-language/schema/raw/master/csl-citation.json&quot;,&quot;citationID&quot;:&quot;skfverij&quot;} RNDnlqsloages"/>.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p text:style-name="Text_20_body"><text:span text:style-name="T1">LINK - NATURE OF TRANSFORMATION / LINK TO AGENCY</text:span></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complex, multi-faceted nature of the pedagogy, and bearing in mind previous reflections on the value of a utopian approach to communicating the future possibilities of findings <text:reference-mark-start text:name="ZOTERO_ITEM CSL_CITATION {&quot;citationItems&quot;:[{&quot;prefix&quot;:&quot;&quot;,&quot;uri&quot;:[&quot;http://zotero.org/users/1913249/items/ZHZADF6X&quot;],&quot;suffix&quot;:&quot;&quot;,&quot;id&quot;:8895,&quot;uris&quot;:[&quot;http://zotero.org/users/1913249/items/ZHZADF6X&quot;],&quot;itemData&quot;:{&quot;container-title-short&quot;:&quot;Journal of the Learning Sciences&quot;,&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page&quot;:&quot;110-136&quot;,&quot;type&quot;:&quot;article-journal&quot;,&quot;issued&quot;:{&quot;date-parts&quot;:[[&quot;2023&quot;,1,1]]},&quot;source&quot;:&quot;DOI.org (Crossref)&quot;,&quot;issue&quot;:&quot;1&quot;,&quot;id&quot;:&quot;rajala_utopian_2023&quot;,&quot;ISSN&quot;:&quot;1050-8406, 1532-7809&quot;,&quot;author&quot;:[{&quot;given&quot;:&quot;Antti&quot;,&quot;family&quot;:&quot;Rajala&quot;},{&quot;given&quot;:&quot;Michael&quot;,&quot;family&quot;:&quot;Cole&quot;},{&quot;given&quot;:&quot;Moises&quot;,&quot;family&quot;:&quot;Esteban-Guitart&quot;}],&quot;volume&quot;:&quot;32&quot;,&quot;title&quot;:&quot;Utopian methodology: Researching educational interventions to promote equity over multiple timescales&quot;,&quot;title-short&quot;:&quot;Utopian methodology&quot;,&quot;container-title&quot;:&quot;Journal of the Learning Sciences&quot;,&quot;language&quot;:&quot;en&quot;,&quot;URL&quot;:&quot;https://www.tandfonline.com/doi/full/10.1080/10508406.2022.2144736&quot;,&quot;accessed&quot;:{&quot;date-parts&quot;:[[&quot;2023&quot;,7,6]]}}},{&quot;prefix&quot;:&quot;&quot;,&quot;uri&quot;:[&quot;http://zotero.org/users/1913249/items/RMFF8FI4&quot;],&quot;suffix&quot;:&quot;&quot;,&quot;id&quot;:9491,&quot;uris&quot;:[&quot;http://zotero.org/users/1913249/items/RMFF8FI4&quot;],&quot;itemData&quot;:{&quot;citation-key&quot;:&quot;gutierrez2020utopian&quot;,&quot;author&quot;:[{&quot;given&quot;:&quot;Kris D&quot;,&quot;family&quot;:&quot;Gutiérrez&quot;},{&quot;given&quot;:&quot;A Susan&quot;,&quot;family&quot;:&quot;Jurow&quot;},{&quot;given&quot;:&quot;Sepehr&quot;,&quot;family&quot;:&quot;Vakil&quot;}],&quot;title&quot;:&quot;A utopian methodology for understanding new possibilities for learning&quot;,&quot;page&quot;:&quot;330&quot;,&quot;container-title&quot;:&quot;Handbook of the cultural foundations of learning&quot;,&quot;id&quot;:&quot;gutierrez2020utopian&quot;,&quot;type&quot;:&quot;article-journal&quot;,&quot;issued&quot;:{&quot;date-parts&quot;:[[&quot;2020&quot;]]}}}],&quot;properties&quot;:{&quot;noteIndex&quot;:0,&quot;formattedCitation&quot;:&quot;[@rajala_utopian_2023; @gutierrez2020utopian]&quot;},&quot;schema&quot;:&quot;https://github.com/citation-style-language/schema/raw/master/csl-citation.json&quot;,&quot;citationID&quot;:&quot;lgqfjnli&quot;} RNDbcvwznhejl"/>&lt;Do Zotero Refresh: [@rajala_utopian_2023; @gutierrez2020utopian]&gt;<text:reference-mark-end text:name="ZOTERO_ITEM CSL_CITATION {&quot;citationItems&quot;:[{&quot;prefix&quot;:&quot;&quot;,&quot;uri&quot;:[&quot;http://zotero.org/users/1913249/items/ZHZADF6X&quot;],&quot;suffix&quot;:&quot;&quot;,&quot;id&quot;:8895,&quot;uris&quot;:[&quot;http://zotero.org/users/1913249/items/ZHZADF6X&quot;],&quot;itemData&quot;:{&quot;container-title-short&quot;:&quot;Journal of the Learning Sciences&quot;,&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page&quot;:&quot;110-136&quot;,&quot;type&quot;:&quot;article-journal&quot;,&quot;issued&quot;:{&quot;date-parts&quot;:[[&quot;2023&quot;,1,1]]},&quot;source&quot;:&quot;DOI.org (Crossref)&quot;,&quot;issue&quot;:&quot;1&quot;,&quot;id&quot;:&quot;rajala_utopian_2023&quot;,&quot;ISSN&quot;:&quot;1050-8406, 1532-7809&quot;,&quot;author&quot;:[{&quot;given&quot;:&quot;Antti&quot;,&quot;family&quot;:&quot;Rajala&quot;},{&quot;given&quot;:&quot;Michael&quot;,&quot;family&quot;:&quot;Cole&quot;},{&quot;given&quot;:&quot;Moises&quot;,&quot;family&quot;:&quot;Esteban-Guitart&quot;}],&quot;volume&quot;:&quot;32&quot;,&quot;title&quot;:&quot;Utopian methodology: Researching educational interventions to promote equity over multiple timescales&quot;,&quot;title-short&quot;:&quot;Utopian methodology&quot;,&quot;container-title&quot;:&quot;Journal of the Learning Sciences&quot;,&quot;language&quot;:&quot;en&quot;,&quot;URL&quot;:&quot;https://www.tandfonline.com/doi/full/10.1080/10508406.2022.2144736&quot;,&quot;accessed&quot;:{&quot;date-parts&quot;:[[&quot;2023&quot;,7,6]]}}},{&quot;prefix&quot;:&quot;&quot;,&quot;uri&quot;:[&quot;http://zotero.org/users/1913249/items/RMFF8FI4&quot;],&quot;suffix&quot;:&quot;&quot;,&quot;id&quot;:9491,&quot;uris&quot;:[&quot;http://zotero.org/users/1913249/items/RMFF8FI4&quot;],&quot;itemData&quot;:{&quot;citation-key&quot;:&quot;gutierrez2020utopian&quot;,&quot;author&quot;:[{&quot;given&quot;:&quot;Kris D&quot;,&quot;family&quot;:&quot;Gutiérrez&quot;},{&quot;given&quot;:&quot;A Susan&quot;,&quot;family&quot;:&quot;Jurow&quot;},{&quot;given&quot;:&quot;Sepehr&quot;,&quot;family&quot;:&quot;Vakil&quot;}],&quot;title&quot;:&quot;A utopian methodology for understanding new possibilities for learning&quot;,&quot;page&quot;:&quot;330&quot;,&quot;container-title&quot;:&quot;Handbook of the cultural foundations of learning&quot;,&quot;id&quot;:&quot;gutierrez2020utopian&quot;,&quot;type&quot;:&quot;article-journal&quot;,&quot;issued&quot;:{&quot;date-parts&quot;:[[&quot;2020&quot;]]}}}],&quot;properties&quot;:{&quot;noteIndex&quot;:0,&quot;formattedCitation&quot;:&quot;[@rajala_utopian_2023; @gutierrez2020utopian]&quot;},&quot;schema&quot;:&quot;https://github.com/citation-style-language/schema/raw/master/csl-citation.json&quot;,&quot;citationID&quot;:&quot;lgqfjnli&quot;} RNDbcvwznhejl"/> paired with the conceptual difficulties of communicating complex pedagogical affordances of adaptable media making toolsets approaches (e.g Logo and Microworlds <text:reference-mark-start text:name="ZOTERO_ITEM CSL_CITATION {&quot;citationItems&quot;:[{&quot;prefix&quot;:&quot;&quot;,&quot;uri&quot;:[&quot;http://zotero.org/users/1913249/items/49KSYPTU&quot;],&quot;suffix&quot;:&quot;&quot;,&quot;id&quot;:2765,&quot;uris&quot;:[&quot;http://zotero.org/users/1913249/items/49KSYPTU&quot;],&quot;itemData&quot;:{&quot;title&quot;:&quot;Half-Baked Logo Microworlds as Boundary Objects in Integrated Design&quot;,&quot;language&quot;:&quot;English&quot;,&quot;issue&quot;:&quot;2&quot;,&quot;URL&quot;:&quot;https://www.ceeol.com/search/article-detail?id=60016&quot;,&quot;id&quot;:&quot;kynigos_half-baked_2007&quot;,&quot;ISSN&quot;:&quot;1648-5831&quot;,&quot;accessed&quot;:{&quot;date-parts&quot;:[[&quot;2018&quot;,9,15]]},&quot;author&quot;:[{&quot;given&quot;:&quot;Chronis&quot;,&quot;family&quot;:&quot;Kynigos&quot;}],&quot;volume&quot;:&quot;6&quot;,&quot;source&quot;:&quot;www.ceeol.com&quot;,&quot;citation-key&quot;:&quot;kynigos_half-baked_2007&quot;,&quot;container-title&quot;:&quot;Informatics in Education - An International Journal&quot;,&quot;page&quot;:&quot;335-359&quot;,&quot;type&quot;:&quot;article-journal&quot;,&quot;issued&quot;:{&quot;date-parts&quot;:[[&quot;2007&quot;]]}}},{&quot;prefix&quot;:&quot;&quot;,&quot;uri&quot;:[&quot;http://zotero.org/users/1913249/items/HW44SCK9&quot;],&quot;suffix&quot;:&quot;&quot;,&quot;id&quot;:10086,&quot;uris&quot;:[&quot;http://zotero.org/users/1913249/items/HW44SCK9&quot;],&quot;itemData&quot;:{&quot;container-title-short&quot;:&quot;Interactive Learning Environments&quot;,&quot;citation-key&quot;:&quot;kynigos_black-and-white_2004-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DOI&quot;:&quot;10.1080/1049482042000300896&quot;,&quot;page&quot;:&quot;27-71&quot;,&quot;type&quot;:&quot;article-journal&quot;,&quot;issued&quot;:{&quot;date-parts&quot;:[[&quot;2004&quot;,6]]},&quot;source&quot;:&quot;DOI.org (Crossref)&quot;,&quot;issue&quot;:&quot;1-2&quot;,&quot;id&quot;:&quot;kynigos_black-and-white_2004-1&quot;,&quot;accessed&quot;:{&quot;date-parts&quot;:[[&quot;2025&quot;,2,14]]},&quot;author&quot;:[{&quot;given&quot;:&quot;C.&quot;,&quot;family&quot;:&quot;Kynigos&quot;}],&quot;volume&quot;:&quot;12&quot;,&quot;language&quot;:&quot;en&quot;,&quot;container-title&quot;:&quot;Interactive Learning Environments&quot;,&quot;ISSN&quot;:&quot;1049-4820, 1744-5191&quot;,&quot;URL&quot;:&quot;http://www.tandfonline.com/doi/abs/10.1080/1049482042000300896&quot;,&quot;title&quot;:&quot;A \&quot;Black-and-White Box\&quot; Approach to User Empowerment With Component Computing&quot;}}],&quot;properties&quot;:{&quot;noteIndex&quot;:0,&quot;formattedCitation&quot;:&quot;[@kynigos_half-baked_2007; @kynigos_black-and-white_2004-1]&quot;},&quot;schema&quot;:&quot;https://github.com/citation-style-language/schema/raw/master/csl-citation.json&quot;,&quot;citationID&quot;:&quot;wrukdlcp&quot;} RNDzcweuiklnt"/>&lt;Do Zotero Refresh: [@kynigos_half-baked_2007; @kynigos_black-and-white_2004-1]&gt;<text:reference-mark-end text:name="ZOTERO_ITEM CSL_CITATION {&quot;citationItems&quot;:[{&quot;prefix&quot;:&quot;&quot;,&quot;uri&quot;:[&quot;http://zotero.org/users/1913249/items/49KSYPTU&quot;],&quot;suffix&quot;:&quot;&quot;,&quot;id&quot;:2765,&quot;uris&quot;:[&quot;http://zotero.org/users/1913249/items/49KSYPTU&quot;],&quot;itemData&quot;:{&quot;title&quot;:&quot;Half-Baked Logo Microworlds as Boundary Objects in Integrated Design&quot;,&quot;language&quot;:&quot;English&quot;,&quot;issue&quot;:&quot;2&quot;,&quot;URL&quot;:&quot;https://www.ceeol.com/search/article-detail?id=60016&quot;,&quot;id&quot;:&quot;kynigos_half-baked_2007&quot;,&quot;ISSN&quot;:&quot;1648-5831&quot;,&quot;accessed&quot;:{&quot;date-parts&quot;:[[&quot;2018&quot;,9,15]]},&quot;author&quot;:[{&quot;given&quot;:&quot;Chronis&quot;,&quot;family&quot;:&quot;Kynigos&quot;}],&quot;volume&quot;:&quot;6&quot;,&quot;source&quot;:&quot;www.ceeol.com&quot;,&quot;citation-key&quot;:&quot;kynigos_half-baked_2007&quot;,&quot;container-title&quot;:&quot;Informatics in Education - An International Journal&quot;,&quot;page&quot;:&quot;335-359&quot;,&quot;type&quot;:&quot;article-journal&quot;,&quot;issued&quot;:{&quot;date-parts&quot;:[[&quot;2007&quot;]]}}},{&quot;prefix&quot;:&quot;&quot;,&quot;uri&quot;:[&quot;http://zotero.org/users/1913249/items/HW44SCK9&quot;],&quot;suffix&quot;:&quot;&quot;,&quot;id&quot;:10086,&quot;uris&quot;:[&quot;http://zotero.org/users/1913249/items/HW44SCK9&quot;],&quot;itemData&quot;:{&quot;container-title-short&quot;:&quot;Interactive Learning Environments&quot;,&quot;citation-key&quot;:&quot;kynigos_black-and-white_2004-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DOI&quot;:&quot;10.1080/1049482042000300896&quot;,&quot;page&quot;:&quot;27-71&quot;,&quot;type&quot;:&quot;article-journal&quot;,&quot;issued&quot;:{&quot;date-parts&quot;:[[&quot;2004&quot;,6]]},&quot;source&quot;:&quot;DOI.org (Crossref)&quot;,&quot;issue&quot;:&quot;1-2&quot;,&quot;id&quot;:&quot;kynigos_black-and-white_2004-1&quot;,&quot;accessed&quot;:{&quot;date-parts&quot;:[[&quot;2025&quot;,2,14]]},&quot;author&quot;:[{&quot;given&quot;:&quot;C.&quot;,&quot;family&quot;:&quot;Kynigos&quot;}],&quot;volume&quot;:&quot;12&quot;,&quot;language&quot;:&quot;en&quot;,&quot;container-title&quot;:&quot;Interactive Learning Environments&quot;,&quot;ISSN&quot;:&quot;1049-4820, 1744-5191&quot;,&quot;URL&quot;:&quot;http://www.tandfonline.com/doi/abs/10.1080/1049482042000300896&quot;,&quot;title&quot;:&quot;A \&quot;Black-and-White Box\&quot; Approach to User Empowerment With Component Computing&quot;}}],&quot;properties&quot;:{&quot;noteIndex&quot;:0,&quot;formattedCitation&quot;:&quot;[@kynigos_half-baked_2007; @kynigos_black-and-white_2004-1]&quot;},&quot;schema&quot;:&quot;https://github.com/citation-style-language/schema/raw/master/csl-citation.json&quot;,&quot;citationID&quot;:&quot;wrukdlcp&quot;} RNDzcweuiklnt"/>), I draw on metaphors as a framing tool to present an initially simplified viewpoint for further discussion.</text:p>
      <text:p text:style-name="Text_20_body">The discussion will draw from these metaphors relatable core principles which may help the impact of this research.</text:p>
      <text:p text:style-name="Text_20_body">In this case metaphors concerning learning spaces and movement between spaces are often found in existing research including: walled gardens, playgrounds, sandboxes, harbours.</text:p>
      <text:h text:style-name="Heading_20_4" text:outline-level="4"><text:bookmark-start text:name="harbours---authentic-and-restrictive"/>Harbours - authentic and restrictive<text:bookmark-end text:name="harbours---authentic-and-restrictive"/></text:h>
      <text:p text:style-name="First_20_paragraph"><text:span text:style-name="T1">Characteristics of a harbour</text:span></text:p>
      <text:p text:style-name="Text_20_body">Harbours are protective spaces suitable for docking of ships, at times natural or man-made with protection offered by artificially created harbour walls extending out into the sea creating a sheltered space, prevent large waves from entering but also allowing movement out into the open sea, the possibility for refuelling or maintaining sea vessels and infrastructure to connect to rail or road links for transport in-land. The term harbour is used metaphorically to indicate a space of safety, nurturing and a gathering space for like minds.</text:p>
      <text:p text:style-name="Text_20_body"><text:span text:style-name="T1">Design as simplification / abstraction</text:span></text:p>
      <text:p text:style-name="Text_20_body">SUMMARISE - MOVE EXTRA / EXAMPLES UP TO THE FIRST SECTION - FIND A GOOD PLACE FOR IT.</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ext:span text:style-name="T1">The magic of working in authentic waters</text:span></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text:span text:style-name="T1">The same value of protection from a complex environment applies to accessing documentation.</text:spa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tems&quot;:[{&quot;prefix&quot;:&quot;&quot;,&quot;uri&quot;:[&quot;http://zotero.org/users/1913249/items/YFNF7DZG&quot;],&quot;suffix&quot;:&quot;&quot;,&quot;id&quot;:8853,&quot;uris&quot;:[&quot;http://zotero.org/users/1913249/items/YFNF7DZG&quot;],&quot;itemData&quot;:{&quot;container-title-short&quot;:&quot;Tech Know Learn&quot;,&quot;citation-key&quot;:&quot;hagge_coding_2018&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DOI&quot;:&quot;10.1007/s10758-018-9359-y&quot;,&quot;page&quot;:&quot;247-271&quot;,&quot;type&quot;:&quot;article-journal&quot;,&quot;issued&quot;:{&quot;date-parts&quot;:[[&quot;2018&quot;,7,1]]},&quot;source&quot;:&quot;Springer Link&quot;,&quot;issue&quot;:&quot;2&quot;,&quot;id&quot;:&quot;hagge_coding_2018&quot;,&quot;ISSN&quot;:&quot;2211-1670&quot;,&quot;author&quot;:[{&quot;given&quot;:&quot;Julia&quot;,&quot;family&quot;:&quot;Hagge&quot;}],&quot;volume&quot;:&quot;23&quot;,&quot;title&quot;:&quot;Coding to Create: A Subtext of Decisions as Early Adolescents Design Digital Media&quot;,&quot;title-short&quot;:&quot;Coding to Create&quot;,&quot;container-title&quot;:&quot;Technology, Knowledge and Learning&quot;,&quot;language&quot;:&quot;en&quot;,&quot;URL&quot;:&quot;https://doi.org/10.1007/s10758-018-9359-y&quot;,&quot;accessed&quot;:{&quot;date-parts&quot;:[[&quot;2023&quot;,6,26]]}}}],&quot;properties&quot;:{&quot;noteIndex&quot;:0,&quot;formattedCitation&quot;:&quot;[@hagge_coding_2018]&quot;},&quot;schema&quot;:&quot;https://github.com/citation-style-language/schema/raw/master/csl-citation.json&quot;,&quot;citationID&quot;:&quot;zycabxxb&quot;} RNDkefuqblklp"/>&lt;Do Zotero Refresh: [@hagge_coding_2018]&gt;<text:reference-mark-end text:name="ZOTERO_ITEM CSL_CITATION {&quot;citationItems&quot;:[{&quot;prefix&quot;:&quot;&quot;,&quot;uri&quot;:[&quot;http://zotero.org/users/1913249/items/YFNF7DZG&quot;],&quot;suffix&quot;:&quot;&quot;,&quot;id&quot;:8853,&quot;uris&quot;:[&quot;http://zotero.org/users/1913249/items/YFNF7DZG&quot;],&quot;itemData&quot;:{&quot;container-title-short&quot;:&quot;Tech Know Learn&quot;,&quot;citation-key&quot;:&quot;hagge_coding_2018&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DOI&quot;:&quot;10.1007/s10758-018-9359-y&quot;,&quot;page&quot;:&quot;247-271&quot;,&quot;type&quot;:&quot;article-journal&quot;,&quot;issued&quot;:{&quot;date-parts&quot;:[[&quot;2018&quot;,7,1]]},&quot;source&quot;:&quot;Springer Link&quot;,&quot;issue&quot;:&quot;2&quot;,&quot;id&quot;:&quot;hagge_coding_2018&quot;,&quot;ISSN&quot;:&quot;2211-1670&quot;,&quot;author&quot;:[{&quot;given&quot;:&quot;Julia&quot;,&quot;family&quot;:&quot;Hagge&quot;}],&quot;volume&quot;:&quot;23&quot;,&quot;title&quot;:&quot;Coding to Create: A Subtext of Decisions as Early Adolescents Design Digital Media&quot;,&quot;title-short&quot;:&quot;Coding to Create&quot;,&quot;container-title&quot;:&quot;Technology, Knowledge and Learning&quot;,&quot;language&quot;:&quot;en&quot;,&quot;URL&quot;:&quot;https://doi.org/10.1007/s10758-018-9359-y&quot;,&quot;accessed&quot;:{&quot;date-parts&quot;:[[&quot;2023&quot;,6,26]]}}}],&quot;properties&quot;:{&quot;noteIndex&quot;:0,&quot;formattedCitation&quot;:&quot;[@hagge_coding_2018]&quot;},&quot;schema&quot;:&quot;https://github.com/citation-style-language/schema/raw/master/csl-citation.json&quot;,&quot;citationID&quot;:&quot;zycabxxb&quot;} RNDkefuqblklp"/>.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Text_20_body"><text:span text:style-name="T1">An example?</text:span></text:p>
      <text:p text:style-name="Text_20_body">Also participants can change the genre, See Toby and Dan in Vignette x.</text:p>
      <text:h text:style-name="Heading_20_4" text:outline-level="4"><text:bookmark-start text:name="fluency-in-jam-session---was-playgrounds-sandboxes-and-play-spaces"/>Fluency in Jam Session - was Playgrounds, sandboxes and play spaces<text:bookmark-end text:name="fluency-in-jam-session---was-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 with connotations of a playful, and therefore social space. The sandbox metaphor is used extensively in web development to indicate a safety in terms of non-critical space to trial new code and make mistakes.</text:p>
      <text:p text:style-name="Text_20_body">While the play space evokes protection, there is still space for wilder behaviours to emerge as play is responsive and adaptive. In this study playtesting spaces are important as a means to allow learners to evolve their own processes as a form of authorial and transformational agency, albeit within the suggested limitations. Similarly this tension between freedom and structure is present in the concept of jam sessions.</text:p>
      <text:p text:style-name="Text_20_body"><text:span text:style-name="T1">Jam Sessions as a playful space inviting improvisation within a struture</text:span></text:p>
      <text:p text:style-name="Text_20_body">Beyond a space for play, I wish to proposed play in a musical sense within the space of a musical jam session.</text:p>
      <text:p text:style-name="Text_20_body">In the previous chapter, I explored the flexible nature of emerging design behaviours and proposed them as a form of improvisation. The building of fluency in competency is also present. Some young participants became remarkably swift and adapt at thus transforming chains of actions into a fluid operation.</text:p>
      <text:p text:style-name="Text_20_body">DEVELOP THIS METAPHOR</text:p>
      <text:p text:style-name="Text_20_body">= infrastructure in terms of drums, microphones and amps are provided. - standards emerge , played regularly, the is a chance to hear people’s version before you try one are - there is a chord structure of a song, and the key in which it is performed, forming a base from improvisation to take hold, - visual clues and encouragement may be present in line with socio-cultural forms of support, and conceptions of relational agency.</text:p>
      <text:p text:style-name="Text_20_body"/>
      <text:h text:style-name="Heading_20_2" text:outline-level="2"><text:bookmark-start text:name="part-three-synthesis-contributions-to-the-field"/>Part Three : Synthesis &amp; contributions to the field<text:bookmark-end text:name="part-three-synthesis-contributions-to-the-field"/></text:h>
      <text:list text:style-name="L32">
        <text:list-item>
          <text:p text:style-name="P37">Synthesis of characteristics; step based / template, Germ cell GDPs, playtesting as medium for develoment of idioculture,</text:p>
        </text:list-item>
        <text:list-item>
          <text:p text:style-name="P37">Final analysis with UMC, UDL, MOE - bring complexity here - perhaps bring the metaphors here instead.</text:p>
        </text:list-item>
      </text:list>
      <text:p text:style-name="First_20_paragraph">TO INTEGRATE?</text:p>
      <text:p text:style-name="Text_20_body">The role of the emerging culture and identity of the idioculture is developed in this chapter in the following ways:</text:p>
      <text:list text:style-name="L33">
        <text:list-item>
          <text:p text:style-name="P38">the impact / if any of the social missions and player types to help the development of learner identities.</text:p>
        </text:list-item>
        <text:list-item>
          <text:p text:style-name="P38">the emergence and nurturing of flexible and complex design behaviours (beyond player types)</text:p>
        </text:list-item>
      </text:list>
      <text:h text:style-name="Heading_20_3" text:outline-level="3"><text:bookmark-start text:name="gaps-in-existing-research."/>Gaps in existing research.<text:bookmark-end text:name="gaps-in-existing-research."/></text:h>
      <text:p text:style-name="First_20_paragraph">The work of Resnick is convincing but lacks theoretical foundations as Papert’s ideas were before their time. It is of value to align them with more contemporary socio-cultural conceptions.</text:p>
      <text:h text:style-name="Heading_20_3" text:outline-level="3"><text:bookmark-start text:name="contribution-1---applied-pedagogy---structural-components"/>Contribution 1 - Applied pedagogy - structural components<text:bookmark-end text:name="contribution-1---applied-pedagogy---structural-components"/></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4">
        <text:list-item>
          <text:p text:style-name="P39">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3" text:outline-level="3"><text:bookmark-start text:name="contribution-2---the-focus-on-the-social-cultural-via-playtesting-etc"/>Contribution 2 - The focus on the social/ cultural via playtesting, etc<text:bookmark-end text:name="contribution-2---the-focus-on-the-social-cultural-via-playtesting-etc"/></text:h>
      <text:list text:style-name="L35">
        <text:list-item>
          <text:p text:style-name="P40">explicit structuring of playtesting with side missions</text:p>
        </text:list-item>
        <text:list-item>
          <text:p text:style-name="P40">implicity pedagogy of supporting maker types</text:p>
        </text:list-item>
      </text:list>
      <text:h text:style-name="Heading_20_3" text:outline-level="3"><text:bookmark-start text:name="contribution-3---the-impact-of-the-dbr-fi-methodology_chapter-put-first"/>Contribution 3 - The impact of the DBR / FI methodology_chapter (PUT FIRST?)<text:bookmark-end text:name="contribution-3---the-impact-of-the-dbr-fi-methodology_chapter-put-first"/></text:h>
      <text:p text:style-name="First_20_paragraph">The focus on broad affordances, and an expanded view of motivation and new emerging Zopeds - is needed for socio-cultural theory in this area. Hence the value of an experimental approach and the role of playtesting in advancing that process.</text:p>
      <text:p text:style-name="Text_20_body">Also the use of 360 video to capture social / cultural interactions.</text:p>
      <text:h text:style-name="Heading_20_3" text:outline-level="3"><text:bookmark-start text:name="contribution-4---the-interaction-of-flexible-deign-practices-the-collection-of-game-design-patterns-stepwise-scaffolding-of-learning-environments-on-participant-agency-framed-as-computational-fluency"/>Contribution 4 - The interaction of flexible deign practices, the collection of Game Design Patterns, stepwise scaffolding of learning environments on participant agency framed as computational fluency<text:bookmark-end text:name="contribution-4---the-interaction-of-flexible-deign-practices-the-collection-of-game-design-patterns-stepwise-scaffolding-of-learning-environments-on-participant-agency-framed-as-computational-fluency"/></text:h>
      <text:p text:style-name="First_20_paragraph">Intro bringing together elements.</text:p>
      <text:h text:style-name="Heading_20_4" text:outline-level="4"><text:bookmark-start text:name="synthesis---a-complex-view-of-agency-and-repertoires-development-within-idiocultures-3rd-spaces---park-from-a-bit-and-come-back-to-this."/>Synthesis - A complex view of agency and repertoires development within Idiocultures / 3rd spaces - PARK FROM A BIT AND COME BACK TO THIS.<text:bookmark-end text:name="synthesis---a-complex-view-of-agency-and-repertoires-development-within-idiocultures-3rd-spaces---park-from-a-bit-and-come-back-to-this."/></text:h>
      <text:p text:style-name="First_20_paragraph">COME BACK TO MY MOTIVATION OF THE STUDY HERE TOO.</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I favour its enaction via a sketchy pedagogies, an incomplete process inviting participation.</text:p>
      <text:p text:style-name="Text_20_body">In this section, agency in the particiption in game making community is seen as complex and multi-dimensional</text:p>
      <text:list text:style-name="L36">
        <text:list-item>
          <text:p text:style-name="P41">agency is seen beyond a individualised property, as participation in a community.</text:p>
        </text:list-item>
        <text:list-item>
          <text:p text:style-name="P41">agency is ideally part of a utopian process, and thus as equity [Gutierrez]</text:p>
        </text:list-item>
        <text:list-item>
          <text:p text:style-name="P41">as , diversity, enacted, concrete, thus towards inclusion</text:p>
        </text:list-item>
      </text:list>
      <text:p text:style-name="First_20_paragraph">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First_20_paragraph"><text:span text:style-name="T1">How can we best conceive agency here?</text:span></text:p>
      <text:p text:style-name="Text_20_body"><text:span text:style-name="T1">Comparing relational agency to transformational agency</text:span></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3" text:outline-level="3"><text:bookmark-start text:name="addressing-the-nature-of-my-contribution-to-research-landscape"/>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2">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Text_20_body"><text:span text:style-name="T2">This shift from </text:span>“<text:span text:style-name="T2">fixing</text:span>”<text:span text:style-name="T2">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tems&quot;:[{&quot;prefix&quot;:&quot;&quot;,&quot;uri&quot;:[&quot;http://zotero.org/users/1913249/items/4NABRSUM&quot;],&quot;suffix&quot;:&quot;&quot;,&quot;id&quot;:10035,&quot;uris&quot;:[&quot;http://zotero.org/users/1913249/items/4NABRSUM&quot;],&quot;itemData&quot;:{&quot;container-title-short&quot;:&quot;Review of Research in Education&quot;,&quot;citation-key&quot;:&quot;gutierrez_re-mediating_2009-2&quot;,&quot;DOI&quot;:&quot;10.3102/0091732X08328267&quot;,&quot;page&quot;:&quot;212-245&quot;,&quot;type&quot;:&quot;article-journal&quot;,&quot;issued&quot;:{&quot;date-parts&quot;:[[&quot;2009&quot;,3]]},&quot;source&quot;:&quot;DOI.org (Crossref)&quot;,&quot;issue&quot;:&quot;1&quot;,&quot;id&quot;:&quot;gutierrez_re-mediating_2009-2&quot;,&quot;volume&quot;:&quot;33&quot;,&quot;ISSN&quot;:&quot;0091-732X, 1935-1038&quot;,&quot;author&quot;:[{&quot;given&quot;:&quot;Kris D.&quot;,&quot;family&quot;:&quot;Gutiérrez&quot;},{&quot;given&quot;:&quot;P. Zitlali&quot;,&quot;family&quot;:&quot;Morales&quot;},{&quot;given&quot;:&quot;Danny C.&quot;,&quot;family&quot;:&quot;Martinez&quot;}],&quot;license&quot;:&quot;https://journals.sagepub.com/page/policies/text-and-data-mining-license&quot;,&quot;title&quot;:&quot;Re-mediating Literacy: Culture, Difference, and Learning for Students From Nondominant Communities&quot;,&quot;title-short&quot;:&quot;Re-mediating Literacy&quot;,&quot;container-title&quot;:&quot;Review of Research in Education&quot;,&quot;language&quot;:&quot;en&quot;,&quot;URL&quot;:&quot;https://journals.sagepub.com/doi/10.3102/0091732X08328267&quot;,&quot;accessed&quot;:{&quot;date-parts&quot;:[[&quot;2025&quot;,1,17]]}}}],&quot;properties&quot;:{&quot;noteIndex&quot;:0,&quot;formattedCitation&quot;:&quot;[@gutierrez_re-mediating_2009-2]&quot;},&quot;schema&quot;:&quot;https://github.com/citation-style-language/schema/raw/master/csl-citation.json&quot;,&quot;citationID&quot;:&quot;vofurbzm&quot;} RNDjjyxcxwexy"/>&lt;Do Zotero Refresh: [@gutierrez_re-mediating_2009-2]&gt;<text:reference-mark-end text:name="ZOTERO_ITEM CSL_CITATION {&quot;citationItems&quot;:[{&quot;prefix&quot;:&quot;&quot;,&quot;uri&quot;:[&quot;http://zotero.org/users/1913249/items/4NABRSUM&quot;],&quot;suffix&quot;:&quot;&quot;,&quot;id&quot;:10035,&quot;uris&quot;:[&quot;http://zotero.org/users/1913249/items/4NABRSUM&quot;],&quot;itemData&quot;:{&quot;container-title-short&quot;:&quot;Review of Research in Education&quot;,&quot;citation-key&quot;:&quot;gutierrez_re-mediating_2009-2&quot;,&quot;DOI&quot;:&quot;10.3102/0091732X08328267&quot;,&quot;page&quot;:&quot;212-245&quot;,&quot;type&quot;:&quot;article-journal&quot;,&quot;issued&quot;:{&quot;date-parts&quot;:[[&quot;2009&quot;,3]]},&quot;source&quot;:&quot;DOI.org (Crossref)&quot;,&quot;issue&quot;:&quot;1&quot;,&quot;id&quot;:&quot;gutierrez_re-mediating_2009-2&quot;,&quot;volume&quot;:&quot;33&quot;,&quot;ISSN&quot;:&quot;0091-732X, 1935-1038&quot;,&quot;author&quot;:[{&quot;given&quot;:&quot;Kris D.&quot;,&quot;family&quot;:&quot;Gutiérrez&quot;},{&quot;given&quot;:&quot;P. Zitlali&quot;,&quot;family&quot;:&quot;Morales&quot;},{&quot;given&quot;:&quot;Danny C.&quot;,&quot;family&quot;:&quot;Martinez&quot;}],&quot;license&quot;:&quot;https://journals.sagepub.com/page/policies/text-and-data-mining-license&quot;,&quot;title&quot;:&quot;Re-mediating Literacy: Culture, Difference, and Learning for Students From Nondominant Communities&quot;,&quot;title-short&quot;:&quot;Re-mediating Literacy&quot;,&quot;container-title&quot;:&quot;Review of Research in Education&quot;,&quot;language&quot;:&quot;en&quot;,&quot;URL&quot;:&quot;https://journals.sagepub.com/doi/10.3102/0091732X08328267&quot;,&quot;accessed&quot;:{&quot;date-parts&quot;:[[&quot;2025&quot;,1,17]]}}}],&quot;properties&quot;:{&quot;noteIndex&quot;:0,&quot;formattedCitation&quot;:&quot;[@gutierrez_re-mediating_2009-2]&quot;},&quot;schema&quot;:&quot;https://github.com/citation-style-language/schema/raw/master/csl-citation.json&quot;,&quot;citationID&quot;:&quot;vofurbzm&quot;} RNDjjyxcxwexy"/><text:span text:style-name="T2"> in </text:span><text:span text:style-name="T2">(</text:span><text:span text:style-name="T3">gutierrezpossibilities2015-1?</text:span><text:span text:style-name="T2">)</text:span></text:p>
      <text:p text:style-name="Text_20_body">However it is of value to explore how transferrable these findings are to other contexts of learning, and other genres of digital making, or beyond to other project based approaches.</text:p>
      <text:h text:style-name="Heading_20_2" text:outline-level="2"><text:bookmark-start text:name="conclusion"/>Conclusion<text:bookmark-end text:name="conclusion"/></text:h>
      <text:p text:style-name="First_20_paragraph"><text:span text:style-name="T1">Wrapping up in narrative?</text:span></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tems&quot;:[{&quot;prefix&quot;:&quot;&quot;,&quot;uri&quot;:[&quot;http://zotero.org/users/1913249/items/MPJ5DJQJ&quot;],&quot;suffix&quot;:&quot;&quot;,&quot;id&quot;:3023,&quot;uris&quot;:[&quot;http://zotero.org/users/1913249/items/MPJ5DJQJ&quot;],&quot;itemData&quot;:{&quot;event-place&quot;:&quot;Oxford [UK] ;a New York&quot;,&quot;issued&quot;:{&quot;date-parts&quot;:[[&quot;2003&quot;]]},&quot;call-number&quot;:&quot;HM686 .R64 2003&quot;,&quot;id&quot;:&quot;rogoff_cultural_2003&quot;,&quot;publisher&quot;:&quot;Oxford University Press&quot;,&quot;title&quot;:&quot;The cultural nature of human development&quot;,&quot;author&quot;:[{&quot;given&quot;:&quot;Barbara&quot;,&quot;family&quot;:&quot;Rogoff&quot;}],&quot;source&quot;:&quot;Library of Congress ISBN&quot;,&quot;citation-key&quot;:&quot;rogoff_cultural_2003&quot;,&quot;language&quot;:&quot;en&quot;,&quot;publisher-place&quot;:&quot;Oxford [UK] ;a New York&quot;,&quot;number-of-pages&quot;:&quot;434&quot;,&quot;type&quot;:&quot;book&quot;,&quot;ISBN&quot;:&quot;978-0-19-513133-8&quot;}}],&quot;properties&quot;:{&quot;noteIndex&quot;:0,&quot;formattedCitation&quot;:&quot;[@rogoff_cultural_2003]&quot;},&quot;schema&quot;:&quot;https://github.com/citation-style-language/schema/raw/master/csl-citation.json&quot;,&quot;citationID&quot;:&quot;gtasjwho&quot;} RNDryqqlazjyc"/>&lt;Do Zotero Refresh: [@rogoff_cultural_2003]&gt;<text:reference-mark-end text:name="ZOTERO_ITEM CSL_CITATION {&quot;citationItems&quot;:[{&quot;prefix&quot;:&quot;&quot;,&quot;uri&quot;:[&quot;http://zotero.org/users/1913249/items/MPJ5DJQJ&quot;],&quot;suffix&quot;:&quot;&quot;,&quot;id&quot;:3023,&quot;uris&quot;:[&quot;http://zotero.org/users/1913249/items/MPJ5DJQJ&quot;],&quot;itemData&quot;:{&quot;event-place&quot;:&quot;Oxford [UK] ;a New York&quot;,&quot;issued&quot;:{&quot;date-parts&quot;:[[&quot;2003&quot;]]},&quot;call-number&quot;:&quot;HM686 .R64 2003&quot;,&quot;id&quot;:&quot;rogoff_cultural_2003&quot;,&quot;publisher&quot;:&quot;Oxford University Press&quot;,&quot;title&quot;:&quot;The cultural nature of human development&quot;,&quot;author&quot;:[{&quot;given&quot;:&quot;Barbara&quot;,&quot;family&quot;:&quot;Rogoff&quot;}],&quot;source&quot;:&quot;Library of Congress ISBN&quot;,&quot;citation-key&quot;:&quot;rogoff_cultural_2003&quot;,&quot;language&quot;:&quot;en&quot;,&quot;publisher-place&quot;:&quot;Oxford [UK] ;a New York&quot;,&quot;number-of-pages&quot;:&quot;434&quot;,&quot;type&quot;:&quot;book&quot;,&quot;ISBN&quot;:&quot;978-0-19-513133-8&quot;}}],&quot;properties&quot;:{&quot;noteIndex&quot;:0,&quot;formattedCitation&quot;:&quot;[@rogoff_cultural_2003]&quot;},&quot;schema&quot;:&quot;https://github.com/citation-style-language/schema/raw/master/csl-citation.json&quot;,&quot;citationID&quot;:&quot;gtasjwho&quot;} RNDryqqlazjyc"/>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tems&quot;:[{&quot;prefix&quot;:&quot;&quot;,&quot;uri&quot;:[&quot;http://zotero.org/users/1913249/items/GNPB4GNI&quot;],&quot;suffix&quot;:&quot;&quot;,&quot;id&quot;:9233,&quot;uris&quot;:[&quot;http://zotero.org/users/1913249/items/GNPB4GNI&quot;],&quot;itemData&quot;:{&quot;language&quot;:&quot;en&quot;,&quot;id&quot;:&quot;pogue_user_2017&quot;,&quot;accessed&quot;:{&quot;date-parts&quot;:[[&quot;2024&quot;,1,19]]},&quot;citation-key&quot;:&quot;pogue_user_2017&quot;,&quot;abstract&quot;:&quot;Google happened, and something important was lost&quot;,&quot;URL&quot;:&quot;https://www.scientificamerican.com/article/user-manuals-are-mostly-gone-mdash-which-is-both-good-and-bad/&quot;,&quot;author&quot;:[{&quot;given&quot;:&quot;David&quot;,&quot;family&quot;:&quot;Pogue&quot;}],&quot;container-title&quot;:&quot;Scientific American&quot;,&quot;title&quot;:&quot;User Manuals Are Mostly Gone--Which Is Both Good and Bad&quot;,&quot;type&quot;:&quot;article-magazine&quot;,&quot;issued&quot;:{&quot;date-parts&quot;:[[&quot;2017&quot;,4,1]]}}}],&quot;properties&quot;:{&quot;noteIndex&quot;:0,&quot;formattedCitation&quot;:&quot;[@pogue_user_2017]&quot;},&quot;schema&quot;:&quot;https://github.com/citation-style-language/schema/raw/master/csl-citation.json&quot;,&quot;citationID&quot;:&quot;guhesjas&quot;} RNDxaxeqdyrwh"/>&lt;Do Zotero Refresh: [@pogue_user_2017]&gt;<text:reference-mark-end text:name="ZOTERO_ITEM CSL_CITATION {&quot;citationItems&quot;:[{&quot;prefix&quot;:&quot;&quot;,&quot;uri&quot;:[&quot;http://zotero.org/users/1913249/items/GNPB4GNI&quot;],&quot;suffix&quot;:&quot;&quot;,&quot;id&quot;:9233,&quot;uris&quot;:[&quot;http://zotero.org/users/1913249/items/GNPB4GNI&quot;],&quot;itemData&quot;:{&quot;language&quot;:&quot;en&quot;,&quot;id&quot;:&quot;pogue_user_2017&quot;,&quot;accessed&quot;:{&quot;date-parts&quot;:[[&quot;2024&quot;,1,19]]},&quot;citation-key&quot;:&quot;pogue_user_2017&quot;,&quot;abstract&quot;:&quot;Google happened, and something important was lost&quot;,&quot;URL&quot;:&quot;https://www.scientificamerican.com/article/user-manuals-are-mostly-gone-mdash-which-is-both-good-and-bad/&quot;,&quot;author&quot;:[{&quot;given&quot;:&quot;David&quot;,&quot;family&quot;:&quot;Pogue&quot;}],&quot;container-title&quot;:&quot;Scientific American&quot;,&quot;title&quot;:&quot;User Manuals Are Mostly Gone--Which Is Both Good and Bad&quot;,&quot;type&quot;:&quot;article-magazine&quot;,&quot;issued&quot;:{&quot;date-parts&quot;:[[&quot;2017&quot;,4,1]]}}}],&quot;properties&quot;:{&quot;noteIndex&quot;:0,&quot;formattedCitation&quot;:&quot;[@pogue_user_2017]&quot;},&quot;schema&quot;:&quot;https://github.com/citation-style-language/schema/raw/master/csl-citation.json&quot;,&quot;citationID&quot;:&quot;guhesjas&quot;} RNDxaxeqdyrwh"/>.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3-10T09:37:54Z</meta:creation-date>
    <dc:date>2025-03-10T09:37:5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